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Neue" svg:font-family="'Comic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5.82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65cm"/>
    </style:style>
    <style:style style:name="co11" style:family="table-column">
      <style:table-column-properties fo:break-before="auto" style:column-width="5.81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1.783cm"/>
    </style:style>
    <style:style style:name="co14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08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stants">
      <style:table-properties table:display="true" style:writing-mode="lr-tb"/>
    </style:style>
    <style:style style:name="ta3" style:family="table" style:master-page-name="PageStyle_5f_NC_5f_Sourc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transparent"/>
      <style:text-properties style:font-name="Comic Neue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4" style:family="table-cell" style:parent-style-name="Default">
      <style:table-cell-properties fo:background-color="#eeeeee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order-bottom="1.11pt double-thin #000000" style:border-line-width-bottom="0.018cm 0.004cm 0.018cm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dee6ef" fo:border="0.06pt solid #000000"/>
      <style:text-properties style:font-name="Comic Neue" fo:font-size="10pt" style:font-size-asian="10pt" style:font-size-complex="10pt"/>
    </style:style>
    <style:style style:name="ce8" style:family="table-cell" style:parent-style-name="Default" style:data-style-name="N1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9" style:family="table-cell" style:parent-style-name="Default" style:data-style-name="N2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10" style:family="table-cell" style:parent-style-name="Default">
      <style:table-cell-properties fo:background-color="#dee6ef" fo:border="0.06pt solid #000000" fo:padding="0.071cm"/>
      <style:text-properties style:font-name="Comic Neue" fo:font-size="10pt" style:font-size-asian="10pt" style:font-size-complex="10pt"/>
    </style:style>
    <style:style style:name="ce11" style:family="table-cell" style:parent-style-name="Default" style:data-style-name="N119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font-name="Comic Neue" fo:font-size="10pt" fo:font-style="italic" style:font-size-asian="10pt" style:font-style-asian="italic" style:font-name-complex="Arial" style:font-size-complex="10pt" style:font-style-complex="italic"/>
    </style:style>
    <style:style style:name="ce346" style:family="table-cell" style:parent-style-name="Default" style:data-style-name="N0">
      <style:table-cell-properties style:glyph-orientation-vertical="0" fo:border-bottom="1.11pt double-thin #000000" style:border-line-width-bottom="0.018cm 0.004cm 0.018cm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omic Neue" fo:font-size="10pt" style:font-size-asian="10pt" style:font-size-complex="10pt"/>
    </style:style>
    <style:style style:name="ce17" style:family="table-cell" style:parent-style-name="Default">
      <style:table-cell-properties fo:background-color="transparent" fo:padding="0.071cm"/>
      <style:text-properties style:font-name="Comic Neue" fo:font-size="10pt" style:font-size-asian="10pt" style:font-size-complex="10pt"/>
    </style:style>
    <style:style style:name="ce350" style:family="table-cell" style:parent-style-name="Default" style:data-style-name="N119">
      <style:table-cell-properties fo:background-color="transparent" fo:border="0.06pt solid #000000"/>
      <style:text-properties style:font-name="Comic Neue" fo:font-size="10pt" style:font-size-asian="10pt" style:font-size-complex="10pt"/>
    </style:style>
    <style:style style:name="ce351" style:family="table-cell" style:parent-style-name="Default" style:data-style-name="N1">
      <style:table-cell-properties fo:background-color="transparent" fo:border="0.06pt solid #000000"/>
      <style:text-properties style:font-name="Comic Neue" fo:font-size="10pt" style:font-size-asian="10pt" style:font-size-complex="10pt"/>
    </style:style>
    <style:style style:name="ce352" style:family="table-cell" style:parent-style-name="Default" style:data-style-name="N1">
      <style:table-cell-properties style:glyph-orientation-vertical="0" fo:border-bottom="1.11pt double-thin #000000" style:border-line-width-bottom="0.018cm 0.004cm 0.018cm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fo:background-color="transparent"/>
      <style:text-properties style:font-name="Comic Neue" fo:font-size="10pt" fo:font-style="italic" style:font-size-asian="10pt" style:font-style-asian="italic" style:font-size-complex="10pt" style:font-style-complex="italic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able-cell-properties fo:wrap-option="wrap"/>
      <style:text-properties style:font-name="Comic Neue" fo:font-size="10pt" style:font-size-asian="10pt" style:font-size-complex="10pt"/>
    </style:style>
    <style:style style:name="ce347" style:family="table-cell" style:parent-style-name="Default">
      <style:table-cell-properties fo:background-color="#eeeeee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4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#eeeeee" fo:wrap-option="wrap" fo:border="0.06pt solid #000000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130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4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="0.06pt solid #000000"/>
    </style:style>
    <style:style style:name="ce383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style:font-size-asian="10pt" style:font-size-complex="10pt"/>
    </style:style>
    <style:style style:name="ce386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8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88" style:family="table-cell" style:parent-style-name="Default" style:data-style-name="N131">
      <style:table-cell-properties style:glyph-orientation-vertical="0" fo:background-color="#dee6e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9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9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5" style:family="table-cell" style:parent-style-name="Default" style:data-style-name="N1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 style:data-style-name="N1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wrap-option="wrap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3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399" style:family="table-cell" style:parent-style-name="Default" style:data-style-name="N1">
      <style:table-cell-properties fo:wrap-option="wrap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400" style:family="table-cell" style:parent-style-name="Default">
      <style:text-properties style:font-name="Comic Neue" fo:font-size="10pt" style:font-size-asian="10pt" style:font-size-complex="10pt"/>
    </style:style>
    <style:style style:name="ce2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232627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1.76pt solid #232627" fo:padding="0.071cm" fo:border-right="none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1.76pt solid #232627" style:diagonal-bl-tr="none" style:diagonal-tl-br="none" fo:border-left="1.76pt solid #232627" fo:padding="0.071cm" fo:border-right="none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fo:border-left="1.76pt solid #232627" fo:padding="0.071cm" fo:border-right="1.76pt solid #232627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232627" fo:background-color="#cccc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232627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1.76pt solid #232627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1.76pt solid #232627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232627" fo:background-color="#ffffff" style:diagonal-bl-tr="none" style:diagonal-tl-br="none" fo:border-left="1.76pt solid #232627" fo:padding="0.071cm" fo:border-right="1.76pt solid #232627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74pt solid #232627" fo:background-color="#ffff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232627" fo:background-color="#ffff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none" fo:background-color="#ffffff" style:diagonal-bl-tr="none" style:diagonal-tl-br="none" fo:border-left="1.76pt solid #232627" fo:padding="0.071cm" fo:border-right="none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1.76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1.76pt solid #232627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4" style:family="table-cell" style:parent-style-name="Default">
      <style:table-cell-properties fo:border-bottom="1.76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1.76pt solid #232627" style:diagonal-bl-tr="none" style:diagonal-tl-br="none" fo:border-left="none" fo:padding="0.071cm" fo:border-right="none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1.76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74pt solid #232627" fo:background-color="#cccc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74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1.76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Normal_5f_Sheet1">
      <style:table-cell-properties fo:border-bottom="1.76pt solid #23262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order-left="none" fo:padding="0.071cm" fo:border-right="1.76pt solid #232627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none" fo:padding="0.071cm" fo:border-right="1.76pt solid #232627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Normal_5f_Sheet1">
      <style:table-cell-properties fo:border-bottom="1.76pt solid #232627" style:diagonal-bl-tr="none" style:diagonal-tl-br="none" fo:border-left="none" fo:padding="0.071cm" fo:border-right="1.76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>
      <style:table-cell-properties fo:wrap-option="wrap" fo:padding="0.071cm"/>
      <style:text-properties style:font-name="Comic Neue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 - Fan noise calculat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FAN NOISE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fan</text:p>
          </table:table-cell>
          <table:table-cell table:style-name="ce7" office:value-type="float" office:value="4" calcext:value-type="float">
            <text:p>4</text:p>
          </table:table-cell>
          <table:table-cell table:style-name="ce15" table:formula="of:=(OFFSET([$Constants.A69];(0+[.$C$3]);0;1;1))" office:value-type="string" office:string-value="4, Centrifugal – Forward Curved" calcext:value-type="string" table:number-columns-spanned="3" table:number-rows-spanned="1">
            <text:p>4, Centrifugal – Forward Curved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table:formula="of:=2800*1.7" office:value-type="float" office:value="4760" calcext:value-type="float">
            <text:p>4760</text:p>
          </table:table-cell>
          <table:table-cell table:style-name="ce16" office:value-type="string" calcext:value-type="string">
            <text:p>CMH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7" office:value-type="float" office:value="500" calcext:value-type="float">
            <text:p>500</text:p>
          </table:table-cell>
          <table:table-cell table:style-name="ce16" office:value-type="string" calcext:value-type="string">
            <text:p>Pa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8" table:formula="of:=[.C4]/1.7" office:value-type="float" office:value="2800" calcext:value-type="float">
            <text:p>2800</text:p>
          </table:table-cell>
          <table:table-cell table:style-name="ce17" office:value-type="string" calcext:value-type="string">
            <text:p>CFM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9" table:formula="of:=[.C5]/249" office:value-type="float" office:value="2.00803212851406" calcext:value-type="float">
            <text:p>2.01</text:p>
          </table:table-cell>
          <table:table-cell table:style-name="ce17" office:value-type="string" calcext:value-type="string">
            <text:p>“ H2O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eff</text:p>
          </table:table-cell>
          <table:table-cell table:style-name="ce10"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Cn</text:p>
          </table:table-cell>
          <table:table-cell table:style-name="ce11" table:formula="of:=10+10*LOG((1-[.C8])/[.C8])" office:value-type="float" office:value="3.97940008672038" calcext:value-type="float">
            <text:p>4.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Cn</text:p>
          </table:table-cell>
          <table:table-cell table:style-name="ce13" table:formula="of:=(OFFSET([$Constants.B69];(0+[.$C$3]);0;1;1))" office:value-type="float" office:value="38" calcext:value-type="float">
            <text:p>38</text:p>
          </table:table-cell>
          <table:table-cell table:style-name="ce13" table:formula="of:=(OFFSET([$Constants.C69];(0+[.$C$3]);0;1;1))" office:value-type="float" office:value="38" calcext:value-type="float">
            <text:p>38</text:p>
          </table:table-cell>
          <table:table-cell table:style-name="ce13" table:formula="of:=(OFFSET([$Constants.D69];(0+[.$C$3]);0;1;1))" office:value-type="float" office:value="34" calcext:value-type="float">
            <text:p>34</text:p>
          </table:table-cell>
          <table:table-cell table:style-name="ce13" table:formula="of:=(OFFSET([$Constants.E69];(0+[.$C$3]);0;1;1))" office:value-type="float" office:value="28" calcext:value-type="float">
            <text:p>28</text:p>
          </table:table-cell>
          <table:table-cell table:style-name="ce13" table:formula="of:=(OFFSET([$Constants.F69];(0+[.$C$3]);0;1;1))" office:value-type="float" office:value="24" calcext:value-type="float">
            <text:p>24</text:p>
          </table:table-cell>
          <table:table-cell table:style-name="ce13" table:formula="of:=(OFFSET([$Constants.G69];(0+[.$C$3]);0;1;1))" office:value-type="float" office:value="21" calcext:value-type="float">
            <text:p>21</text:p>
          </table:table-cell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Lw (dB)</text:p>
          </table:table-cell>
          <table:table-cell table:style-name="ce346" table:formula="of:=ROUND(10*LOG([.$C$6])+20*LOG([.$C$7])+[.$C$9];0) + [.C13]" office:value-type="float" office:value="83" calcext:value-type="float">
            <text:p>83</text:p>
          </table:table-cell>
          <table:table-cell table:style-name="ce346" table:formula="of:=ROUND(10*LOG([.$C$6])+20*LOG([.$C$7])+[.$C$9];0) + [.D13]" office:value-type="float" office:value="83" calcext:value-type="float">
            <text:p>83</text:p>
          </table:table-cell>
          <table:table-cell table:style-name="ce346" table:formula="of:=ROUND(10*LOG([.$C$6])+20*LOG([.$C$7])+[.$C$9];0) + [.E13]" office:value-type="float" office:value="79" calcext:value-type="float">
            <text:p>79</text:p>
          </table:table-cell>
          <table:table-cell table:style-name="ce346" table:formula="of:=ROUND(10*LOG([.$C$6])+20*LOG([.$C$7])+[.$C$9];0) + [.F13]" office:value-type="float" office:value="73" calcext:value-type="float">
            <text:p>73</text:p>
          </table:table-cell>
          <table:table-cell table:style-name="ce346" table:formula="of:=ROUND(10*LOG([.$C$6])+20*LOG([.$C$7])+[.$C$9];0) + [.G13]" office:value-type="float" office:value="69" calcext:value-type="float">
            <text:p>69</text:p>
          </table:table-cell>
          <table:table-cell table:style-name="ce346" table:formula="of:=ROUND(10*LOG([.$C$6])+20*LOG([.$C$7])+[.$C$9];0) + [.H13]" office:value-type="float" office:value="66" calcext:value-type="float">
            <text:p>66</text:p>
          </table:table-cell>
          <table:table-cell table:style-name="ce2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w = Kw + 10 log(Q) + 20 Log(P) + BFI + C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w= sound power level (dB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w = specific sound power level depending on the type of fan (see Fig 9-3), fr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mpirical data provided by fan manufactur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Q = volume flow rate (cfm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 = total pressure (inches of H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FI = Blade Frequency Increment = correction for pure tone produced by the blad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ssing frequency (bpf) from Fig 9-3, add this correction only to the octave ba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hose center frequency is closest to the blade passing frequency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pf= blade passing frequency = #of blades × RPM/60 (Hz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n = efficiency correction (because fans that are operated off their optimum flow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ditions get noisier)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 - Plenum - S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PLENUM INSERTION LOSS – S (ASHRAE Applications, 48.2.4)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lining</text:p>
          </table:table-cell>
          <table:table-cell table:style-name="ce7" office:value-type="float" office:value="3" calcext:value-type="float">
            <text:p>3</text:p>
          </table:table-cell>
          <table:table-cell table:style-name="ce15" table:formula="of:=(OFFSET([$Constants.$A$81];(0+[.$C$3]);0;1;1))" office:value-type="string" office:string-value="3, 25 mm, 48 kg/m3" calcext:value-type="string" table:number-columns-spanned="3" table:number-rows-spanned="1">
            <text:p>3, 25 mm, 48 kg/m3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7" office:value-type="float" office:value="4.3" calcext:value-type="float">
            <text:p>4.3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leng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7" office:value-type="float" office:value="0.8" calcext:value-type="float">
            <text:p>0.8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Plenum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50" table:formula="of:=[.C4]*[.C5]*[.C6]" office:value-type="float" office:value="2.752" calcext:value-type="float">
            <text:p>2.8</text:p>
          </table:table-cell>
          <table:table-cell table:style-name="ce17" office:value-type="string" calcext:value-type="string">
            <text:p>cum.m</text:p>
          </table:table-cell>
          <table:table-cell table:style-name="ce353" office:value-type="string" calcext:value-type="string">
            <text:p>(Plenum volume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7" office:value-type="float" office:value="0.5" calcext:value-type="float">
            <text:p>0.5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7" office:value-type="float" office:value="0.5" calcext:value-type="float">
            <text:p>0.5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fc</text:p>
          </table:table-cell>
          <table:table-cell table:style-name="ce351" table:formula="of:=343/(2*MAX([.C8:.C9]))" office:value-type="float" office:value="343" calcext:value-type="float">
            <text:p>343</text:p>
          </table:table-cell>
          <table:table-cell table:style-name="ce17"/>
          <table:table-cell table:style-name="ce353" office:value-type="string" calcext:value-type="string">
            <text:p>(Critical frequency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7" office:value-type="float" office:value="1.3" calcext:value-type="float">
            <text:p>1.3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Distance between inlet and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out</text:p>
          </table:table-cell>
          <table:table-cell table:style-name="ce7" table:formula="of:=0.7*0.25" office:value-type="float" office:value="0.175" calcext:value-type="float">
            <text:p>0.175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Area of plenum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7" table:formula="of:=2*([.C5]+[.C6])*[.C4]+2*[.C5]*[.C6]-[.C8]*[.C9]-[.C12]*2" office:value-type="float" office:value="14.44" calcext:value-type="float">
            <text:p>14.44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Total area of duct minus openings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353" office:value-type="string" calcext:value-type="string">
            <text:p>(Directionality factor: 2 for opening near center, 4 for opening near corner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ffset angle</text:p>
          </table:table-cell>
          <table:table-cell table:style-name="ce7" office:value-type="float" office:value="4" calcext:value-type="float">
            <text:p>4</text:p>
          </table:table-cell>
          <table:table-cell table:style-name="ce15" table:formula="of:=(OFFSET([$Constants.$A$102];(0+[.$C$15]);0;1;1))" office:value-type="string" office:string-value="4, 30" calcext:value-type="string">
            <text:p>4, 30</text:p>
          </table:table-cell>
          <table:table-cell table:style-name="ce353" office:value-type="string" calcext:value-type="string">
            <text:p>(Sound absorbtion coefficient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αa</text:p>
          </table:table-cell>
          <table:table-cell table:style-name="ce13" table:formula="of:=(OFFSET([$Constants.B$81];(0+[.$C$3]); 0;1;1))" office:value-type="float" office:value="0.11" calcext:value-type="float">
            <text:p>0.11</text:p>
          </table:table-cell>
          <table:table-cell table:style-name="ce13" table:formula="of:=(OFFSET([$Constants.C$81];(0+[.$C$3]); 0;1;1))" office:value-type="float" office:value="0.28" calcext:value-type="float">
            <text:p>0.28</text:p>
          </table:table-cell>
          <table:table-cell table:style-name="ce13" table:formula="of:=(OFFSET([$Constants.D$81];(0+[.$C$3]); 0;1;1))" office:value-type="float" office:value="0.68" calcext:value-type="float">
            <text:p>0.68</text:p>
          </table:table-cell>
          <table:table-cell table:style-name="ce13" table:formula="of:=(OFFSET([$Constants.E$81];(0+[.$C$3]); 0;1;1))" office:value-type="float" office:value="0.9" calcext:value-type="float">
            <text:p>0.9</text:p>
          </table:table-cell>
          <table:table-cell table:style-name="ce13" table:formula="of:=(OFFSET([$Constants.F$81];(0+[.$C$3]); 0;1;1))" office:value-type="float" office:value="0.93" calcext:value-type="float">
            <text:p>0.93</text:p>
          </table:table-cell>
          <table:table-cell table:style-name="ce13" table:formula="of:=(OFFSET([$Constants.G$81];(0+[.$C$3]); 0;1;1))" office:value-type="float" office:value="0.96" calcext:value-type="float">
            <text:p>0.96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OAE</text:p>
          </table:table-cell>
          <table:table-cell table:style-name="ce13" table:formula="of:=IF([.C18]&lt;=[.$C$10]; (OFFSET([$Constants.B$102];(0+[.$C$15]);0;1;1)); (OFFSET([$Constants.B$110];(0+[.$C$15]);0;1;1)))" office:value-type="float" office:value="-2" calcext:value-type="float">
            <text:p>-2</text:p>
          </table:table-cell>
          <table:table-cell table:style-name="ce13" table:formula="of:=IF([.D18]&lt;=[.$C$10]; (OFFSET([$Constants.C$102];(0+[.$C$15]);0;1;1)); (OFFSET([$Constants.C$110];(0+[.$C$15]);0;1;1)))" office:value-type="float" office:value="3" calcext:value-type="float">
            <text:p>3</text:p>
          </table:table-cell>
          <table:table-cell table:style-name="ce13" table:formula="of:=IF([.E18]&lt;=[.$C$10]; (OFFSET([$Constants.D$102];(0+[.$C$15]);0;1;1)); (OFFSET([$Constants.D$110];(0+[.$C$15]);0;1;1)))" office:value-type="float" office:value="2" calcext:value-type="float">
            <text:p>2</text:p>
          </table:table-cell>
          <table:table-cell table:style-name="ce13" table:formula="of:=IF([.F18]&lt;=[.$C$10]; (OFFSET([$Constants.E$102];(0+[.$C$15]);0;1;1)); (OFFSET([$Constants.E$110];(0+[.$C$15]);0;1;1)))" office:value-type="float" office:value="4" calcext:value-type="float">
            <text:p>4</text:p>
          </table:table-cell>
          <table:table-cell table:style-name="ce13" table:formula="of:=IF([.G18]&lt;=[.$C$10]; (OFFSET([$Constants.F$102];(0+[.$C$15]);0;1;1)); (OFFSET([$Constants.F$110];(0+[.$C$15]);0;1;1)))" office:value-type="float" office:value="4" calcext:value-type="float">
            <text:p>4</text:p>
          </table:table-cell>
          <table:table-cell table:style-name="ce13" table:formula="of:=IF([.H18]&lt;=[.$C$10]; (OFFSET([$Constants.G$102];(0+[.$C$15]);0;1;1)); (OFFSET([$Constants.G$110];(0+[.$C$15]);0;1;1)))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Af</text:p>
          </table:table-cell>
          <table:table-cell table:style-name="ce13" table:formula="of:=IF([.$C$7]&lt;=1.5; (OFFSET([$Constants.B$91];(0);0;1;1)); (OFFSET([$Constants.B$92];(0);0;1;1)))" office:value-type="float" office:value="0.4" calcext:value-type="float">
            <text:p>0.4</text:p>
          </table:table-cell>
          <table:table-cell table:style-name="ce13" table:formula="of:=IF([.$C$7]&lt;=1.5; (OFFSET([$Constants.C$91];(0);0;1;1)); (OFFSET([$Constants.C$92];(0);0;1;1)))" office:value-type="float" office:value="0.4" calcext:value-type="float">
            <text:p>0.4</text:p>
          </table:table-cell>
          <table:table-cell table:style-name="ce13" table:formula="of:=IF([.$C$7]&lt;=1.5; (OFFSET([$Constants.D$91];(0);0;1;1)); (OFFSET([$Constants.D$92];(0);0;1;1)))" office:value-type="float" office:value="0.2" calcext:value-type="float">
            <text:p>0.2</text:p>
          </table:table-cell>
          <table:table-cell table:style-name="ce13" table:formula="of:=IF([.$C$7]&lt;=1.5; (OFFSET([$Constants.E$91];(0);0;1;1)); (OFFSET([$Constants.E$92];(0);0;1;1)))" office:value-type="float" office:value="0" calcext:value-type="float">
            <text:p>0</text:p>
          </table:table-cell>
          <table:table-cell table:style-name="ce13" table:formula="of:=IF([.$C$7]&lt;=1.5; (OFFSET([$Constants.F$91];(0);0;1;1)); (OFFSET([$Constants.F$92];(0);0;1;1)))" office:value-type="float" office:value="0" calcext:value-type="float">
            <text:p>0</text:p>
          </table:table-cell>
          <table:table-cell table:style-name="ce13" table:formula="of:=IF([.$C$7]&lt;=1.5; (OFFSET([$Constants.G$91];(0);0;1;1)); (OFFSET([$Constants.G$92];(0);0;1;1)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We</text:p>
          </table:table-cell>
          <table:table-cell table:style-name="ce13" table:formula="of:=(OFFSET([$Constants.B$92];(0+[.$C$3]); 0;1;1))" office:value-type="float" office:value="2" calcext:value-type="float">
            <text:p>2</text:p>
          </table:table-cell>
          <table:table-cell table:style-name="ce13" table:formula="of:=(OFFSET([$Constants.C$92];(0+[.$C$3]); 0;1;1))" office:value-type="float" office:value="5" calcext:value-type="float">
            <text:p>5</text:p>
          </table:table-cell>
          <table:table-cell table:style-name="ce13" table:formula="of:=(OFFSET([$Constants.D$92];(0+[.$C$3]); 0;1;1))" office:value-type="float" office:value="9" calcext:value-type="float">
            <text:p>9</text:p>
          </table:table-cell>
          <table:table-cell table:style-name="ce13" table:formula="of:=(OFFSET([$Constants.E$92];(0+[.$C$3]); 0;1;1))" office:value-type="float" office:value="0" calcext:value-type="float">
            <text:p>0</text:p>
          </table:table-cell>
          <table:table-cell table:style-name="ce13" table:formula="of:=(OFFSET([$Constants.F$92];(0+[.$C$3]); 0;1;1))" office:value-type="float" office:value="0" calcext:value-type="float">
            <text:p>0</text:p>
          </table:table-cell>
          <table:table-cell table:style-name="ce13" table:formula="of:=(OFFSET([$Constants.G$92];(0+[.$C$3]); 0;1;1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/>
          <table:table-cell table:style-name="ce13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TL (dB)</text:p>
          </table:table-cell>
          <table:table-cell table:style-name="ce352" table:formula="of:=IF([.C18]&lt;[.$C$10]; MIN(20; 10.76*[.C21]*[.$C$13]+[.C22]+[.C20]); 3.505*([.$C$12]*[.$C$14]/(4*PI()*[.$C$11]^2)+[.$C$12]*(1-[.C19])/([.$C$13]*[.C19]))^-0.359+[.C20])" office:value-type="float" office:value="20" calcext:value-type="float">
            <text:p>20</text:p>
          </table:table-cell>
          <table:table-cell table:style-name="ce352" table:formula="of:=IF([.D18]&lt;[.$C$10]; MIN(20; 10.76*[.D21]*[.$C$13]+[.D22]+[.D20]); 3.505*([.$C$12]*[.$C$14]/(4*PI()*[.$C$11]^2)+[.$C$12]*(1-[.D19])/([.$C$13]*[.D19]))^-0.359+[.D20])" office:value-type="float" office:value="20" calcext:value-type="float">
            <text:p>20</text:p>
          </table:table-cell>
          <table:table-cell table:style-name="ce352" table:formula="of:=IF([.E18]&lt;[.$C$10]; MIN(20; 10.76*[.E21]*[.$C$13]+[.E22]+[.E20]); 3.505*([.$C$12]*[.$C$14]/(4*PI()*[.$C$11]^2)+[.$C$12]*(1-[.E19])/([.$C$13]*[.E19]))^-0.359+[.E20])" office:value-type="float" office:value="15.7550491812076" calcext:value-type="float">
            <text:p>16</text:p>
          </table:table-cell>
          <table:table-cell table:style-name="ce352" table:formula="of:=IF([.F18]&lt;[.$C$10]; MIN(20; 10.76*[.F21]*[.$C$13]+[.F22]+[.F20]); 3.505*([.$C$12]*[.$C$14]/(4*PI()*[.$C$11]^2)+[.$C$12]*(1-[.F19])/([.$C$13]*[.F19]))^-0.359+[.F20])" office:value-type="float" office:value="18.878185414064" calcext:value-type="float">
            <text:p>19</text:p>
          </table:table-cell>
          <table:table-cell table:style-name="ce352" table:formula="of:=IF([.G18]&lt;[.$C$10]; MIN(20; 10.76*[.G21]*[.$C$13]+[.G22]+[.G20]); 3.505*([.$C$12]*[.$C$14]/(4*PI()*[.$C$11]^2)+[.$C$12]*(1-[.G19])/([.$C$13]*[.G19]))^-0.359+[.G20])" office:value-type="float" office:value="19.0105281470012" calcext:value-type="float">
            <text:p>19</text:p>
          </table:table-cell>
          <table:table-cell table:style-name="ce352" table:formula="of:=IF([.H18]&lt;[.$C$10]; MIN(20; 10.76*[.H21]*[.$C$13]+[.H22]+[.H20]); 3.505*([.$C$12]*[.$C$14]/(4*PI()*[.$C$11]^2)+[.$C$12]*(1-[.H19])/([.$C$13]*[.H19]))^-0.359+[.H20])" office:value-type="float" office:value="20.1387444667079" calcext:value-type="float">
            <text:p>20</text:p>
          </table:table-cell>
          <table:table-cell table:style-name="ce2" table:number-columns-repeated="5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 - Plenum - R1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PLENUM INSERTION LOSS – R1 (ASHRAE Applications, 48.2.4)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lining</text:p>
          </table:table-cell>
          <table:table-cell table:style-name="ce7" office:value-type="float" office:value="3" calcext:value-type="float">
            <text:p>3</text:p>
          </table:table-cell>
          <table:table-cell table:style-name="ce15" table:formula="of:=(OFFSET([$Constants.$A$81];(0+[.$C$3]);0;1;1))" office:value-type="string" office:string-value="3, 25 mm, 48 kg/m3" calcext:value-type="string" table:number-columns-spanned="3" table:number-rows-spanned="1">
            <text:p>3, 25 mm, 48 kg/m3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leng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7" office:value-type="float" office:value="2.4" calcext:value-type="float">
            <text:p>2.4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Plenum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50" table:formula="of:=[.C4]*[.C5]*[.C6]" office:value-type="float" office:value="9.6" calcext:value-type="float">
            <text:p>9.6</text:p>
          </table:table-cell>
          <table:table-cell table:style-name="ce17" office:value-type="string" calcext:value-type="string">
            <text:p>cum.m</text:p>
          </table:table-cell>
          <table:table-cell table:style-name="ce353" office:value-type="string" calcext:value-type="string">
            <text:p>(Plenum volume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fc</text:p>
          </table:table-cell>
          <table:table-cell table:style-name="ce351" table:formula="of:=343/(2*MAX([.C8:.C9]))" office:value-type="float" office:value="285.833333333333" calcext:value-type="float">
            <text:p>286</text:p>
          </table:table-cell>
          <table:table-cell table:style-name="ce17"/>
          <table:table-cell table:style-name="ce353" office:value-type="string" calcext:value-type="string">
            <text:p>(Critical frequency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7" office:value-type="float" office:value="3.3" calcext:value-type="float">
            <text:p>3.3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Distance between inlet and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out</text:p>
          </table:table-cell>
          <table:table-cell table:style-name="ce7" table:formula="of:=1.2*0.4" office:value-type="float" office:value="0.48" calcext:value-type="float">
            <text:p>0.48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Area of plenum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7" table:formula="of:=2*([.C5]+[.C6])*[.C4]+2*[.C5]*[.C6]-[.C8]*[.C9]-[.C12]" office:value-type="float" office:value="31.16" calcext:value-type="float">
            <text:p>31.16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Total area of duct minus openings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353" office:value-type="string" calcext:value-type="string">
            <text:p>(Directionality factor: 2 for opening near center, 4 for opening near corner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ffset angle</text:p>
          </table:table-cell>
          <table:table-cell table:style-name="ce7" office:value-type="float" office:value="7" calcext:value-type="float">
            <text:p>7</text:p>
          </table:table-cell>
          <table:table-cell table:style-name="ce15" table:formula="of:=(OFFSET([$Constants.$A$102];(0+[.$C$15]);0;1;1))" office:value-type="string" office:string-value="7, 90" calcext:value-type="string">
            <text:p>7, 90</text:p>
          </table:table-cell>
          <table:table-cell table:style-name="ce353" office:value-type="string" calcext:value-type="string">
            <text:p>(Sound absorbtion coefficient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αa</text:p>
          </table:table-cell>
          <table:table-cell table:style-name="ce13" table:formula="of:=(OFFSET([$Constants.B$81];(0+[.$C$3]); 0;1;1))" office:value-type="float" office:value="0.11" calcext:value-type="float">
            <text:p>0.11</text:p>
          </table:table-cell>
          <table:table-cell table:style-name="ce13" table:formula="of:=(OFFSET([$Constants.C$81];(0+[.$C$3]); 0;1;1))" office:value-type="float" office:value="0.28" calcext:value-type="float">
            <text:p>0.28</text:p>
          </table:table-cell>
          <table:table-cell table:style-name="ce13" table:formula="of:=(OFFSET([$Constants.D$81];(0+[.$C$3]); 0;1;1))" office:value-type="float" office:value="0.68" calcext:value-type="float">
            <text:p>0.68</text:p>
          </table:table-cell>
          <table:table-cell table:style-name="ce13" table:formula="of:=(OFFSET([$Constants.E$81];(0+[.$C$3]); 0;1;1))" office:value-type="float" office:value="0.9" calcext:value-type="float">
            <text:p>0.9</text:p>
          </table:table-cell>
          <table:table-cell table:style-name="ce13" table:formula="of:=(OFFSET([$Constants.F$81];(0+[.$C$3]); 0;1;1))" office:value-type="float" office:value="0.93" calcext:value-type="float">
            <text:p>0.93</text:p>
          </table:table-cell>
          <table:table-cell table:style-name="ce13" table:formula="of:=(OFFSET([$Constants.G$81];(0+[.$C$3]); 0;1;1))" office:value-type="float" office:value="0.96" calcext:value-type="float">
            <text:p>0.96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OAE</text:p>
          </table:table-cell>
          <table:table-cell table:style-name="ce13" table:formula="of:=IF([.C18]&lt;=[.$C$10]; (OFFSET([$Constants.B$102];(0+[.$C$15]);0;1;1)); (OFFSET([$Constants.B$110];(0+[.$C$15]);0;1;1)))" office:value-type="float" office:value="0" calcext:value-type="float">
            <text:p>0</text:p>
          </table:table-cell>
          <table:table-cell table:style-name="ce13" table:formula="of:=IF([.D18]&lt;=[.$C$10]; (OFFSET([$Constants.C$102];(0+[.$C$15]);0;1;1)); (OFFSET([$Constants.C$110];(0+[.$C$15]);0;1;1)))" office:value-type="float" office:value="0" calcext:value-type="float">
            <text:p>0</text:p>
          </table:table-cell>
          <table:table-cell table:style-name="ce13" table:formula="of:=IF([.E18]&lt;=[.$C$10]; (OFFSET([$Constants.D$102];(0+[.$C$15]);0;1;1)); (OFFSET([$Constants.D$110];(0+[.$C$15]);0;1;1)))" office:value-type="float" office:value="0" calcext:value-type="float">
            <text:p>0</text:p>
          </table:table-cell>
          <table:table-cell table:style-name="ce13" table:formula="of:=IF([.F18]&lt;=[.$C$10]; (OFFSET([$Constants.E$102];(0+[.$C$15]);0;1;1)); (OFFSET([$Constants.E$110];(0+[.$C$15]);0;1;1)))" office:value-type="float" office:value="0" calcext:value-type="float">
            <text:p>0</text:p>
          </table:table-cell>
          <table:table-cell table:style-name="ce13" table:formula="of:=IF([.G18]&lt;=[.$C$10]; (OFFSET([$Constants.F$102];(0+[.$C$15]);0;1;1)); (OFFSET([$Constants.F$110];(0+[.$C$15]);0;1;1)))" office:value-type="float" office:value="0" calcext:value-type="float">
            <text:p>0</text:p>
          </table:table-cell>
          <table:table-cell table:style-name="ce13" table:formula="of:=IF([.H18]&lt;=[.$C$10]; (OFFSET([$Constants.G$102];(0+[.$C$15]);0;1;1)); (OFFSET([$Constants.G$110];(0+[.$C$15]);0;1;1)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Af</text:p>
          </table:table-cell>
          <table:table-cell table:style-name="ce13" table:formula="of:=IF([.$C$7]&lt;=1.5; (OFFSET([$Constants.B$91];(0);0;1;1)); (OFFSET([$Constants.B$92];(0);0;1;1)))" office:value-type="float" office:value="0.4" calcext:value-type="float">
            <text:p>0.4</text:p>
          </table:table-cell>
          <table:table-cell table:style-name="ce13" table:formula="of:=IF([.$C$7]&lt;=1.5; (OFFSET([$Constants.C$91];(0);0;1;1)); (OFFSET([$Constants.C$92];(0);0;1;1)))" office:value-type="float" office:value="0.4" calcext:value-type="float">
            <text:p>0.4</text:p>
          </table:table-cell>
          <table:table-cell table:style-name="ce13" table:formula="of:=IF([.$C$7]&lt;=1.5; (OFFSET([$Constants.D$91];(0);0;1;1)); (OFFSET([$Constants.D$92];(0);0;1;1)))" office:value-type="float" office:value="0.2" calcext:value-type="float">
            <text:p>0.2</text:p>
          </table:table-cell>
          <table:table-cell table:style-name="ce13" table:formula="of:=IF([.$C$7]&lt;=1.5; (OFFSET([$Constants.E$91];(0);0;1;1)); (OFFSET([$Constants.E$92];(0);0;1;1)))" office:value-type="float" office:value="0" calcext:value-type="float">
            <text:p>0</text:p>
          </table:table-cell>
          <table:table-cell table:style-name="ce13" table:formula="of:=IF([.$C$7]&lt;=1.5; (OFFSET([$Constants.F$91];(0);0;1;1)); (OFFSET([$Constants.F$92];(0);0;1;1)))" office:value-type="float" office:value="0" calcext:value-type="float">
            <text:p>0</text:p>
          </table:table-cell>
          <table:table-cell table:style-name="ce13" table:formula="of:=IF([.$C$7]&lt;=1.5; (OFFSET([$Constants.G$91];(0);0;1;1)); (OFFSET([$Constants.G$92];(0);0;1;1)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We</text:p>
          </table:table-cell>
          <table:table-cell table:style-name="ce13" table:formula="of:=(OFFSET([$Constants.B$92];(0+[.$C$3]); 0;1;1))" office:value-type="float" office:value="2" calcext:value-type="float">
            <text:p>2</text:p>
          </table:table-cell>
          <table:table-cell table:style-name="ce13" table:formula="of:=(OFFSET([$Constants.C$92];(0+[.$C$3]); 0;1;1))" office:value-type="float" office:value="5" calcext:value-type="float">
            <text:p>5</text:p>
          </table:table-cell>
          <table:table-cell table:style-name="ce13" table:formula="of:=(OFFSET([$Constants.D$92];(0+[.$C$3]); 0;1;1))" office:value-type="float" office:value="9" calcext:value-type="float">
            <text:p>9</text:p>
          </table:table-cell>
          <table:table-cell table:style-name="ce13" table:formula="of:=(OFFSET([$Constants.E$92];(0+[.$C$3]); 0;1;1))" office:value-type="float" office:value="0" calcext:value-type="float">
            <text:p>0</text:p>
          </table:table-cell>
          <table:table-cell table:style-name="ce13" table:formula="of:=(OFFSET([$Constants.F$92];(0+[.$C$3]); 0;1;1))" office:value-type="float" office:value="0" calcext:value-type="float">
            <text:p>0</text:p>
          </table:table-cell>
          <table:table-cell table:style-name="ce13" table:formula="of:=(OFFSET([$Constants.G$92];(0+[.$C$3]); 0;1;1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/>
          <table:table-cell table:style-name="ce13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TL (dB)</text:p>
          </table:table-cell>
          <table:table-cell table:style-name="ce352" table:formula="of:=IF([.C18]&lt;[.$C$10]; MIN(20; 10.76*[.C21]*[.$C$13]+[.C22]+[.C20]); 3.505*([.$C$12]*[.$C$14]/(4*PI()*[.$C$11]^2)+[.$C$12]*(1-[.C19])/([.$C$13]*[.C19]))^-0.359+[.C20])" office:value-type="float" office:value="20" calcext:value-type="float">
            <text:p>20</text:p>
          </table:table-cell>
          <table:table-cell table:style-name="ce352" table:formula="of:=IF([.D18]&lt;[.$C$10]; MIN(20; 10.76*[.D21]*[.$C$13]+[.D22]+[.D20]); 3.505*([.$C$12]*[.$C$14]/(4*PI()*[.$C$11]^2)+[.$C$12]*(1-[.D19])/([.$C$13]*[.D19]))^-0.359+[.D20])" office:value-type="float" office:value="20" calcext:value-type="float">
            <text:p>20</text:p>
          </table:table-cell>
          <table:table-cell table:style-name="ce352" table:formula="of:=IF([.E18]&lt;[.$C$10]; MIN(20; 10.76*[.E21]*[.$C$13]+[.E22]+[.E20]); 3.505*([.$C$12]*[.$C$14]/(4*PI()*[.$C$11]^2)+[.$C$12]*(1-[.E19])/([.$C$13]*[.E19]))^-0.359+[.E20])" office:value-type="float" office:value="16.118073283159" calcext:value-type="float">
            <text:p>16</text:p>
          </table:table-cell>
          <table:table-cell table:style-name="ce352" table:formula="of:=IF([.F18]&lt;[.$C$10]; MIN(20; 10.76*[.F21]*[.$C$13]+[.F22]+[.F20]); 3.505*([.$C$12]*[.$C$14]/(4*PI()*[.$C$11]^2)+[.$C$12]*(1-[.F19])/([.$C$13]*[.F19]))^-0.359+[.F20])" office:value-type="float" office:value="19.2275095080106" calcext:value-type="float">
            <text:p>19</text:p>
          </table:table-cell>
          <table:table-cell table:style-name="ce352" table:formula="of:=IF([.G18]&lt;[.$C$10]; MIN(20; 10.76*[.G21]*[.$C$13]+[.G22]+[.G20]); 3.505*([.$C$12]*[.$C$14]/(4*PI()*[.$C$11]^2)+[.$C$12]*(1-[.G19])/([.$C$13]*[.G19]))^-0.359+[.G20])" office:value-type="float" office:value="19.6839958868523" calcext:value-type="float">
            <text:p>20</text:p>
          </table:table-cell>
          <table:table-cell table:style-name="ce352" table:formula="of:=IF([.H18]&lt;[.$C$10]; MIN(20; 10.76*[.H21]*[.$C$13]+[.H22]+[.H20]); 3.505*([.$C$12]*[.$C$14]/(4*PI()*[.$C$11]^2)+[.$C$12]*(1-[.H19])/([.$C$13]*[.H19]))^-0.359+[.H20])" office:value-type="float" office:value="20.1517209266223" calcext:value-type="float">
            <text:p>20</text:p>
          </table:table-cell>
          <table:table-cell table:style-name="ce2" table:number-columns-repeated="5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 - Plenum - R2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PLENUM INSERTION LOSS – R2 (ASHRAE Applications, 48.2.4)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lining</text:p>
          </table:table-cell>
          <table:table-cell table:style-name="ce7" office:value-type="float" office:value="3" calcext:value-type="float">
            <text:p>3</text:p>
          </table:table-cell>
          <table:table-cell table:style-name="ce15" table:formula="of:=(OFFSET([$Constants.$A$81];(0+[.$C$3]);0;1;1))" office:value-type="string" office:string-value="3, 25 mm, 48 kg/m3" calcext:value-type="string" table:number-columns-spanned="3" table:number-rows-spanned="1">
            <text:p>3, 25 mm, 48 kg/m3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leng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7" office:value-type="float" office:value="1.8" calcext:value-type="float">
            <text:p>1.8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7" office:value-type="float" office:value="1.3" calcext:value-type="float">
            <text:p>1.3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Plenum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50" table:formula="of:=[.C4]*[.C5]*[.C6]" office:value-type="float" office:value="16.38" calcext:value-type="float">
            <text:p>16.4</text:p>
          </table:table-cell>
          <table:table-cell table:style-name="ce17" office:value-type="string" calcext:value-type="string">
            <text:p>cum.m</text:p>
          </table:table-cell>
          <table:table-cell table:style-name="ce353" office:value-type="string" calcext:value-type="string">
            <text:p>(Plenum volume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7" office:value-type="float" office:value="1.2" calcext:value-type="float">
            <text:p>1.2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7" office:value-type="float" office:value="0.4" calcext:value-type="float">
            <text:p>0.4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fc</text:p>
          </table:table-cell>
          <table:table-cell table:style-name="ce351" table:formula="of:=343/(2*MAX([.C8:.C9]))" office:value-type="float" office:value="142.916666666667" calcext:value-type="float">
            <text:p>143</text:p>
          </table:table-cell>
          <table:table-cell table:style-name="ce17"/>
          <table:table-cell table:style-name="ce353" office:value-type="string" calcext:value-type="string">
            <text:p>(Critical frequency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7" office:value-type="float" office:value="6.2" calcext:value-type="float">
            <text:p>6.2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Distance between inlet and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out</text:p>
          </table:table-cell>
          <table:table-cell table:style-name="ce7" table:formula="of:=1.2*0.4" office:value-type="float" office:value="0.48" calcext:value-type="float">
            <text:p>0.48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Area of plenum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7" table:formula="of:=2*([.C5]+[.C6])*[.C4]+2*[.C5]*[.C6]-[.C8]*[.C9]-[.C12]" office:value-type="float" office:value="47.12" calcext:value-type="float">
            <text:p>47.12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Total area of duct minus openings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353" office:value-type="string" calcext:value-type="string">
            <text:p>(Directionality factor: 2 for opening near center, 4 for opening near corner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ffset angle</text:p>
          </table:table-cell>
          <table:table-cell table:style-name="ce7" office:value-type="float" office:value="6" calcext:value-type="float">
            <text:p>6</text:p>
          </table:table-cell>
          <table:table-cell table:style-name="ce15" table:formula="of:=(OFFSET([$Constants.$A$102];(0+[.$C$15]);0;1;1))" office:value-type="string" office:string-value="6, 45" calcext:value-type="string">
            <text:p>6, 45</text:p>
          </table:table-cell>
          <table:table-cell table:style-name="ce353" office:value-type="string" calcext:value-type="string">
            <text:p>(Sound absorbtion coefficient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αa</text:p>
          </table:table-cell>
          <table:table-cell table:style-name="ce13" table:formula="of:=(OFFSET([$Constants.B$81];(0+[.$C$3]); 0;1;1))" office:value-type="float" office:value="0.11" calcext:value-type="float">
            <text:p>0.11</text:p>
          </table:table-cell>
          <table:table-cell table:style-name="ce13" table:formula="of:=(OFFSET([$Constants.C$81];(0+[.$C$3]); 0;1;1))" office:value-type="float" office:value="0.28" calcext:value-type="float">
            <text:p>0.28</text:p>
          </table:table-cell>
          <table:table-cell table:style-name="ce13" table:formula="of:=(OFFSET([$Constants.D$81];(0+[.$C$3]); 0;1;1))" office:value-type="float" office:value="0.68" calcext:value-type="float">
            <text:p>0.68</text:p>
          </table:table-cell>
          <table:table-cell table:style-name="ce13" table:formula="of:=(OFFSET([$Constants.E$81];(0+[.$C$3]); 0;1;1))" office:value-type="float" office:value="0.9" calcext:value-type="float">
            <text:p>0.9</text:p>
          </table:table-cell>
          <table:table-cell table:style-name="ce13" table:formula="of:=(OFFSET([$Constants.F$81];(0+[.$C$3]); 0;1;1))" office:value-type="float" office:value="0.93" calcext:value-type="float">
            <text:p>0.93</text:p>
          </table:table-cell>
          <table:table-cell table:style-name="ce13" table:formula="of:=(OFFSET([$Constants.G$81];(0+[.$C$3]); 0;1;1))" office:value-type="float" office:value="0.96" calcext:value-type="float">
            <text:p>0.96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OAE</text:p>
          </table:table-cell>
          <table:table-cell table:style-name="ce13" table:formula="of:=IF([.C18]&lt;=[.$C$10]; (OFFSET([$Constants.B$102];(0+[.$C$15]);0;1;1)); (OFFSET([$Constants.B$110];(0+[.$C$15]);0;1;1)))" office:value-type="float" office:value="-6" calcext:value-type="float">
            <text:p>-6</text:p>
          </table:table-cell>
          <table:table-cell table:style-name="ce13" table:formula="of:=IF([.D18]&lt;=[.$C$10]; (OFFSET([$Constants.C$102];(0+[.$C$15]);0;1;1)); (OFFSET([$Constants.C$110];(0+[.$C$15]);0;1;1)))" office:value-type="float" office:value="19" calcext:value-type="float">
            <text:p>19</text:p>
          </table:table-cell>
          <table:table-cell table:style-name="ce13" table:formula="of:=IF([.E18]&lt;=[.$C$10]; (OFFSET([$Constants.D$102];(0+[.$C$15]);0;1;1)); (OFFSET([$Constants.D$110];(0+[.$C$15]);0;1;1)))" office:value-type="float" office:value="5" calcext:value-type="float">
            <text:p>5</text:p>
          </table:table-cell>
          <table:table-cell table:style-name="ce13" table:formula="of:=IF([.F18]&lt;=[.$C$10]; (OFFSET([$Constants.E$102];(0+[.$C$15]);0;1;1)); (OFFSET([$Constants.E$110];(0+[.$C$15]);0;1;1)))" office:value-type="float" office:value="9" calcext:value-type="float">
            <text:p>9</text:p>
          </table:table-cell>
          <table:table-cell table:style-name="ce13" table:formula="of:=IF([.G18]&lt;=[.$C$10]; (OFFSET([$Constants.F$102];(0+[.$C$15]);0;1;1)); (OFFSET([$Constants.F$110];(0+[.$C$15]);0;1;1)))" office:value-type="float" office:value="10" calcext:value-type="float">
            <text:p>10</text:p>
          </table:table-cell>
          <table:table-cell table:style-name="ce13" table:formula="of:=IF([.H18]&lt;=[.$C$10]; (OFFSET([$Constants.G$102];(0+[.$C$15]);0;1;1)); (OFFSET([$Constants.G$110];(0+[.$C$15]);0;1;1))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Af</text:p>
          </table:table-cell>
          <table:table-cell table:style-name="ce13" table:formula="of:=IF([.$C$7]&lt;=1.5; (OFFSET([$Constants.B$91];(0);0;1;1)); (OFFSET([$Constants.B$92];(0);0;1;1)))" office:value-type="float" office:value="0.4" calcext:value-type="float">
            <text:p>0.4</text:p>
          </table:table-cell>
          <table:table-cell table:style-name="ce13" table:formula="of:=IF([.$C$7]&lt;=1.5; (OFFSET([$Constants.C$91];(0);0;1;1)); (OFFSET([$Constants.C$92];(0);0;1;1)))" office:value-type="float" office:value="0.4" calcext:value-type="float">
            <text:p>0.4</text:p>
          </table:table-cell>
          <table:table-cell table:style-name="ce13" table:formula="of:=IF([.$C$7]&lt;=1.5; (OFFSET([$Constants.D$91];(0);0;1;1)); (OFFSET([$Constants.D$92];(0);0;1;1)))" office:value-type="float" office:value="0.2" calcext:value-type="float">
            <text:p>0.2</text:p>
          </table:table-cell>
          <table:table-cell table:style-name="ce13" table:formula="of:=IF([.$C$7]&lt;=1.5; (OFFSET([$Constants.E$91];(0);0;1;1)); (OFFSET([$Constants.E$92];(0);0;1;1)))" office:value-type="float" office:value="0" calcext:value-type="float">
            <text:p>0</text:p>
          </table:table-cell>
          <table:table-cell table:style-name="ce13" table:formula="of:=IF([.$C$7]&lt;=1.5; (OFFSET([$Constants.F$91];(0);0;1;1)); (OFFSET([$Constants.F$92];(0);0;1;1)))" office:value-type="float" office:value="0" calcext:value-type="float">
            <text:p>0</text:p>
          </table:table-cell>
          <table:table-cell table:style-name="ce13" table:formula="of:=IF([.$C$7]&lt;=1.5; (OFFSET([$Constants.G$91];(0);0;1;1)); (OFFSET([$Constants.G$92];(0);0;1;1)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We</text:p>
          </table:table-cell>
          <table:table-cell table:style-name="ce13" table:formula="of:=(OFFSET([$Constants.B$92];(0+[.$C$3]); 0;1;1))" office:value-type="float" office:value="2" calcext:value-type="float">
            <text:p>2</text:p>
          </table:table-cell>
          <table:table-cell table:style-name="ce13" table:formula="of:=(OFFSET([$Constants.C$92];(0+[.$C$3]); 0;1;1))" office:value-type="float" office:value="5" calcext:value-type="float">
            <text:p>5</text:p>
          </table:table-cell>
          <table:table-cell table:style-name="ce13" table:formula="of:=(OFFSET([$Constants.D$92];(0+[.$C$3]); 0;1;1))" office:value-type="float" office:value="9" calcext:value-type="float">
            <text:p>9</text:p>
          </table:table-cell>
          <table:table-cell table:style-name="ce13" table:formula="of:=(OFFSET([$Constants.E$92];(0+[.$C$3]); 0;1;1))" office:value-type="float" office:value="0" calcext:value-type="float">
            <text:p>0</text:p>
          </table:table-cell>
          <table:table-cell table:style-name="ce13" table:formula="of:=(OFFSET([$Constants.F$92];(0+[.$C$3]); 0;1;1))" office:value-type="float" office:value="0" calcext:value-type="float">
            <text:p>0</text:p>
          </table:table-cell>
          <table:table-cell table:style-name="ce13" table:formula="of:=(OFFSET([$Constants.G$92];(0+[.$C$3]); 0;1;1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/>
          <table:table-cell table:style-name="ce13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TL (dB)</text:p>
          </table:table-cell>
          <table:table-cell table:style-name="ce352" table:formula="of:=IF([.C18]&lt;[.$C$10]; MIN(20; 10.76*[.C21]*[.$C$13]+[.C22]+[.C20]); 3.505*([.$C$12]*[.$C$14]/(4*PI()*[.$C$11]^2)+[.$C$12]*(1-[.C19])/([.$C$13]*[.C19]))^-0.359+[.C20])" office:value-type="float" office:value="20" calcext:value-type="float">
            <text:p>20</text:p>
          </table:table-cell>
          <table:table-cell table:style-name="ce352" table:formula="of:=IF([.D18]&lt;[.$C$10]; MIN(20; 10.76*[.D21]*[.$C$13]+[.D22]+[.D20]); 3.505*([.$C$12]*[.$C$14]/(4*PI()*[.$C$11]^2)+[.$C$12]*(1-[.D19])/([.$C$13]*[.D19]))^-0.359+[.D20])" office:value-type="float" office:value="31.3175505316577" calcext:value-type="float">
            <text:p>31</text:p>
          </table:table-cell>
          <table:table-cell table:style-name="ce352" table:formula="of:=IF([.E18]&lt;[.$C$10]; MIN(20; 10.76*[.E21]*[.$C$13]+[.E22]+[.E20]); 3.505*([.$C$12]*[.$C$14]/(4*PI()*[.$C$11]^2)+[.$C$12]*(1-[.E19])/([.$C$13]*[.E19]))^-0.359+[.E20])" office:value-type="float" office:value="24.1945446411928" calcext:value-type="float">
            <text:p>24</text:p>
          </table:table-cell>
          <table:table-cell table:style-name="ce352" table:formula="of:=IF([.F18]&lt;[.$C$10]; MIN(20; 10.76*[.F21]*[.$C$13]+[.F22]+[.F20]); 3.505*([.$C$12]*[.$C$14]/(4*PI()*[.$C$11]^2)+[.$C$12]*(1-[.F19])/([.$C$13]*[.F19]))^-0.359+[.F20])" office:value-type="float" office:value="32.3060589013131" calcext:value-type="float">
            <text:p>32</text:p>
          </table:table-cell>
          <table:table-cell table:style-name="ce352" table:formula="of:=IF([.G18]&lt;[.$C$10]; MIN(20; 10.76*[.G21]*[.$C$13]+[.G22]+[.G20]); 3.505*([.$C$12]*[.$C$14]/(4*PI()*[.$C$11]^2)+[.$C$12]*(1-[.G19])/([.$C$13]*[.G19]))^-0.359+[.G20])" office:value-type="float" office:value="33.9350851398551" calcext:value-type="float">
            <text:p>34</text:p>
          </table:table-cell>
          <table:table-cell table:style-name="ce352" table:formula="of:=IF([.H18]&lt;[.$C$10]; MIN(20; 10.76*[.H21]*[.$C$13]+[.H22]+[.H20]); 3.505*([.$C$12]*[.$C$14]/(4*PI()*[.$C$11]^2)+[.$C$12]*(1-[.H19])/([.$C$13]*[.H19]))^-0.359+[.H20])" office:value-type="float" office:value="36.5876781220804" calcext:value-type="float">
            <text:p>37</text:p>
          </table:table-cell>
          <table:table-cell table:style-name="ce2" table:number-columns-repeated="5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ation sheet" table:style-name="ta1" table:print-ranges="'Calculation sheet'.A1:'Calculation sheet'.M93">
        <office:forms form:automatic-focus="false" form:apply-design-mode="false"/>
        <table:shapes>
          <draw:frame draw:z-index="0" draw:style-name="gr1" draw:text-style-name="P1" svg:width="18.745cm" svg:height="12.25cm" svg:x="2.986cm" svg:y="35.081cm">
            <draw:object draw:notify-on-update-of-ranges="'Calculation sheet'.H3:'Calculation sheet'.M3 'Calculation sheet'.B7:'Calculation sheet'.B7 'Calculation sheet'.H7:'Calculation sheet'.M7 'Calculation sheet'.H3:'Calculation sheet'.M3 'Calculation sheet'.B60:'Calculation sheet'.B60 'Calculation sheet'.H60:'Calculation sheet'.M60 NC_Source.C108:NC_Source.C113 NC_Source.A107:NC_Source.A107 NC_Source.D108:NC_Source.D113 NC_Source.C86:NC_Source.C91 NC_Source.A85:NC_Source.A85 NC_Source.D86:NC_Source.D91 NC_Source.C64:NC_Source.C69 NC_Source.A63:NC_Source.A63 NC_Source.D64:NC_Source.D69 NC_Source.C42:NC_Source.C47 NC_Source.A41:NC_Source.A41 NC_Source.D42:NC_Source.D47 NC_Source.C20:NC_Source.C25 NC_Source.A19:NC_Source.A19 NC_Source.D20:NC_Source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44"/>
        <table:table-column table:style-name="co7" table:default-cell-style-name="ce345"/>
        <table:table-column table:style-name="co8" table:number-columns-repeated="5" table:default-cell-style-name="ce345"/>
        <table:table-column table:style-name="co9" table:number-columns-repeated="6" table:default-cell-style-name="ce345"/>
        <table:table-column table:style-name="co10" table:number-columns-repeated="6" table:default-cell-style-name="ce397"/>
        <table:table-column table:style-name="co4" table:number-columns-repeated="43" table:default-cell-style-name="ce345"/>
        <table:table-column table:style-name="co4" table:number-columns-repeated="961" table:default-cell-style-name="ce400"/>
        <table:table-row table:style-name="ro1">
          <table:table-cell/>
          <table:table-cell table:style-name="ce2" office:value-type="string" calcext:value-type="string">
            <text:p>ROOM ACCOUSTIC CALCULATION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47" office:value-type="string" calcext:value-type="string">
            <text:p>Octave Band</text:p>
          </table:table-cell>
          <table:table-cell table:style-name="ce377" office:value-type="string" calcext:value-type="string">
            <text:p>Dia</text:p>
          </table:table-cell>
          <table:table-cell table:style-name="ce377" office:value-type="string" calcext:value-type="string">
            <text:p>W</text:p>
          </table:table-cell>
          <table:table-cell table:style-name="ce377" office:value-type="string" calcext:value-type="string">
            <text:p>H</text:p>
          </table:table-cell>
          <table:table-cell table:style-name="ce377" office:value-type="string" calcext:value-type="string">
            <text:p>t</text:p>
          </table:table-cell>
          <table:table-cell table:style-name="ce377" office:value-type="string" calcext:value-type="string">
            <text:p>L/#</text:p>
          </table:table-cell>
          <table:table-cell table:style-name="ce383" office:value-type="float" office:value="2" calcext:value-type="float">
            <text:p>2</text:p>
          </table:table-cell>
          <table:table-cell table:style-name="ce383" office:value-type="float" office:value="3" calcext:value-type="float">
            <text:p>3</text:p>
          </table:table-cell>
          <table:table-cell table:style-name="ce383" office:value-type="float" office:value="4" calcext:value-type="float">
            <text:p>4</text:p>
          </table:table-cell>
          <table:table-cell table:style-name="ce383" office:value-type="float" office:value="5" calcext:value-type="float">
            <text:p>5</text:p>
          </table:table-cell>
          <table:table-cell table:style-name="ce383" office:value-type="float" office:value="6" calcext:value-type="float">
            <text:p>6</text:p>
          </table:table-cell>
          <table:table-cell table:style-name="ce383" office:value-type="float" office:value="7" calcext:value-type="float">
            <text:p>7</text:p>
          </table:table-cell>
          <table:table-cell table:style-name="ce398" office:value-type="string" calcext:value-type="string">
            <text:p>ILS2</text:p>
          </table:table-cell>
          <table:table-cell table:style-name="ce398" office:value-type="string" calcext:value-type="string">
            <text:p>ILS3</text:p>
          </table:table-cell>
          <table:table-cell table:style-name="ce398" office:value-type="string" calcext:value-type="string">
            <text:p>ILS4</text:p>
          </table:table-cell>
          <table:table-cell table:style-name="ce398" office:value-type="string" calcext:value-type="string">
            <text:p>ILS5</text:p>
          </table:table-cell>
          <table:table-cell table:style-name="ce398" office:value-type="string" calcext:value-type="string">
            <text:p>ILS6</text:p>
          </table:table-cell>
          <table:table-cell table:style-name="ce398" office:value-type="string" calcext:value-type="string">
            <text:p>ILS7</text:p>
          </table:table-cell>
          <table:table-cell table:number-columns-repeated="1004"/>
        </table:table-row>
        <table:table-row table:style-name="ro1">
          <table:table-cell/>
          <table:table-cell table:style-name="ce347" office:value-type="string" calcext:value-type="string">
            <text:p>Mid Frequency (Hz)</text:p>
          </table:table-cell>
          <table:table-cell table:number-columns-repeated="3" table:style-name="ce377" office:value-type="string" calcext:value-type="string">
            <text:p>(m)</text:p>
          </table:table-cell>
          <table:table-cell table:style-name="ce377" office:value-type="string" calcext:value-type="string">
            <text:p>(mm)</text:p>
          </table:table-cell>
          <table:table-cell table:style-name="ce377" office:value-type="string" calcext:value-type="string">
            <text:p>(m)</text:p>
          </table:table-cell>
          <table:table-cell table:style-name="ce383" office:value-type="float" office:value="125" calcext:value-type="float">
            <text:p>125</text:p>
          </table:table-cell>
          <table:table-cell table:style-name="ce383" office:value-type="float" office:value="250" calcext:value-type="float">
            <text:p>250</text:p>
          </table:table-cell>
          <table:table-cell table:style-name="ce383" office:value-type="float" office:value="500" calcext:value-type="float">
            <text:p>500</text:p>
          </table:table-cell>
          <table:table-cell table:style-name="ce383" office:value-type="float" office:value="1000" calcext:value-type="float">
            <text:p>1000</text:p>
          </table:table-cell>
          <table:table-cell table:style-name="ce383" office:value-type="float" office:value="2000" calcext:value-type="float">
            <text:p>2000</text:p>
          </table:table-cell>
          <table:table-cell table:style-name="ce383" office:value-type="float" office:value="4000" calcext:value-type="float">
            <text:p>4000</text:p>
          </table:table-cell>
          <table:table-cell table:number-columns-repeated="1010"/>
        </table:table-row>
        <table:table-row table:style-name="ro1">
          <table:table-cell/>
          <table:table-cell table:style-name="ce348"/>
          <table:table-cell table:style-name="ce378" table:number-columns-repeated="5"/>
          <table:table-cell table:style-name="ce384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table:style-name="ce349" office:value-type="string" calcext:value-type="string">
            <text:p>Supply discharge path</text:p>
          </table:table-cell>
          <table:table-cell table:style-name="ce349" table:number-columns-repeated="5"/>
          <table:table-cell table:style-name="ce385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Terminal discharge from Fan</text:p>
          </table:table-cell>
          <table:table-cell table:style-name="ce374" table:number-columns-repeated="5"/>
          <table:table-cell table:style-name="ce386" table:formula="of:=[$'S - Fan noise calculator'.C$14]" office:value-type="float" office:value="83" calcext:value-type="float">
            <text:p>83</text:p>
          </table:table-cell>
          <table:table-cell table:style-name="ce386" table:formula="of:=[$'S - Fan noise calculator'.D$14]" office:value-type="float" office:value="83" calcext:value-type="float">
            <text:p>83</text:p>
          </table:table-cell>
          <table:table-cell table:style-name="ce386" table:formula="of:=[$'S - Fan noise calculator'.E$14]" office:value-type="float" office:value="79" calcext:value-type="float">
            <text:p>79</text:p>
          </table:table-cell>
          <table:table-cell table:style-name="ce386" table:formula="of:=[$'S - Fan noise calculator'.F$14]" office:value-type="float" office:value="73" calcext:value-type="float">
            <text:p>73</text:p>
          </table:table-cell>
          <table:table-cell table:style-name="ce386" table:formula="of:=[$'S - Fan noise calculator'.G$14]" office:value-type="float" office:value="69" calcext:value-type="float">
            <text:p>69</text:p>
          </table:table-cell>
          <table:table-cell table:style-name="ce386" table:formula="of:=[$'S - Fan noise calculator'.H$14]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rectangular duct</text:p>
          </table:table-cell>
          <table:table-cell table:style-name="ce374"/>
          <table:table-cell table:number-columns-repeated="2" table:style-name="ce379" office:value-type="float" office:value="0.5" calcext:value-type="float">
            <text:p>0.5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" calcext:value-type="float">
            <text:p>1</text:p>
          </table:table-cell>
          <table:table-cell table:style-name="ce389" table:formula="of:=MIN((  (10^[$Constants.B$14]) * (((2*([.$D9]+[.$E9]))/([.$D9]*[.$E9]*3.28))^[$Constants.B$15]) * (([.$F$10]/25.4)^[$Constants.B$16])  )*[.$G9]*3.28;  40)" office:value-type="float" office:value="0" calcext:value-type="float">
            <text:p>0.0</text:p>
          </table:table-cell>
          <table:table-cell table:style-name="ce389" table:formula="of:=MIN((  (10^[$Constants.C$14]) * (((2*([.$D9]+[.$E9]))/([.$D9]*[.$E9]*3.28))^[$Constants.C$15]) * (([.$F$10]/25.4)^[$Constants.C$16])  )*[.$G9]*3.28;  40)" office:value-type="float" office:value="0" calcext:value-type="float">
            <text:p>0.0</text:p>
          </table:table-cell>
          <table:table-cell table:style-name="ce389" table:formula="of:=MIN((  (10^[$Constants.D$14]) * (((2*([.$D9]+[.$E9]))/([.$D9]*[.$E9]*3.28))^[$Constants.D$15]) * (([.$F$10]/25.4)^[$Constants.D$16])  )*[.$G9]*3.28;  40)" office:value-type="float" office:value="0" calcext:value-type="float">
            <text:p>0.0</text:p>
          </table:table-cell>
          <table:table-cell table:style-name="ce389" table:formula="of:=MIN((  (10^[$Constants.E$14]) * (((2*([.$D9]+[.$E9]))/([.$D9]*[.$E9]*3.28))^[$Constants.E$15]) * (([.$F$10]/25.4)^[$Constants.E$16])  )*[.$G9]*3.28;  40)" office:value-type="float" office:value="0" calcext:value-type="float">
            <text:p>0.0</text:p>
          </table:table-cell>
          <table:table-cell table:style-name="ce389" table:formula="of:=MIN((  (10^[$Constants.F$14]) * (((2*([.$D9]+[.$E9]))/([.$D9]*[.$E9]*3.28))^[$Constants.F$15]) * (([.$F$10]/25.4)^[$Constants.F$16])  )*[.$G9]*3.28;  40)" office:value-type="float" office:value="8.68268727363835" calcext:value-type="float">
            <text:p>8.7</text:p>
          </table:table-cell>
          <table:table-cell table:style-name="ce389" table:formula="of:=MIN((  (10^[$Constants.G$14]) * (((2*([.$D9]+[.$E9]))/([.$D9]*[.$E9]*3.28))^[$Constants.G$15]) * (([.$F$10]/25.4)^[$Constants.G$16])  )*[.$G9]*3.28;  40)" office:value-type="float" office:value="6.6731793595673" calcext:value-type="float">
            <text:p>6.7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 – S</text:p>
          </table:table-cell>
          <table:table-cell table:style-name="ce374" table:number-columns-repeated="3"/>
          <table:table-cell table:style-name="Default"/>
          <table:table-cell table:style-name="ce374"/>
          <table:table-cell table:style-name="ce388" table:formula="of:=[$'P - Plenum - S'.C$24]" office:value-type="float" office:value="20" calcext:value-type="float">
            <text:p>20.0</text:p>
          </table:table-cell>
          <table:table-cell table:style-name="ce388" table:formula="of:=[$'P - Plenum - S'.D$24]" office:value-type="float" office:value="20" calcext:value-type="float">
            <text:p>20.0</text:p>
          </table:table-cell>
          <table:table-cell table:style-name="ce388" table:formula="of:=[$'P - Plenum - S'.E$24]" office:value-type="float" office:value="15.7550491812076" calcext:value-type="float">
            <text:p>15.8</text:p>
          </table:table-cell>
          <table:table-cell table:style-name="ce388" table:formula="of:=[$'P - Plenum - S'.F$24]" office:value-type="float" office:value="18.878185414064" calcext:value-type="float">
            <text:p>18.9</text:p>
          </table:table-cell>
          <table:table-cell table:style-name="ce388" table:formula="of:=[$'P - Plenum - S'.G$24]" office:value-type="float" office:value="19.0105281470012" calcext:value-type="float">
            <text:p>19.0</text:p>
          </table:table-cell>
          <table:table-cell table:style-name="ce388" table:formula="of:=[$'P - Plenum - S'.H$24]" office:value-type="float" office:value="20.1387444667079" calcext:value-type="float">
            <text:p>20.1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Branch power division</text:p>
          </table:table-cell>
          <table:table-cell table:style-name="ce379" office:value-type="float" office:value="0.5" calcext:value-type="float">
            <office:annotation draw:style-name="gr2" draw:text-style-name="P3" svg:width="2.387cm" svg:height="0.72cm" svg:x="9.01cm" svg:y="3.668cm" draw:caption-point-x="-0.61cm" draw:caption-point-y="1.51cm">
              <dc:date>2020-06-05T00:00:00</dc:date>
              <text:p text:style-name="P2"><text:span text:style-name="T1">Sb</text:span></text:p>
            </office:annotation>
            <text:p>0.5</text:p>
          </table:table-cell>
          <table:table-cell table:style-name="ce379" office:value-type="float" office:value="1" calcext:value-type="float">
            <office:annotation draw:style-name="gr2" draw:text-style-name="P5" svg:width="2.387cm" svg:height="0.72cm" svg:x="10.507cm" svg:y="3.668cm" draw:caption-point-x="-0.61cm" draw:caption-point-y="1.51cm">
              <dc:date>2020-06-05T00:00:00</dc:date>
              <text:p text:style-name="P4"><text:span text:style-name="T1">ΣSb</text:span></text:p>
            </office:annotation>
            <text:p>1</text:p>
          </table:table-cell>
          <table:table-cell table:style-name="ce382"/>
          <table:table-cell table:style-name="ce374" table:number-columns-repeated="2"/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rectangular duct</text:p>
          </table:table-cell>
          <table:table-cell table:style-name="ce374"/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0.25" calcext:value-type="float">
            <text:p>0.25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2" calcext:value-type="float">
            <text:p>2</text:p>
          </table:table-cell>
          <table:table-cell table:style-name="ce389" table:formula="of:=MIN((  (10^[$Constants.B$14]) * (((2*([.$D12]+[.$E12]))/([.$D12]*[.$E12]*3.28))^[$Constants.B$15]) * (([.$F$12]/25.4)^[$Constants.B$16])  )*[.$G12]*3.28;  40)" office:value-type="float" office:value="2.11428853207114" calcext:value-type="float">
            <text:p>2.1</text:p>
          </table:table-cell>
          <table:table-cell table:style-name="ce389" table:formula="of:=MIN((  (10^[$Constants.C$14]) * (((2*([.$D12]+[.$E12]))/([.$D12]*[.$E12]*3.28))^[$Constants.C$15]) * (([.$F$12]/25.4)^[$Constants.C$16])  )*[.$G12]*3.28;  40)" office:value-type="float" office:value="4.54539599962243" calcext:value-type="float">
            <text:p>4.5</text:p>
          </table:table-cell>
          <table:table-cell table:style-name="ce389" table:formula="of:=MIN((  (10^[$Constants.D$14]) * (((2*([.$D12]+[.$E12]))/([.$D12]*[.$E12]*3.28))^[$Constants.D$15]) * (([.$F$12]/25.4)^[$Constants.D$16])  )*[.$G12]*3.28;  40)" office:value-type="float" office:value="11.2715336767414" calcext:value-type="float">
            <text:p>11.3</text:p>
          </table:table-cell>
          <table:table-cell table:style-name="ce389" table:formula="of:=MIN((  (10^[$Constants.E$14]) * (((2*([.$D12]+[.$E12]))/([.$D12]*[.$E12]*3.28))^[$Constants.E$15]) * (([.$F$12]/25.4)^[$Constants.E$16])  )*[.$G12]*3.28;  40)" office:value-type="float" office:value="23.9550637218923" calcext:value-type="float">
            <text:p>24.0</text:p>
          </table:table-cell>
          <table:table-cell table:style-name="ce389" table:formula="of:=MIN((  (10^[$Constants.F$14]) * (((2*([.$D12]+[.$E12]))/([.$D12]*[.$E12]*3.28))^[$Constants.F$15]) * (([.$F$12]/25.4)^[$Constants.F$16])  )*[.$G12]*3.28;  40)" office:value-type="float" office:value="22.5947422852714" calcext:value-type="float">
            <text:p>22.6</text:p>
          </table:table-cell>
          <table:table-cell table:style-name="ce389" table:formula="of:=MIN((  (10^[$Constants.G$14]) * (((2*([.$D12]+[.$E12]))/([.$D12]*[.$E12]*3.28))^[$Constants.G$15]) * (([.$F$12]/25.4)^[$Constants.G$16])  )*[.$G12]*3.28;  40)" office:value-type="float" office:value="16.1727649263587" calcext:value-type="float">
            <text:p>16.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Branch power division</text:p>
          </table:table-cell>
          <table:table-cell table:style-name="ce379" office:value-type="float" office:value="0.33" calcext:value-type="float">
            <office:annotation draw:style-name="gr2" draw:text-style-name="P3" svg:width="2.387cm" svg:height="0.72cm" svg:x="9.01cm" svg:y="4.701cm" draw:caption-point-x="-0.61cm" draw:caption-point-y="1.51cm">
              <dc:date>2020-06-05T00:00:00</dc:date>
              <text:p text:style-name="P2"><text:span text:style-name="T1">Sb</text:span></text:p>
            </office:annotation>
            <text:p>0.33</text:p>
          </table:table-cell>
          <table:table-cell table:style-name="ce379" office:value-type="float" office:value="1" calcext:value-type="float">
            <office:annotation draw:style-name="gr2" draw:text-style-name="P5" svg:width="2.387cm" svg:height="0.72cm" svg:x="10.507cm" svg:y="4.701cm" draw:caption-point-x="-0.61cm" draw:caption-point-y="1.51cm">
              <dc:date>2020-06-05T00:00:00</dc:date>
              <text:p text:style-name="P4"><text:span text:style-name="T1">ΣSb</text:span></text:p>
            </office:annotation>
            <text:p>1</text:p>
          </table:table-cell>
          <table:table-cell table:style-name="ce382"/>
          <table:table-cell table:style-name="ce374" table:number-columns-repeated="2"/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style-name="ce390" table:formula="of:=-10*LOG([.$C13]/[.$D13])" office:value-type="float" office:value="4.81486060122113" calcext:value-type="float">
            <text:p>4.8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square elbow</text:p>
          </table:table-cell>
          <table:table-cell table:style-name="ce374"/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.3" calcext:value-type="float">
            <text:p>0.3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" calcext:value-type="float">
            <text:p>1</text:p>
          </table:table-cell>
          <table:table-cell table:style-name="ce392" table:formula="of:=IF( [.H$4]*[.$D14] &lt; 48; 0; IF([.H$4]*[.$D14] &lt; 96; 1; IF([.H$4]*[.$D14] &lt; 190; 6; IF([.H$4]*[.$D14] &lt; 380; 11; IF([.H$4]*[.$D14] &lt; 760; 10; 10)))))*[.$G14]" office:value-type="float" office:value="1" calcext:value-type="float">
            <text:p>1</text:p>
          </table:table-cell>
          <table:table-cell table:style-name="ce392" table:formula="of:=IF( [.I$4]*[.$D14] &lt; 48; 0; IF([.I$4]*[.$D14] &lt; 96; 1; IF([.I$4]*[.$D14] &lt; 190; 6; IF([.I$4]*[.$D14] &lt; 380; 11; IF([.I$4]*[.$D14] &lt; 760; 10; 10)))))*[.$G14]" office:value-type="float" office:value="6" calcext:value-type="float">
            <text:p>6</text:p>
          </table:table-cell>
          <table:table-cell table:style-name="ce392" table:formula="of:=IF( [.J$4]*[.$D14] &lt; 48; 0; IF([.J$4]*[.$D14] &lt; 96; 1; IF([.J$4]*[.$D14] &lt; 190; 6; IF([.J$4]*[.$D14] &lt; 380; 11; IF([.J$4]*[.$D14] &lt; 760; 10; 10)))))*[.$G14]" office:value-type="float" office:value="11" calcext:value-type="float">
            <text:p>11</text:p>
          </table:table-cell>
          <table:table-cell table:style-name="ce392" table:formula="of:=IF( [.K$4]*[.$D14] &lt; 48; 0; IF([.K$4]*[.$D14] &lt; 96; 1; IF([.K$4]*[.$D14] &lt; 190; 6; IF([.K$4]*[.$D14] &lt; 380; 11; IF([.K$4]*[.$D14] &lt; 760; 10; 10)))))*[.$G14]" office:value-type="float" office:value="10" calcext:value-type="float">
            <text:p>10</text:p>
          </table:table-cell>
          <table:table-cell table:style-name="ce392" table:formula="of:=IF( [.L$4]*[.$D14] &lt; 48; 0; IF([.L$4]*[.$D14] &lt; 96; 1; IF([.L$4]*[.$D14] &lt; 190; 6; IF([.L$4]*[.$D14] &lt; 380; 11; IF([.L$4]*[.$D14] &lt; 760; 10; 10)))))*[.$G14]" office:value-type="float" office:value="10" calcext:value-type="float">
            <text:p>10</text:p>
          </table:table-cell>
          <table:table-cell table:style-name="ce392" table:formula="of:=IF( [.M$4]*[.$D14] &lt; 48; 0; IF([.M$4]*[.$D14] &lt; 96; 1; IF([.M$4]*[.$D14] &lt; 190; 6; IF([.M$4]*[.$D14] &lt; 380; 11; IF([.M$4]*[.$D14] &lt; 760; 10; 10)))))*[.$G14]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374" office:value-type="string" calcext:value-type="string">
            <text:p>End reflection loss (Flush terminated)</text:p>
          </table:table-cell>
          <table:table-cell table:style-name="ce380" table:formula="of:=SQRT(4*[.D15]*[.E15]/PI())" office:value-type="float" office:value="0.338513750128654" calcext:value-type="float">
            <text:p>0.339</text:p>
          </table:table-cell>
          <table:table-cell table:number-columns-repeated="2" table:style-name="ce379" office:value-type="float" office:value="0.3" calcext:value-type="float">
            <text:p>0.3</text:p>
          </table:table-cell>
          <table:table-cell table:style-name="ce374" table:number-columns-repeated="2"/>
          <table:table-cell table:style-name="ce389" table:formula="of:=10*LOG((1+(0.7*343/(PI()*[.H$4]*[.$C15]))^2))" office:value-type="float" office:value="6.29634848249157" calcext:value-type="float">
            <text:p>6.3</text:p>
          </table:table-cell>
          <table:table-cell table:style-name="ce389" table:formula="of:=10*LOG((1+(0.7*343/(PI()*[.I$4]*[.$C15]))^2))" office:value-type="float" office:value="2.59008814521927" calcext:value-type="float">
            <text:p>2.6</text:p>
          </table:table-cell>
          <table:table-cell table:style-name="ce389" table:formula="of:=10*LOG((1+(0.7*343/(PI()*[.J$4]*[.$C15]))^2))" office:value-type="float" office:value="0.805861316582275" calcext:value-type="float">
            <text:p>0.8</text:p>
          </table:table-cell>
          <table:table-cell table:style-name="ce389" table:formula="of:=10*LOG((1+(0.7*343/(PI()*[.K$4]*[.$C15]))^2))" office:value-type="float" office:value="0.215911589096742" calcext:value-type="float">
            <text:p>0.2</text:p>
          </table:table-cell>
          <table:table-cell table:style-name="ce389" table:formula="of:=10*LOG((1+(0.7*343/(PI()*[.L$4]*[.$C15]))^2))" office:value-type="float" office:value="0.054992534819086" calcext:value-type="float">
            <text:p>0.1</text:p>
          </table:table-cell>
          <table:table-cell table:style-name="ce389" table:formula="of:=10*LOG((1+(0.7*343/(PI()*[.M$4]*[.$C15]))^2))" office:value-type="float" office:value="0.0138135535158276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 (Multiple outlets)</text:p>
          </table:table-cell>
          <table:table-cell table:style-name="ce381" table:formula="of:=10*7.25/[.E16]" office:value-type="float" office:value="12.0833333333333" calcext:value-type="float">
            <office:annotation draw:style-name="gr2" draw:text-style-name="P3" svg:width="2.387cm" svg:height="0.72cm" svg:x="9.01cm" svg:y="6.629cm" draw:caption-point-x="-0.61cm" draw:caption-point-y="1.51cm">
              <dc:date>2020-06-05T00:00:00</dc:date>
              <text:p text:style-name="P2"><text:span text:style-name="T1">A(outlet)</text:span></text:p>
            </office:annotation>
            <text:p>12</text:p>
          </table:table-cell>
          <table:table-cell table:style-name="ce379" office:value-type="float" office:value="2.8" calcext:value-type="float">
            <office:annotation draw:style-name="gr2" draw:text-style-name="P3" svg:width="2.387cm" svg:height="0.72cm" svg:x="10.507cm" svg:y="6.629cm" draw:caption-point-x="-0.61cm" draw:caption-point-y="1.51cm">
              <dc:date>2020-06-05T00:00:00</dc:date>
              <text:p text:style-name="P2"><text:span text:style-name="T1">h</text:span></text:p>
            </office:annotation>
            <text:p>2.8</text:p>
          </table:table-cell>
          <table:table-cell table:style-name="ce379" office:value-type="float" office:value="6" calcext:value-type="float">
            <office:annotation draw:style-name="gr2" draw:text-style-name="P3" svg:width="2.387cm" svg:height="0.72cm" svg:x="12.005cm" svg:y="6.629cm" draw:caption-point-x="-0.61cm" draw:caption-point-y="1.51cm">
              <dc:date>2020-06-05T00:00:00</dc:date>
              <text:p text:style-name="P2"><text:span text:style-name="T1">N</text:span></text:p>
            </office:annotation>
            <text:p>6</text:p>
          </table:table-cell>
          <table:table-cell table:style-name="ce374" table:number-columns-repeated="2"/>
          <table:table-cell table:style-name="ce390" table:formula="of:=-31+5*LOG([.$C16]/[.$D16]^2)+28*LOG([.$D16]*3.28)+1.13*LOG([.$E16])+3*LOG([.H$4])" office:value-type="float" office:value="4.07428692098139" calcext:value-type="float">
            <text:p>4.1</text:p>
          </table:table-cell>
          <table:table-cell table:style-name="ce390" table:formula="of:=-31+5*LOG([.$C16]/[.$D16]^2)+28*LOG([.$D16]*3.28)+1.13*LOG([.$E16])+3*LOG([.I$4])" office:value-type="float" office:value="4.97737690797333" calcext:value-type="float">
            <text:p>5.0</text:p>
          </table:table-cell>
          <table:table-cell table:style-name="ce390" table:formula="of:=-31+5*LOG([.$C16]/[.$D16]^2)+28*LOG([.$D16]*3.28)+1.13*LOG([.$E16])+3*LOG([.J$4])" office:value-type="float" office:value="5.88046689496528" calcext:value-type="float">
            <text:p>5.9</text:p>
          </table:table-cell>
          <table:table-cell table:style-name="ce390" table:formula="of:=-31+5*LOG([.$C16]/[.$D16]^2)+28*LOG([.$D16]*3.28)+1.13*LOG([.$E16])+3*LOG([.K$4])" office:value-type="float" office:value="6.78355688195722" calcext:value-type="float">
            <text:p>6.8</text:p>
          </table:table-cell>
          <table:table-cell table:style-name="ce390" table:formula="of:=-31+5*LOG([.$C16]/[.$D16]^2)+28*LOG([.$D16]*3.28)+1.13*LOG([.$E16])+3*LOG([.L$4])" office:value-type="float" office:value="7.68664686894917" calcext:value-type="float">
            <text:p>7.7</text:p>
          </table:table-cell>
          <table:table-cell table:style-name="ce390" table:formula="of:=-31+5*LOG([.$C16]/[.$D16]^2)+28*LOG([.$D16]*3.28)+1.13*LOG([.$E16])+3*LOG([.M$4])" office:value-type="float" office:value="8.58973685594111" calcext:value-type="float">
            <text:p>8.6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7]-SUM([.H8:.H17]); 0)" office:value-type="float" office:value="39.689915506595" calcext:value-type="float">
            <text:p>40</text:p>
          </table:table-cell>
          <table:table-cell table:style-name="ce394" table:formula="of:=MAX([.I7]-SUM([.I8:.I17]); 0)" office:value-type="float" office:value="36.061978389324" calcext:value-type="float">
            <text:p>36</text:p>
          </table:table-cell>
          <table:table-cell table:style-name="ce394" table:formula="of:=MAX([.J7]-SUM([.J8:.J17]); 0)" office:value-type="float" office:value="26.4619283726424" calcext:value-type="float">
            <text:p>26</text:p>
          </table:table-cell>
          <table:table-cell table:style-name="ce394" table:formula="of:=MAX([.K7]-SUM([.K8:.K17]); 0)" office:value-type="float" office:value="5.34212183512886" calcext:value-type="float">
            <text:p>5</text:p>
          </table:table-cell>
          <table:table-cell table:style-name="ce394" table:formula="of:=MAX([.L7]-SUM([.L8:.L17]); 0)" office:value-type="float" office:value="0" calcext:value-type="float">
            <text:p>0</text:p>
          </table:table-cell>
          <table:table-cell table:style-name="ce394" table:formula="of:=MAX([.M7]-SUM([.M8:.M17]); 0)" office:value-type="float" office:value="0" calcext:value-type="float">
            <text:p>0</text:p>
          </table:table-cell>
          <table:table-cell table:formula="of:=10^([.H18]/10)" office:value-type="float" office:value="9310.89760637262" calcext:value-type="float">
            <text:p>9310.89760637262</text:p>
          </table:table-cell>
          <table:table-cell table:formula="of:=10^([.I18]/10)" office:value-type="float" office:value="4038.29311872221" calcext:value-type="float">
            <text:p>4038.29311872221</text:p>
          </table:table-cell>
          <table:table-cell table:formula="of:=10^([.J18]/10)" office:value-type="float" office:value="442.784935951296" calcext:value-type="float">
            <text:p>442.784935951296</text:p>
          </table:table-cell>
          <table:table-cell table:formula="of:=10^([.K18]/10)" office:value-type="float" office:value="3.42146564435092" calcext:value-type="float">
            <text:p>3.42146564435092</text:p>
          </table:table-cell>
          <table:table-cell table:formula="of:=10^([.L18]/10)" office:value-type="float" office:value="1" calcext:value-type="float">
            <text:p>1</text:p>
          </table:table-cell>
          <table:table-cell table:formula="of:=10^([.M18]/1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48" table:number-columns-repeated="6"/>
          <table:table-cell table:style-name="ce394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I</text:p>
          </table:table-cell>
          <table:table-cell table:style-name="ce349" office:value-type="string" calcext:value-type="string">
            <text:p>Supply duct breakout path</text:p>
          </table:table-cell>
          <table:table-cell table:style-name="ce349" table:number-columns-repeated="5"/>
          <table:table-cell table:style-name="ce385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Terminal discharge from Fan</text:p>
          </table:table-cell>
          <table:table-cell table:style-name="ce374" table:number-columns-repeated="5"/>
          <table:table-cell table:style-name="ce386" table:formula="of:=[$'S - Fan noise calculator'.C$14]" office:value-type="float" office:value="83" calcext:value-type="float">
            <text:p>83</text:p>
          </table:table-cell>
          <table:table-cell table:style-name="ce386" table:formula="of:=[$'S - Fan noise calculator'.D$14]" office:value-type="float" office:value="83" calcext:value-type="float">
            <text:p>83</text:p>
          </table:table-cell>
          <table:table-cell table:style-name="ce386" table:formula="of:=[$'S - Fan noise calculator'.E$14]" office:value-type="float" office:value="79" calcext:value-type="float">
            <text:p>79</text:p>
          </table:table-cell>
          <table:table-cell table:style-name="ce386" table:formula="of:=[$'S - Fan noise calculator'.F$14]" office:value-type="float" office:value="73" calcext:value-type="float">
            <text:p>73</text:p>
          </table:table-cell>
          <table:table-cell table:style-name="ce386" table:formula="of:=[$'S - Fan noise calculator'.G$14]" office:value-type="float" office:value="69" calcext:value-type="float">
            <text:p>69</text:p>
          </table:table-cell>
          <table:table-cell table:style-name="ce386" table:formula="of:=[$'S - Fan noise calculator'.H$14]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rectangular duct</text:p>
          </table:table-cell>
          <table:table-cell table:style-name="ce374"/>
          <table:table-cell table:number-columns-repeated="2" table:style-name="ce379" office:value-type="float" office:value="0.5" calcext:value-type="float">
            <text:p>0.5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" calcext:value-type="float">
            <text:p>1</text:p>
          </table:table-cell>
          <table:table-cell table:style-name="ce389" table:formula="of:=MIN((  (10^[$Constants.B$14]) * (((2*([.$D23]+[.$E23]))/([.$D23]*[.$E23]*3.28))^[$Constants.B$15]) * (([.$F$10]/25.4)^[$Constants.B$16])  )*[.$G23]*3.28;  40)" office:value-type="float" office:value="0" calcext:value-type="float">
            <text:p>0.0</text:p>
          </table:table-cell>
          <table:table-cell table:style-name="ce389" table:formula="of:=MIN((  (10^[$Constants.C$14]) * (((2*([.$D23]+[.$E23]))/([.$D23]*[.$E23]*3.28))^[$Constants.C$15]) * (([.$F$10]/25.4)^[$Constants.C$16])  )*[.$G23]*3.28;  40)" office:value-type="float" office:value="0" calcext:value-type="float">
            <text:p>0.0</text:p>
          </table:table-cell>
          <table:table-cell table:style-name="ce389" table:formula="of:=MIN((  (10^[$Constants.D$14]) * (((2*([.$D23]+[.$E23]))/([.$D23]*[.$E23]*3.28))^[$Constants.D$15]) * (([.$F$10]/25.4)^[$Constants.D$16])  )*[.$G23]*3.28;  40)" office:value-type="float" office:value="0" calcext:value-type="float">
            <text:p>0.0</text:p>
          </table:table-cell>
          <table:table-cell table:style-name="ce389" table:formula="of:=MIN((  (10^[$Constants.E$14]) * (((2*([.$D23]+[.$E23]))/([.$D23]*[.$E23]*3.28))^[$Constants.E$15]) * (([.$F$10]/25.4)^[$Constants.E$16])  )*[.$G23]*3.28;  40)" office:value-type="float" office:value="0" calcext:value-type="float">
            <text:p>0.0</text:p>
          </table:table-cell>
          <table:table-cell table:style-name="ce389" table:formula="of:=MIN((  (10^[$Constants.F$14]) * (((2*([.$D23]+[.$E23]))/([.$D23]*[.$E23]*3.28))^[$Constants.F$15]) * (([.$F$10]/25.4)^[$Constants.F$16])  )*[.$G23]*3.28;  40)" office:value-type="float" office:value="8.68268727363835" calcext:value-type="float">
            <text:p>8.7</text:p>
          </table:table-cell>
          <table:table-cell table:style-name="ce389" table:formula="of:=MIN((  (10^[$Constants.G$14]) * (((2*([.$D23]+[.$E23]))/([.$D23]*[.$E23]*3.28))^[$Constants.G$15]) * (([.$F$10]/25.4)^[$Constants.G$16])  )*[.$G23]*3.28;  40)" office:value-type="float" office:value="6.6731793595673" calcext:value-type="float">
            <text:p>6.7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</text:p>
          </table:table-cell>
          <table:table-cell table:style-name="ce374" table:number-columns-repeated="5"/>
          <table:table-cell table:style-name="ce388" table:formula="of:=[$'P - Plenum - S'.C$24]" office:value-type="float" office:value="20" calcext:value-type="float">
            <text:p>20.0</text:p>
          </table:table-cell>
          <table:table-cell table:style-name="ce388" table:formula="of:=[$'P - Plenum - S'.D$24]" office:value-type="float" office:value="20" calcext:value-type="float">
            <text:p>20.0</text:p>
          </table:table-cell>
          <table:table-cell table:style-name="ce388" table:formula="of:=[$'P - Plenum - S'.E$24]" office:value-type="float" office:value="15.7550491812076" calcext:value-type="float">
            <text:p>15.8</text:p>
          </table:table-cell>
          <table:table-cell table:style-name="ce388" table:formula="of:=[$'P - Plenum - S'.F$24]" office:value-type="float" office:value="18.878185414064" calcext:value-type="float">
            <text:p>18.9</text:p>
          </table:table-cell>
          <table:table-cell table:style-name="ce388" table:formula="of:=[$'P - Plenum - S'.G$24]" office:value-type="float" office:value="19.0105281470012" calcext:value-type="float">
            <text:p>19.0</text:p>
          </table:table-cell>
          <table:table-cell table:style-name="ce388" table:formula="of:=[$'P - Plenum - S'.H$24]" office:value-type="float" office:value="20.1387444667079" calcext:value-type="float">
            <text:p>20.1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Branch power division</text:p>
          </table:table-cell>
          <table:table-cell table:style-name="ce379" office:value-type="float" office:value="0.5" calcext:value-type="float">
            <office:annotation draw:style-name="gr2" draw:text-style-name="P3" svg:width="2.387cm" svg:height="0.72cm" svg:x="9.01cm" svg:y="11.281cm" draw:caption-point-x="-0.61cm" draw:caption-point-y="1.51cm">
              <dc:date>2020-06-05T00:00:00</dc:date>
              <text:p text:style-name="P2"><text:span text:style-name="T1">Sb</text:span></text:p>
            </office:annotation>
            <text:p>0.5</text:p>
          </table:table-cell>
          <table:table-cell table:style-name="ce379" office:value-type="float" office:value="1" calcext:value-type="float">
            <office:annotation draw:style-name="gr2" draw:text-style-name="P5" svg:width="2.387cm" svg:height="0.72cm" svg:x="10.507cm" svg:y="11.281cm" draw:caption-point-x="-0.61cm" draw:caption-point-y="1.51cm">
              <dc:date>2020-06-05T00:00:00</dc:date>
              <text:p text:style-name="P4"><text:span text:style-name="T1">ΣSb</text:span></text:p>
            </office:annotation>
            <text:p>1</text:p>
          </table:table-cell>
          <table:table-cell table:style-name="ce382"/>
          <table:table-cell table:style-name="ce374" table:number-columns-repeated="2"/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style-name="ce390" table:formula="of:=-10*LOG([.$C25]/[.$D25])" office:value-type="float" office:value="3.01029995663981" calcext:value-type="float">
            <text:p>3.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rectangular duct</text:p>
          </table:table-cell>
          <table:table-cell table:style-name="ce374"/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0.25" calcext:value-type="float">
            <text:p>0.25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2" calcext:value-type="float">
            <text:p>2</text:p>
          </table:table-cell>
          <table:table-cell table:style-name="ce389" table:formula="of:=MIN((  (10^[$Constants.B$14]) * (((2*([.$D26]+[.$E26]))/([.$D26]*[.$E26]*3.28))^[$Constants.B$15]) * (([.$F$12]/25.4)^[$Constants.B$16])  )*[.$G26]*3.28;  40)" office:value-type="float" office:value="2.11428853207114" calcext:value-type="float">
            <text:p>2.1</text:p>
          </table:table-cell>
          <table:table-cell table:style-name="ce389" table:formula="of:=MIN((  (10^[$Constants.C$14]) * (((2*([.$D26]+[.$E26]))/([.$D26]*[.$E26]*3.28))^[$Constants.C$15]) * (([.$F$12]/25.4)^[$Constants.C$16])  )*[.$G26]*3.28;  40)" office:value-type="float" office:value="4.54539599962243" calcext:value-type="float">
            <text:p>4.5</text:p>
          </table:table-cell>
          <table:table-cell table:style-name="ce389" table:formula="of:=MIN((  (10^[$Constants.D$14]) * (((2*([.$D26]+[.$E26]))/([.$D26]*[.$E26]*3.28))^[$Constants.D$15]) * (([.$F$12]/25.4)^[$Constants.D$16])  )*[.$G26]*3.28;  40)" office:value-type="float" office:value="11.2715336767414" calcext:value-type="float">
            <text:p>11.3</text:p>
          </table:table-cell>
          <table:table-cell table:style-name="ce389" table:formula="of:=MIN((  (10^[$Constants.E$14]) * (((2*([.$D26]+[.$E26]))/([.$D26]*[.$E26]*3.28))^[$Constants.E$15]) * (([.$F$12]/25.4)^[$Constants.E$16])  )*[.$G26]*3.28;  40)" office:value-type="float" office:value="23.9550637218923" calcext:value-type="float">
            <text:p>24.0</text:p>
          </table:table-cell>
          <table:table-cell table:style-name="ce389" table:formula="of:=MIN((  (10^[$Constants.F$14]) * (((2*([.$D26]+[.$E26]))/([.$D26]*[.$E26]*3.28))^[$Constants.F$15]) * (([.$F$12]/25.4)^[$Constants.F$16])  )*[.$G26]*3.28;  40)" office:value-type="float" office:value="22.5947422852714" calcext:value-type="float">
            <text:p>22.6</text:p>
          </table:table-cell>
          <table:table-cell table:style-name="ce389" table:formula="of:=MIN((  (10^[$Constants.G$14]) * (((2*([.$D26]+[.$E26]))/([.$D26]*[.$E26]*3.28))^[$Constants.G$15]) * (([.$F$12]/25.4)^[$Constants.G$16])  )*[.$G26]*3.28;  40)" office:value-type="float" office:value="16.1727649263587" calcext:value-type="float">
            <text:p>16.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Rectangular duct breakout</text:p>
          </table:table-cell>
          <table:table-cell table:style-name="ce374"/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0.25" calcext:value-type="float">
            <text:p>0.25</text:p>
          </table:table-cell>
          <table:table-cell table:style-name="ce374"/>
          <table:table-cell table:style-name="ce379" office:value-type="float" office:value="3.2" calcext:value-type="float">
            <text:p>3.2</text:p>
          </table:table-cell>
          <table:table-cell table:style-name="ce389" table:formula="of:=[$Constants.B$129]-10*LOG((2*[.$G27]*([.$D27]+[.$E27]))/([.$D27]*[.$E27]))" office:value-type="float" office:value="6.5913446941356" calcext:value-type="float">
            <text:p>6.6</text:p>
          </table:table-cell>
          <table:table-cell table:style-name="ce389" table:formula="of:=[$Constants.C$129]-10*LOG((2*[.$G27]*([.$D27]+[.$E27]))/([.$D27]*[.$E27]))" office:value-type="float" office:value="9.5913446941356" calcext:value-type="float">
            <text:p>9.6</text:p>
          </table:table-cell>
          <table:table-cell table:style-name="ce389" table:formula="of:=[$Constants.D$129]-10*LOG((2*[.$G27]*([.$D27]+[.$E27]))/([.$D27]*[.$E27]))" office:value-type="float" office:value="12.5913446941356" calcext:value-type="float">
            <text:p>12.6</text:p>
          </table:table-cell>
          <table:table-cell table:style-name="ce389" table:formula="of:=[$Constants.E$129]-10*LOG((2*[.$G27]*([.$D27]+[.$E27]))/([.$D27]*[.$E27]))" office:value-type="float" office:value="15.5913446941356" calcext:value-type="float">
            <text:p>15.6</text:p>
          </table:table-cell>
          <table:table-cell table:style-name="ce389" table:formula="of:=[$Constants.F$129]-10*LOG((2*[.$G27]*([.$D27]+[.$E27]))/([.$D27]*[.$E27]))" office:value-type="float" office:value="19.5913446941356" calcext:value-type="float">
            <text:p>19.6</text:p>
          </table:table-cell>
          <table:table-cell table:style-name="ce389" table:formula="of:=[$Constants.G$129]-10*LOG((2*[.$G27]*([.$D27]+[.$E27]))/([.$D27]*[.$E27]))" office:value-type="float" office:value="25.5913446941356" calcext:value-type="float">
            <text:p>25.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Ceiling Effect (Gypsum board tiles)</text:p>
          </table:table-cell>
          <table:table-cell table:style-name="ce374" table:number-columns-repeated="5"/>
          <table:table-cell table:style-name="ce393" office:value-type="float" office:value="16" calcext:value-type="float">
            <text:p>16</text:p>
          </table:table-cell>
          <table:table-cell table:number-columns-repeated="2" table:style-name="ce393" office:value-type="float" office:value="18" calcext:value-type="float">
            <text:p>18</text:p>
          </table:table-cell>
          <table:table-cell table:style-name="ce393" office:value-type="float" office:value="21" calcext:value-type="float">
            <text:p>21</text:p>
          </table:table-cell>
          <table:table-cell table:number-columns-repeated="2" table:style-name="ce39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21]-SUM([.H22:.H29]); 0)" office:value-type="float" office:value="33.2840668171534" calcext:value-type="float">
            <text:p>33</text:p>
          </table:table-cell>
          <table:table-cell table:style-name="ce394" table:formula="of:=MAX([.I21]-SUM([.I22:.I29]); 0)" office:value-type="float" office:value="26.8529593496022" calcext:value-type="float">
            <text:p>27</text:p>
          </table:table-cell>
          <table:table-cell table:style-name="ce394" table:formula="of:=MAX([.J21]-SUM([.J22:.J29]); 0)" office:value-type="float" office:value="18.3717724912755" calcext:value-type="float">
            <text:p>18</text:p>
          </table:table-cell>
          <table:table-cell table:style-name="ce394" table:formula="of:=MAX([.K21]-SUM([.K22:.K29]); 0)" office:value-type="float" office:value="0" calcext:value-type="float">
            <text:p>0</text:p>
          </table:table-cell>
          <table:table-cell table:style-name="ce394" table:formula="of:=MAX([.L21]-SUM([.L22:.L29]); 0)" office:value-type="float" office:value="0" calcext:value-type="float">
            <text:p>0</text:p>
          </table:table-cell>
          <table:table-cell table:style-name="ce394" table:formula="of:=MAX([.M21]-SUM([.M22:.M29]); 0)" office:value-type="float" office:value="0" calcext:value-type="float">
            <text:p>0</text:p>
          </table:table-cell>
          <table:table-cell table:formula="of:=10^([.H30]/10)" office:value-type="float" office:value="2130.13280971711" calcext:value-type="float">
            <text:p>2130.13280971711</text:p>
          </table:table-cell>
          <table:table-cell table:formula="of:=10^([.I30]/10)" office:value-type="float" office:value="484.502402537813" calcext:value-type="float">
            <text:p>484.502402537813</text:p>
          </table:table-cell>
          <table:table-cell table:formula="of:=10^([.J30]/10)" office:value-type="float" office:value="68.7348911310996" calcext:value-type="float">
            <text:p>68.7348911310996</text:p>
          </table:table-cell>
          <table:table-cell table:formula="of:=10^([.K30]/10)" office:value-type="float" office:value="1" calcext:value-type="float">
            <text:p>1</text:p>
          </table:table-cell>
          <table:table-cell table:formula="of:=10^([.L30]/10)" office:value-type="float" office:value="1" calcext:value-type="float">
            <text:p>1</text:p>
          </table:table-cell>
          <table:table-cell table:formula="of:=10^([.M30]/1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II</text:p>
          </table:table-cell>
          <table:table-cell table:style-name="ce349" office:value-type="string" calcext:value-type="string">
            <text:p>Outlet Generated</text:p>
          </table:table-cell>
          <table:table-cell table:style-name="ce374" table:number-columns-repeated="5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15)</text:p>
          </table:table-cell>
          <table:table-cell table:style-name="ce374" table:number-columns-repeated="5"/>
          <table:table-cell table:style-name="ce392" office:value-type="float" office:value="46" calcext:value-type="float">
            <text:p>46</text:p>
          </table:table-cell>
          <table:table-cell table:style-name="ce392" office:value-type="float" office:value="39" calcext:value-type="float">
            <text:p>39</text:p>
          </table:table-cell>
          <table:table-cell table:style-name="ce392" office:value-type="float" office:value="32" calcext:value-type="float">
            <text:p>32</text:p>
          </table:table-cell>
          <table:table-cell table:style-name="ce392" office:value-type="float" office:value="27" calcext:value-type="float">
            <text:p>27</text:p>
          </table:table-cell>
          <table:table-cell table:style-name="ce392" office:value-type="float" office:value="24" calcext:value-type="float">
            <text:p>24</text:p>
          </table:table-cell>
          <table:table-cell table:style-name="ce39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 (Multiple outlets)</text:p>
          </table:table-cell>
          <table:table-cell table:style-name="ce381" table:formula="of:=10*7.25/[.E35]" office:value-type="float" office:value="12.0833333333333" calcext:value-type="float">
            <office:annotation draw:style-name="gr2" draw:text-style-name="P3" svg:width="2.387cm" svg:height="0.72cm" svg:x="9.01cm" svg:y="16.449cm" draw:caption-point-x="-0.61cm" draw:caption-point-y="1.51cm">
              <dc:date>2020-06-05T00:00:00</dc:date>
              <text:p text:style-name="P2"><text:span text:style-name="T1">A(outlet)</text:span></text:p>
            </office:annotation>
            <text:p>12</text:p>
          </table:table-cell>
          <table:table-cell table:style-name="ce379" office:value-type="float" office:value="2.8" calcext:value-type="float">
            <office:annotation draw:style-name="gr2" draw:text-style-name="P3" svg:width="2.387cm" svg:height="0.72cm" svg:x="10.507cm" svg:y="16.449cm" draw:caption-point-x="-0.61cm" draw:caption-point-y="1.51cm">
              <dc:date>2020-06-05T00:00:00</dc:date>
              <text:p text:style-name="P2"><text:span text:style-name="T1">h</text:span></text:p>
            </office:annotation>
            <text:p>2.8</text:p>
          </table:table-cell>
          <table:table-cell table:style-name="ce379" office:value-type="float" office:value="6" calcext:value-type="float">
            <office:annotation draw:style-name="gr2" draw:text-style-name="P3" svg:width="2.387cm" svg:height="0.72cm" svg:x="12.005cm" svg:y="16.449cm" draw:caption-point-x="-0.61cm" draw:caption-point-y="1.51cm">
              <dc:date>2020-06-05T00:00:00</dc:date>
              <text:p text:style-name="P2"><text:span text:style-name="T1">N</text:span></text:p>
            </office:annotation>
            <text:p>6</text:p>
          </table:table-cell>
          <table:table-cell table:style-name="ce374" table:number-columns-repeated="2"/>
          <table:table-cell table:style-name="ce390" table:formula="of:=-31+5*LOG([.$C35]/[.$D35]^2)+28*LOG([.$D35]*3.28)+1.13*LOG([.$E35])+3*LOG([.H$4])" office:value-type="float" office:value="4.07428692098139" calcext:value-type="float">
            <text:p>4.1</text:p>
          </table:table-cell>
          <table:table-cell table:style-name="ce390" table:formula="of:=-31+5*LOG([.$C35]/[.$D35]^2)+28*LOG([.$D35]*3.28)+1.13*LOG([.$E35])+3*LOG([.I$4])" office:value-type="float" office:value="4.97737690797333" calcext:value-type="float">
            <text:p>5.0</text:p>
          </table:table-cell>
          <table:table-cell table:style-name="ce390" table:formula="of:=-31+5*LOG([.$C35]/[.$D35]^2)+28*LOG([.$D35]*3.28)+1.13*LOG([.$E35])+3*LOG([.J$4])" office:value-type="float" office:value="5.88046689496528" calcext:value-type="float">
            <text:p>5.9</text:p>
          </table:table-cell>
          <table:table-cell table:style-name="ce390" table:formula="of:=-31+5*LOG([.$C35]/[.$D35]^2)+28*LOG([.$D35]*3.28)+1.13*LOG([.$E35])+3*LOG([.K$4])" office:value-type="float" office:value="6.78355688195722" calcext:value-type="float">
            <text:p>6.8</text:p>
          </table:table-cell>
          <table:table-cell table:style-name="ce390" table:formula="of:=-31+5*LOG([.$C35]/[.$D35]^2)+28*LOG([.$D35]*3.28)+1.13*LOG([.$E35])+3*LOG([.L$4])" office:value-type="float" office:value="7.68664686894917" calcext:value-type="float">
            <text:p>7.7</text:p>
          </table:table-cell>
          <table:table-cell table:style-name="ce390" table:formula="of:=-31+5*LOG([.$C35]/[.$D35]^2)+28*LOG([.$D35]*3.28)+1.13*LOG([.$E35])+3*LOG([.M$4])" office:value-type="float" office:value="8.58973685594111" calcext:value-type="float">
            <text:p>8.6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33]-SUM([.H34:.H36]); 0)" office:value-type="float" office:value="39.9257130790186" calcext:value-type="float">
            <text:p>40</text:p>
          </table:table-cell>
          <table:table-cell table:style-name="ce394" table:formula="of:=MAX([.I33]-SUM([.I34:.I36]); 0)" office:value-type="float" office:value="33.0226230920267" calcext:value-type="float">
            <text:p>33</text:p>
          </table:table-cell>
          <table:table-cell table:style-name="ce394" table:formula="of:=MAX([.J33]-SUM([.J34:.J36]); 0)" office:value-type="float" office:value="26.1195331050347" calcext:value-type="float">
            <text:p>26</text:p>
          </table:table-cell>
          <table:table-cell table:style-name="ce394" table:formula="of:=MAX([.K33]-SUM([.K34:.K36]); 0)" office:value-type="float" office:value="20.2164431180428" calcext:value-type="float">
            <text:p>20</text:p>
          </table:table-cell>
          <table:table-cell table:style-name="ce394" table:formula="of:=MAX([.L33]-SUM([.L34:.L36]); 0)" office:value-type="float" office:value="16.3133531310508" calcext:value-type="float">
            <text:p>16</text:p>
          </table:table-cell>
          <table:table-cell table:style-name="ce394" table:formula="of:=MAX([.M33]-SUM([.M34:.M36]); 0)" office:value-type="float" office:value="13.4102631440589" calcext:value-type="float">
            <text:p>13</text:p>
          </table:table-cell>
          <table:table-cell table:formula="of:=10^([.H37]/10)" office:value-type="float" office:value="9830.4026760055" calcext:value-type="float">
            <text:p>9830.4026760055</text:p>
          </table:table-cell>
          <table:table-cell table:formula="of:=10^([.I37]/10)" office:value-type="float" office:value="2005.68307263366" calcext:value-type="float">
            <text:p>2005.68307263366</text:p>
          </table:table-cell>
          <table:table-cell table:formula="of:=10^([.J37]/10)" office:value-type="float" office:value="409.216663898016" calcext:value-type="float">
            <text:p>409.216663898016</text:p>
          </table:table-cell>
          <table:table-cell table:formula="of:=10^([.K37]/10)" office:value-type="float" office:value="105.110066730311" calcext:value-type="float">
            <text:p>105.110066730311</text:p>
          </table:table-cell>
          <table:table-cell table:formula="of:=10^([.L37]/10)" office:value-type="float" office:value="42.7893129351213" calcext:value-type="float">
            <text:p>42.7893129351213</text:p>
          </table:table-cell>
          <table:table-cell table:formula="of:=10^([.M37]/10)" office:value-type="float" office:value="21.9293780396765" calcext:value-type="float">
            <text:p>21.9293780396765</text:p>
          </table:table-cell>
          <table:table-cell table:number-columns-repeated="1004"/>
        </table:table-row>
        <table:table-row table:style-name="ro1">
          <table:table-cell/>
          <table:table-cell table:style-name="ce348" table:number-columns-repeated="6"/>
          <table:table-cell table:style-name="ce394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V</text:p>
          </table:table-cell>
          <table:table-cell table:style-name="ce349" office:value-type="string" calcext:value-type="string">
            <text:p>Return air discharge path</text:p>
          </table:table-cell>
          <table:table-cell table:style-name="ce349" table:number-columns-repeated="5"/>
          <table:table-cell table:style-name="ce385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Terminal discharge from Fan</text:p>
          </table:table-cell>
          <table:table-cell table:style-name="ce374" table:number-columns-repeated="5"/>
          <table:table-cell table:style-name="ce386" table:formula="of:=[$'S - Fan noise calculator'.C$14]" office:value-type="float" office:value="83" calcext:value-type="float">
            <text:p>83</text:p>
          </table:table-cell>
          <table:table-cell table:style-name="ce386" table:formula="of:=[$'S - Fan noise calculator'.D$14]" office:value-type="float" office:value="83" calcext:value-type="float">
            <text:p>83</text:p>
          </table:table-cell>
          <table:table-cell table:style-name="ce386" table:formula="of:=[$'S - Fan noise calculator'.E$14]" office:value-type="float" office:value="79" calcext:value-type="float">
            <text:p>79</text:p>
          </table:table-cell>
          <table:table-cell table:style-name="ce386" table:formula="of:=[$'S - Fan noise calculator'.F$14]" office:value-type="float" office:value="73" calcext:value-type="float">
            <text:p>73</text:p>
          </table:table-cell>
          <table:table-cell table:style-name="ce386" table:formula="of:=[$'S - Fan noise calculator'.G$14]" office:value-type="float" office:value="69" calcext:value-type="float">
            <text:p>69</text:p>
          </table:table-cell>
          <table:table-cell table:style-name="ce386" table:formula="of:=[$'S - Fan noise calculator'.H$14]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 – R1</text:p>
          </table:table-cell>
          <table:table-cell table:style-name="ce374" table:number-columns-repeated="5"/>
          <table:table-cell table:style-name="ce388" table:formula="of:=[$'P - Plenum - R1'.C$24]" office:value-type="float" office:value="20" calcext:value-type="float">
            <text:p>20.0</text:p>
          </table:table-cell>
          <table:table-cell table:style-name="ce388" table:formula="of:=[$'P - Plenum - R1'.D$24]" office:value-type="float" office:value="20" calcext:value-type="float">
            <text:p>20.0</text:p>
          </table:table-cell>
          <table:table-cell table:style-name="ce388" table:formula="of:=[$'P - Plenum - R1'.E$24]" office:value-type="float" office:value="16.118073283159" calcext:value-type="float">
            <text:p>16.1</text:p>
          </table:table-cell>
          <table:table-cell table:style-name="ce388" table:formula="of:=[$'P - Plenum - R1'.F$24]" office:value-type="float" office:value="19.2275095080106" calcext:value-type="float">
            <text:p>19.2</text:p>
          </table:table-cell>
          <table:table-cell table:style-name="ce388" table:formula="of:=[$'P - Plenum - R1'.G$24]" office:value-type="float" office:value="19.6839958868523" calcext:value-type="float">
            <text:p>19.7</text:p>
          </table:table-cell>
          <table:table-cell table:style-name="ce388" table:formula="of:=[$'P - Plenum - R1'.H$24]" office:value-type="float" office:value="20.1517209266223" calcext:value-type="float">
            <text:p>20.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 – R2</text:p>
          </table:table-cell>
          <table:table-cell table:style-name="ce374" table:number-columns-repeated="5"/>
          <table:table-cell table:style-name="ce388" table:formula="of:=[$'P - Plenum - R2'.C$24]" office:value-type="float" office:value="20" calcext:value-type="float">
            <text:p>20.0</text:p>
          </table:table-cell>
          <table:table-cell table:style-name="ce388" table:formula="of:=[$'P - Plenum - R2'.D$24]" office:value-type="float" office:value="31.3175505316577" calcext:value-type="float">
            <text:p>31.3</text:p>
          </table:table-cell>
          <table:table-cell table:style-name="ce388" table:formula="of:=[$'P - Plenum - R2'.E$24]" office:value-type="float" office:value="24.1945446411928" calcext:value-type="float">
            <text:p>24.2</text:p>
          </table:table-cell>
          <table:table-cell table:style-name="ce388" table:formula="of:=[$'P - Plenum - R2'.F$24]" office:value-type="float" office:value="32.3060589013131" calcext:value-type="float">
            <text:p>32.3</text:p>
          </table:table-cell>
          <table:table-cell table:style-name="ce388" table:formula="of:=[$'P - Plenum - R2'.G$24]" office:value-type="float" office:value="33.9350851398551" calcext:value-type="float">
            <text:p>33.9</text:p>
          </table:table-cell>
          <table:table-cell table:style-name="ce388" table:formula="of:=[$'P - Plenum - R2'.H$24]" office:value-type="float" office:value="36.5876781220804" calcext:value-type="float">
            <text:p>36.6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Branch power division</text:p>
          </table:table-cell>
          <table:table-cell table:style-name="ce49" table:formula="of:=1/5" office:value-type="float" office:value="0.2" calcext:value-type="float">
            <office:annotation draw:style-name="gr2" draw:text-style-name="P3" svg:width="2.387cm" svg:height="0.72cm" svg:x="9.01cm" svg:y="21.1cm" draw:caption-point-x="-0.61cm" draw:caption-point-y="1.51cm">
              <dc:date>2020-06-05T00:00:00</dc:date>
              <text:p text:style-name="P2"><text:span text:style-name="T1">Sb</text:span></text:p>
            </office:annotation>
            <text:p>0.20</text:p>
          </table:table-cell>
          <table:table-cell table:style-name="ce379" office:value-type="float" office:value="1" calcext:value-type="float">
            <office:annotation draw:style-name="gr2" draw:text-style-name="P5" svg:width="2.387cm" svg:height="0.72cm" svg:x="10.507cm" svg:y="21.1cm" draw:caption-point-x="-0.61cm" draw:caption-point-y="1.51cm">
              <dc:date>2020-06-05T00:00:00</dc:date>
              <text:p text:style-name="P4"><text:span text:style-name="T1">ΣSb</text:span></text:p>
            </office:annotation>
            <text:p>1</text:p>
          </table:table-cell>
          <table:table-cell table:style-name="ce382"/>
          <table:table-cell table:style-name="ce374" table:number-columns-repeated="2"/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style-name="ce390" table:formula="of:=-10*LOG([.$C44]/[.$D44])" office:value-type="float" office:value="6.98970004336019" calcext:value-type="float">
            <text:p>7.0</text:p>
          </table:table-cell>
          <table:table-cell table:number-columns-repeated="1010"/>
        </table:table-row>
        <table:table-row table:style-name="ro2">
          <table:table-cell/>
          <table:table-cell table:style-name="ce374" office:value-type="string" calcext:value-type="string">
            <text:p>End reflection loss (Flush terminated)</text:p>
          </table:table-cell>
          <table:table-cell table:style-name="ce380" table:formula="of:=SQRT(4*[.D45]*[.E45]/PI())" office:value-type="float" office:value="0.338513750128654" calcext:value-type="float">
            <text:p>0.339</text:p>
          </table:table-cell>
          <table:table-cell table:number-columns-repeated="2" table:style-name="ce379" office:value-type="float" office:value="0.3" calcext:value-type="float">
            <text:p>0.3</text:p>
          </table:table-cell>
          <table:table-cell table:style-name="ce374" table:number-columns-repeated="2"/>
          <table:table-cell table:style-name="ce389" table:formula="of:=10*LOG((1+(0.7*343/(PI()*[.H$4]*[.$C45]))^2))" office:value-type="float" office:value="6.29634848249157" calcext:value-type="float">
            <text:p>6.3</text:p>
          </table:table-cell>
          <table:table-cell table:style-name="ce389" table:formula="of:=10*LOG((1+(0.7*343/(PI()*[.I$4]*[.$C45]))^2))" office:value-type="float" office:value="2.59008814521927" calcext:value-type="float">
            <text:p>2.6</text:p>
          </table:table-cell>
          <table:table-cell table:style-name="ce389" table:formula="of:=10*LOG((1+(0.7*343/(PI()*[.J$4]*[.$C45]))^2))" office:value-type="float" office:value="0.805861316582275" calcext:value-type="float">
            <text:p>0.8</text:p>
          </table:table-cell>
          <table:table-cell table:style-name="ce389" table:formula="of:=10*LOG((1+(0.7*343/(PI()*[.K$4]*[.$C45]))^2))" office:value-type="float" office:value="0.215911589096742" calcext:value-type="float">
            <text:p>0.2</text:p>
          </table:table-cell>
          <table:table-cell table:style-name="ce389" table:formula="of:=10*LOG((1+(0.7*343/(PI()*[.L$4]*[.$C45]))^2))" office:value-type="float" office:value="0.054992534819086" calcext:value-type="float">
            <text:p>0.1</text:p>
          </table:table-cell>
          <table:table-cell table:style-name="ce389" table:formula="of:=10*LOG((1+(0.7*343/(PI()*[.M$4]*[.$C45]))^2))" office:value-type="float" office:value="0.0138135535158276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 (Multiple outlets)</text:p>
          </table:table-cell>
          <table:table-cell table:style-name="ce381" table:formula="of:=10*7.25/[.E46]" office:value-type="float" office:value="14.5" calcext:value-type="float">
            <office:annotation draw:style-name="gr2" draw:text-style-name="P3" svg:width="2.387cm" svg:height="0.72cm" svg:x="9.01cm" svg:y="22.511cm" draw:caption-point-x="-0.61cm" draw:caption-point-y="1.51cm">
              <dc:date>2020-06-05T00:00:00</dc:date>
              <text:p text:style-name="P2"><text:span text:style-name="T1">A(outlet)</text:span></text:p>
            </office:annotation>
            <text:p>15</text:p>
          </table:table-cell>
          <table:table-cell table:style-name="ce379" office:value-type="float" office:value="2.8" calcext:value-type="float">
            <office:annotation draw:style-name="gr2" draw:text-style-name="P3" svg:width="2.387cm" svg:height="0.72cm" svg:x="10.507cm" svg:y="22.511cm" draw:caption-point-x="-0.61cm" draw:caption-point-y="1.51cm">
              <dc:date>2020-06-05T00:00:00</dc:date>
              <text:p text:style-name="P2"><text:span text:style-name="T1">h</text:span></text:p>
            </office:annotation>
            <text:p>2.8</text:p>
          </table:table-cell>
          <table:table-cell table:style-name="ce379" office:value-type="float" office:value="5" calcext:value-type="float">
            <office:annotation draw:style-name="gr2" draw:text-style-name="P3" svg:width="2.387cm" svg:height="0.72cm" svg:x="12.005cm" svg:y="22.511cm" draw:caption-point-x="-0.61cm" draw:caption-point-y="1.51cm">
              <dc:date>2020-06-05T00:00:00</dc:date>
              <text:p text:style-name="P2"><text:span text:style-name="T1">N</text:span></text:p>
            </office:annotation>
            <text:p>5</text:p>
          </table:table-cell>
          <table:table-cell table:style-name="ce374" table:number-columns-repeated="2"/>
          <table:table-cell table:style-name="ce390" table:formula="of:=-31+5*LOG([.$C46]/[.$D46]^2)+28*LOG([.$D46]*3.28)+1.13*LOG([.$E46])+3*LOG([.H$4])" office:value-type="float" office:value="4.3807183431857" calcext:value-type="float">
            <text:p>4.4</text:p>
          </table:table-cell>
          <table:table-cell table:style-name="ce390" table:formula="of:=-31+5*LOG([.$C46]/[.$D46]^2)+28*LOG([.$D46]*3.28)+1.13*LOG([.$E46])+3*LOG([.I$4])" office:value-type="float" office:value="5.28380833017764" calcext:value-type="float">
            <text:p>5.3</text:p>
          </table:table-cell>
          <table:table-cell table:style-name="ce390" table:formula="of:=-31+5*LOG([.$C46]/[.$D46]^2)+28*LOG([.$D46]*3.28)+1.13*LOG([.$E46])+3*LOG([.J$4])" office:value-type="float" office:value="6.18689831716959" calcext:value-type="float">
            <text:p>6.2</text:p>
          </table:table-cell>
          <table:table-cell table:style-name="ce390" table:formula="of:=-31+5*LOG([.$C46]/[.$D46]^2)+28*LOG([.$D46]*3.28)+1.13*LOG([.$E46])+3*LOG([.K$4])" office:value-type="float" office:value="7.08998830416153" calcext:value-type="float">
            <text:p>7.1</text:p>
          </table:table-cell>
          <table:table-cell table:style-name="ce390" table:formula="of:=-31+5*LOG([.$C46]/[.$D46]^2)+28*LOG([.$D46]*3.28)+1.13*LOG([.$E46])+3*LOG([.L$4])" office:value-type="float" office:value="7.99307829115347" calcext:value-type="float">
            <text:p>8.0</text:p>
          </table:table-cell>
          <table:table-cell table:style-name="ce390" table:formula="of:=-31+5*LOG([.$C46]/[.$D46]^2)+28*LOG([.$D46]*3.28)+1.13*LOG([.$E46])+3*LOG([.M$4])" office:value-type="float" office:value="8.89616827814542" calcext:value-type="float">
            <text:p>8.9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40]-SUM([.H41:.H47]); 0)" office:value-type="float" office:value="23.3332331309625" calcext:value-type="float">
            <text:p>23</text:p>
          </table:table-cell>
          <table:table-cell table:style-name="ce394" table:formula="of:=MAX([.I40]-SUM([.I41:.I47]); 0)" office:value-type="float" office:value="15.8188529495853" calcext:value-type="float">
            <text:p>16</text:p>
          </table:table-cell>
          <table:table-cell table:style-name="ce394" table:formula="of:=MAX([.J40]-SUM([.J41:.J47]); 0)" office:value-type="float" office:value="24.7049223985362" calcext:value-type="float">
            <text:p>25</text:p>
          </table:table-cell>
          <table:table-cell table:style-name="ce394" table:formula="of:=MAX([.K40]-SUM([.K41:.K47]); 0)" office:value-type="float" office:value="7.17083165405781" calcext:value-type="float">
            <text:p>7</text:p>
          </table:table-cell>
          <table:table-cell table:style-name="ce394" table:formula="of:=MAX([.L40]-SUM([.L41:.L47]); 0)" office:value-type="float" office:value="0.343148103959933" calcext:value-type="float">
            <text:p>0</text:p>
          </table:table-cell>
          <table:table-cell table:style-name="ce394" table:formula="of:=MAX([.M40]-SUM([.M41:.M47]); 0)" office:value-type="float" office:value="0" calcext:value-type="float">
            <text:p>0</text:p>
          </table:table-cell>
          <table:table-cell table:formula="of:=10^([.H48]/10)" office:value-type="float" office:value="215.438498252184" calcext:value-type="float">
            <text:p>215.438498252184</text:p>
          </table:table-cell>
          <table:table-cell table:formula="of:=10^([.I48]/10)" office:value-type="float" office:value="38.1843405758559" calcext:value-type="float">
            <text:p>38.1843405758559</text:p>
          </table:table-cell>
          <table:table-cell table:formula="of:=10^([.J48]/10)" office:value-type="float" office:value="295.455609482528" calcext:value-type="float">
            <text:p>295.455609482528</text:p>
          </table:table-cell>
          <table:table-cell table:formula="of:=10^([.K48]/10)" office:value-type="float" office:value="5.21294527063908" calcext:value-type="float">
            <text:p>5.21294527063908</text:p>
          </table:table-cell>
          <table:table-cell table:formula="of:=10^([.L48]/10)" office:value-type="float" office:value="1.08221814286738" calcext:value-type="float">
            <text:p>1.08221814286738</text:p>
          </table:table-cell>
          <table:table-cell table:formula="of:=10^([.M48]/1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48" table:number-columns-repeated="6"/>
          <table:table-cell table:style-name="ce394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V</text:p>
          </table:table-cell>
          <table:table-cell table:style-name="ce349" office:value-type="string" calcext:value-type="string">
            <text:p>Return air radiated path</text:p>
          </table:table-cell>
          <table:table-cell table:style-name="ce349" table:number-columns-repeated="5"/>
          <table:table-cell table:style-name="ce385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Terminal discharge from Fan</text:p>
          </table:table-cell>
          <table:table-cell table:style-name="ce374" table:number-columns-repeated="5"/>
          <table:table-cell table:style-name="ce386" table:formula="of:=[$'S - Fan noise calculator'.C$14]" office:value-type="float" office:value="83" calcext:value-type="float">
            <text:p>83</text:p>
          </table:table-cell>
          <table:table-cell table:style-name="ce386" table:formula="of:=[$'S - Fan noise calculator'.D$14]" office:value-type="float" office:value="83" calcext:value-type="float">
            <text:p>83</text:p>
          </table:table-cell>
          <table:table-cell table:style-name="ce386" table:formula="of:=[$'S - Fan noise calculator'.E$14]" office:value-type="float" office:value="79" calcext:value-type="float">
            <text:p>79</text:p>
          </table:table-cell>
          <table:table-cell table:style-name="ce386" table:formula="of:=[$'S - Fan noise calculator'.F$14]" office:value-type="float" office:value="73" calcext:value-type="float">
            <text:p>73</text:p>
          </table:table-cell>
          <table:table-cell table:style-name="ce386" table:formula="of:=[$'S - Fan noise calculator'.G$14]" office:value-type="float" office:value="69" calcext:value-type="float">
            <text:p>69</text:p>
          </table:table-cell>
          <table:table-cell table:style-name="ce386" table:formula="of:=[$'S - Fan noise calculator'.H$14]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 – R1</text:p>
          </table:table-cell>
          <table:table-cell table:style-name="ce374" table:number-columns-repeated="5"/>
          <table:table-cell table:style-name="ce388" table:formula="of:=[$'P - Plenum - R1'.C$24]" office:value-type="float" office:value="20" calcext:value-type="float">
            <text:p>20.0</text:p>
          </table:table-cell>
          <table:table-cell table:style-name="ce388" table:formula="of:=[$'P - Plenum - R1'.D$24]" office:value-type="float" office:value="20" calcext:value-type="float">
            <text:p>20.0</text:p>
          </table:table-cell>
          <table:table-cell table:style-name="ce388" table:formula="of:=[$'P - Plenum - R1'.E$24]" office:value-type="float" office:value="16.118073283159" calcext:value-type="float">
            <text:p>16.1</text:p>
          </table:table-cell>
          <table:table-cell table:style-name="ce388" table:formula="of:=[$'P - Plenum - R1'.F$24]" office:value-type="float" office:value="19.2275095080106" calcext:value-type="float">
            <text:p>19.2</text:p>
          </table:table-cell>
          <table:table-cell table:style-name="ce388" table:formula="of:=[$'P - Plenum - R1'.G$24]" office:value-type="float" office:value="19.6839958868523" calcext:value-type="float">
            <text:p>19.7</text:p>
          </table:table-cell>
          <table:table-cell table:style-name="ce388" table:formula="of:=[$'P - Plenum - R1'.H$24]" office:value-type="float" office:value="20.1517209266223" calcext:value-type="float">
            <text:p>20.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 – R2</text:p>
          </table:table-cell>
          <table:table-cell table:style-name="ce374" table:number-columns-repeated="5"/>
          <table:table-cell table:style-name="ce388" table:formula="of:=[$'P - Plenum - R2'.C$24]" office:value-type="float" office:value="20" calcext:value-type="float">
            <text:p>20.0</text:p>
          </table:table-cell>
          <table:table-cell table:style-name="ce388" table:formula="of:=[$'P - Plenum - R2'.D$24]" office:value-type="float" office:value="31.3175505316577" calcext:value-type="float">
            <text:p>31.3</text:p>
          </table:table-cell>
          <table:table-cell table:style-name="ce388" table:formula="of:=[$'P - Plenum - R2'.E$24]" office:value-type="float" office:value="24.1945446411928" calcext:value-type="float">
            <text:p>24.2</text:p>
          </table:table-cell>
          <table:table-cell table:style-name="ce388" table:formula="of:=[$'P - Plenum - R2'.F$24]" office:value-type="float" office:value="32.3060589013131" calcext:value-type="float">
            <text:p>32.3</text:p>
          </table:table-cell>
          <table:table-cell table:style-name="ce388" table:formula="of:=[$'P - Plenum - R2'.G$24]" office:value-type="float" office:value="33.9350851398551" calcext:value-type="float">
            <text:p>33.9</text:p>
          </table:table-cell>
          <table:table-cell table:style-name="ce388" table:formula="of:=[$'P - Plenum - R2'.H$24]" office:value-type="float" office:value="36.5876781220804" calcext:value-type="float">
            <text:p>36.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Ceiling Effect (Gypsum board tiles)</text:p>
          </table:table-cell>
          <table:table-cell table:style-name="ce374" table:number-columns-repeated="5"/>
          <table:table-cell table:style-name="ce393" office:value-type="float" office:value="16" calcext:value-type="float">
            <text:p>16</text:p>
          </table:table-cell>
          <table:table-cell table:number-columns-repeated="2" table:style-name="ce393" office:value-type="float" office:value="18" calcext:value-type="float">
            <text:p>18</text:p>
          </table:table-cell>
          <table:table-cell table:style-name="ce393" office:value-type="float" office:value="21" calcext:value-type="float">
            <text:p>21</text:p>
          </table:table-cell>
          <table:table-cell table:number-columns-repeated="2" table:style-name="ce39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51]-SUM([.H52:.H56]); 0)" office:value-type="float" office:value="25" calcext:value-type="float">
            <text:p>25</text:p>
          </table:table-cell>
          <table:table-cell table:style-name="ce394" table:formula="of:=MAX([.I51]-SUM([.I52:.I56]); 0)" office:value-type="float" office:value="12.6824494683423" calcext:value-type="float">
            <text:p>13</text:p>
          </table:table-cell>
          <table:table-cell table:style-name="ce394" table:formula="of:=MAX([.J51]-SUM([.J52:.J56]); 0)" office:value-type="float" office:value="20.6873820756482" calcext:value-type="float">
            <text:p>21</text:p>
          </table:table-cell>
          <table:table-cell table:style-name="ce394" table:formula="of:=MAX([.K51]-SUM([.K52:.K56]); 0)" office:value-type="float" office:value="0.466431590676265" calcext:value-type="float">
            <text:p>0</text:p>
          </table:table-cell>
          <table:table-cell table:style-name="ce394" table:formula="of:=MAX([.L51]-SUM([.L52:.L56]); 0)" office:value-type="float" office:value="0" calcext:value-type="float">
            <text:p>0</text:p>
          </table:table-cell>
          <table:table-cell table:style-name="ce394" table:formula="of:=MAX([.M51]-SUM([.M52:.M56]); 0)" office:value-type="float" office:value="0" calcext:value-type="float">
            <text:p>0</text:p>
          </table:table-cell>
          <table:table-cell table:formula="of:=10^([.H57]/10)" office:value-type="float" office:value="316.227766016838" calcext:value-type="float">
            <text:p>316.227766016838</text:p>
          </table:table-cell>
          <table:table-cell table:formula="of:=10^([.I57]/10)" office:value-type="float" office:value="18.5457733037518" calcext:value-type="float">
            <text:p>18.5457733037518</text:p>
          </table:table-cell>
          <table:table-cell table:formula="of:=10^([.J57]/10)" office:value-type="float" office:value="117.148897985932" calcext:value-type="float">
            <text:p>117.148897985932</text:p>
          </table:table-cell>
          <table:table-cell table:formula="of:=10^([.K57]/10)" office:value-type="float" office:value="1.11337934215913" calcext:value-type="float">
            <text:p>1.11337934215913</text:p>
          </table:table-cell>
          <table:table-cell table:formula="of:=10^([.L57]/10)" office:value-type="float" office:value="1" calcext:value-type="float">
            <text:p>1</text:p>
          </table:table-cell>
          <table:table-cell table:formula="of:=10^([.M57]/1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48" table:number-columns-repeated="6"/>
          <table:table-cell table:style-name="ce394" table:number-columns-repeated="6"/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Σ</text:p>
          </table:table-cell>
          <table:table-cell table:style-name="ce347" office:value-type="string" calcext:value-type="string">
            <text:p>NET Lw (dB)</text:p>
          </table:table-cell>
          <table:table-cell table:style-name="ce347" table:number-columns-repeated="5"/>
          <table:table-cell table:style-name="ce395" table:formula="of:=10*LOG(SUM([.N4:.N59]))" office:value-type="float" office:value="43.3851823386567" calcext:value-type="float">
            <text:p>43</text:p>
          </table:table-cell>
          <table:table-cell table:style-name="ce395" table:formula="of:=10*LOG(SUM([.O4:.O59]))" office:value-type="float" office:value="38.1856954379255" calcext:value-type="float">
            <text:p>38</text:p>
          </table:table-cell>
          <table:table-cell table:style-name="ce395" table:formula="of:=10*LOG(SUM([.P4:.P59]))" office:value-type="float" office:value="31.2494123328916" calcext:value-type="float">
            <text:p>31</text:p>
          </table:table-cell>
          <table:table-cell table:style-name="ce395" table:formula="of:=10*LOG(SUM([.Q4:.Q59]))" office:value-type="float" office:value="20.6392549113069" calcext:value-type="float">
            <text:p>21</text:p>
          </table:table-cell>
          <table:table-cell table:style-name="ce395" table:formula="of:=10*LOG(SUM([.R4:.R59]))" office:value-type="float" office:value="16.7090914016116" calcext:value-type="float">
            <text:p>17</text:p>
          </table:table-cell>
          <table:table-cell table:style-name="ce395" table:formula="of:=10*LOG(SUM([.S4:.S59]))" office:value-type="float" office:value="14.1379209960097" calcext:value-type="float">
            <text:p>14</text:p>
          </table:table-cell>
          <table:table-cell table:style-name="ce399" table:number-columns-repeated="6"/>
          <table:table-cell table:number-columns-repeated="1004"/>
        </table:table-row>
        <table:table-row table:style-name="ro1">
          <table:table-cell/>
          <table:table-cell table:style-name="ce376" office:value-type="string" calcext:value-type="string">
            <text:p>NC</text:p>
          </table:table-cell>
          <table:table-cell table:number-columns-repeated="5"/>
          <table:table-cell table:style-name="ce396" table:formula="of:=MAX(([$Constants.$B$9]+[$Constants.$B$10]*[.H60]);([$Constants.$C$9]+[$Constants.$C$10]*[.I60]);([$Constants.$D$9]+[$Constants.$D$10]*[.J60]);([$Constants.$E$9]+[$Constants.$E$10]*[.K60]);([$Constants.$F$9]+[$Constants.$F$10]*[.L60]);([$Constants.$G$9]+[$Constants.$G$10]*[.M60]))" office:value-type="float" office:value="26.1591206167521" calcext:value-type="float">
            <text:p>26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stants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1" table:default-cell-style-name="ce210"/>
        <table:table-column table:style-name="co12" table:number-columns-repeated="6" table:default-cell-style-name="ce251"/>
        <table:table-column table:style-name="co13" table:number-columns-repeated="57" table:default-cell-style-name="ce210"/>
        <table:table-column table:style-name="co13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11" office:value-type="string" calcext:value-type="string">
            <text:p>Sound Constants - ARI 885 -90 and -9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52" office:value-type="string" calcext:value-type="string">
            <text:p>Band Constants</text:p>
          </table:table-cell>
          <table:table-cell table:number-columns-repeated="6"/>
          <table:table-cell office:value-type="string" calcext:value-type="string">
            <text:p>Equation</text:p>
          </table:table-cell>
          <table:table-cell table:number-columns-repeated="1015"/>
        </table:table-row>
        <table:table-row table:style-name="ro1">
          <table:table-cell table:style-name="ce212" office:value-type="string" calcext:value-type="string">
            <text:p>Octave Band</text:p>
          </table:table-cell>
          <table:table-cell table:style-name="ce253" office:value-type="float" office:value="2" calcext:value-type="float">
            <text:p>2</text:p>
          </table:table-cell>
          <table:table-cell table:style-name="ce287" office:value-type="float" office:value="3" calcext:value-type="float">
            <text:p>3</text:p>
          </table:table-cell>
          <table:table-cell table:style-name="ce287" office:value-type="float" office:value="4" calcext:value-type="float">
            <text:p>4</text:p>
          </table:table-cell>
          <table:table-cell table:style-name="ce287" office:value-type="float" office:value="5" calcext:value-type="float">
            <text:p>5</text:p>
          </table:table-cell>
          <table:table-cell table:style-name="ce287" office:value-type="float" office:value="6" calcext:value-type="float">
            <text:p>6</text:p>
          </table:table-cell>
          <table:table-cell table:style-name="ce305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13" office:value-type="string" calcext:value-type="string">
            <text:p>Mid Frequency, Hz</text:p>
          </table:table-cell>
          <table:table-cell table:style-name="ce254" office:value-type="float" office:value="125" calcext:value-type="float">
            <text:p>125</text:p>
          </table:table-cell>
          <table:table-cell table:style-name="ce288" office:value-type="float" office:value="250" calcext:value-type="float">
            <text:p>250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float" office:value="1000" calcext:value-type="float">
            <text:p>1000</text:p>
          </table:table-cell>
          <table:table-cell table:style-name="ce288" office:value-type="float" office:value="2000" calcext:value-type="float">
            <text:p>2000</text:p>
          </table:table-cell>
          <table:table-cell table:style-name="ce30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14" office:value-type="string" calcext:value-type="string">
            <text:p>NC Drivers</text:p>
          </table:table-cell>
          <table:table-cell table:style-name="ce255" table:number-columns-repeated="5"/>
          <table:table-cell table:style-name="ce294"/>
          <table:table-cell/>
          <table:table-cell office:value-type="string" calcext:value-type="string">
            <text:p>NC= M1*Band Spl+ Intcpt</text:p>
          </table:table-cell>
          <table:table-cell table:number-columns-repeated="14"/>
          <table:table-cell table:style-name="ce329" table:number-columns-repeated="5"/>
          <table:table-cell table:style-name="ce334"/>
          <table:table-cell table:number-columns-repeated="995"/>
        </table:table-row>
        <table:table-row table:style-name="ro1">
          <table:table-cell table:style-name="ce215" office:value-type="string" calcext:value-type="string">
            <text:p>Intcpt</text:p>
          </table:table-cell>
          <table:table-cell table:style-name="ce256" office:value-type="float" office:value="-31.6" calcext:value-type="float">
            <text:p>-31.6</text:p>
          </table:table-cell>
          <table:table-cell table:style-name="ce256" office:value-type="float" office:value="-18.9" calcext:value-type="float">
            <text:p>-18.9</text:p>
          </table:table-cell>
          <table:table-cell table:style-name="ce256" office:value-type="float" office:value="-8.5" calcext:value-type="float">
            <text:p>-8.5</text:p>
          </table:table-cell>
          <table:table-cell table:style-name="ce256" office:value-type="float" office:value="-2.2" calcext:value-type="float">
            <text:p>-2.2</text:p>
          </table:table-cell>
          <table:table-cell table:style-name="ce256" office:value-type="float" office:value="1" calcext:value-type="float">
            <text:p>1</text:p>
          </table:table-cell>
          <table:table-cell table:style-name="ce284" office:value-type="float" office:value="3.1" calcext:value-type="float">
            <text:p>3.1</text:p>
          </table:table-cell>
          <table:table-cell table:number-columns-repeated="16"/>
          <table:table-cell table:style-name="ce330" table:number-columns-repeated="5"/>
          <table:table-cell table:style-name="ce335"/>
          <table:table-cell table:number-columns-repeated="995"/>
        </table:table-row>
        <table:table-row table:style-name="ro1">
          <table:table-cell table:style-name="ce216" office:value-type="string" calcext:value-type="string">
            <text:p>M1</text:p>
          </table:table-cell>
          <table:table-cell table:style-name="ce257" office:value-type="float" office:value="1.28" calcext:value-type="float">
            <text:p>1.28</text:p>
          </table:table-cell>
          <table:table-cell table:style-name="ce289" office:value-type="float" office:value="1.18" calcext:value-type="float">
            <text:p>1.18</text:p>
          </table:table-cell>
          <table:table-cell table:style-name="ce289" office:value-type="float" office:value="1.09" calcext:value-type="float">
            <text:p>1.09</text:p>
          </table:table-cell>
          <table:table-cell table:style-name="ce289" office:value-type="float" office:value="1.02" calcext:value-type="float">
            <text:p>1.02</text:p>
          </table:table-cell>
          <table:table-cell table:style-name="ce289" office:value-type="float" office:value="1" calcext:value-type="float">
            <text:p>1.00</text:p>
          </table:table-cell>
          <table:table-cell table:style-name="ce307" office:value-type="float" office:value="0.98" calcext:value-type="float">
            <text:p>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7" office:value-type="string" calcext:value-type="string">
            <text:p>Lined Duct</text:p>
          </table:table-cell>
          <table:table-cell table:style-name="ce255" table:number-columns-repeated="5"/>
          <table:table-cell table:style-name="ce294"/>
          <table:table-cell table:number-columns-repeated="1017"/>
        </table:table-row>
        <table:table-row table:style-name="ro1">
          <table:table-cell table:style-name="ce218" office:value-type="string" calcext:value-type="string">
            <text:p>Constants</text:p>
          </table:table-cell>
          <table:table-cell table:style-name="ce258" office:value-type="float" office:value="125" calcext:value-type="float">
            <text:p>125</text:p>
          </table:table-cell>
          <table:table-cell table:style-name="ce258" office:value-type="float" office:value="250" calcext:value-type="float">
            <text:p>250</text:p>
          </table:table-cell>
          <table:table-cell table:style-name="ce258" office:value-type="float" office:value="500" calcext:value-type="float">
            <text:p>500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58" office:value-type="float" office:value="2000" calcext:value-type="float">
            <text:p>2000</text:p>
          </table:table-cell>
          <table:table-cell table:style-name="ce308" office:value-type="float" office:value="4000" calcext:value-type="float">
            <text:p>4000</text:p>
          </table:table-cell>
          <table:table-cell table:style-name="ce222"/>
          <table:table-cell office:value-type="string" calcext:value-type="string">
            <text:p>dB/ft = 10^C1 * p/a^C2 * t^C3</text:p>
          </table:table-cell>
          <table:table-cell table:number-columns-repeated="1015"/>
        </table:table-row>
        <table:table-row table:style-name="ro1">
          <table:table-cell table:style-name="ce219" office:value-type="string" calcext:value-type="string">
            <text:p>C1</text:p>
          </table:table-cell>
          <table:table-cell table:style-name="ce259" office:value-type="float" office:value="-0.865" calcext:value-type="float">
            <text:p>-0.865</text:p>
          </table:table-cell>
          <table:table-cell table:style-name="ce259" office:value-type="float" office:value="-0.582" calcext:value-type="float">
            <text:p>-0.582</text:p>
          </table:table-cell>
          <table:table-cell table:style-name="ce259" office:value-type="float" office:value="-0.0121" calcext:value-type="float">
            <text:p>-0.0121</text:p>
          </table:table-cell>
          <table:table-cell table:style-name="ce259" office:value-type="float" office:value="0.298" calcext:value-type="float">
            <text:p>0.298</text:p>
          </table:table-cell>
          <table:table-cell table:style-name="ce259" office:value-type="float" office:value="0.089" calcext:value-type="float">
            <text:p>0.089</text:p>
          </table:table-cell>
          <table:table-cell table:style-name="ce309" office:value-type="float" office:value="0.0649" calcext:value-type="float">
            <text:p>0.0649</text:p>
          </table:table-cell>
          <table:table-cell table:style-name="ce286"/>
          <table:table-cell office:value-type="string" calcext:value-type="string">
            <text:p>where :</text:p>
          </table:table-cell>
          <table:table-cell table:number-columns-repeated="1015"/>
        </table:table-row>
        <table:table-row table:style-name="ro1">
          <table:table-cell table:style-name="ce220" office:value-type="string" calcext:value-type="string">
            <text:p>C2</text:p>
          </table:table-cell>
          <table:table-cell table:style-name="ce256" office:value-type="float" office:value="0.723" calcext:value-type="float">
            <text:p>0.723</text:p>
          </table:table-cell>
          <table:table-cell table:style-name="ce256" office:value-type="float" office:value="0.826" calcext:value-type="float">
            <text:p>0.826</text:p>
          </table:table-cell>
          <table:table-cell table:style-name="ce256" office:value-type="float" office:value="0.487" calcext:value-type="float">
            <text:p>0.487</text:p>
          </table:table-cell>
          <table:table-cell table:style-name="ce256" office:value-type="float" office:value="0.513" calcext:value-type="float">
            <text:p>0.513</text:p>
          </table:table-cell>
          <table:table-cell table:style-name="ce256" office:value-type="float" office:value="0.862" calcext:value-type="float">
            <text:p>0.862</text:p>
          </table:table-cell>
          <table:table-cell table:style-name="ce284" office:value-type="float" office:value="0.629" calcext:value-type="float">
            <text:p>0.629</text:p>
          </table:table-cell>
          <table:table-cell table:style-name="ce286"/>
          <table:table-cell office:value-type="string" calcext:value-type="string">
            <text:p><text:s text:c="5"/>p/a = 2*(Width+Height)/(Width*Height)*12, in inches</text:p>
          </table:table-cell>
          <table:table-cell table:number-columns-repeated="13"/>
          <table:table-cell table:style-name="ce153" office:value-type="string" calcext:value-type="string" table:number-columns-spanned="6" table:number-rows-spanned="1">
            <text:p>Application Reductions</text:p>
          </table:table-cell>
          <table:covered-table-cell table:number-columns-repeated="5" table:style-name="ce153"/>
          <table:table-cell table:number-columns-repeated="996"/>
        </table:table-row>
        <table:table-row table:style-name="ro1">
          <table:table-cell table:style-name="ce221" office:value-type="string" calcext:value-type="string">
            <text:p>C3</text:p>
          </table:table-cell>
          <table:table-cell table:style-name="ce260" office:value-type="float" office:value="0.375" calcext:value-type="float">
            <text:p>0.375</text:p>
          </table:table-cell>
          <table:table-cell table:style-name="ce260" office:value-type="float" office:value="0.975" calcext:value-type="float">
            <text:p>0.975</text:p>
          </table:table-cell>
          <table:table-cell table:style-name="ce260" office:value-type="float" office:value="0.868" calcext:value-type="float">
            <text:p>0.868</text:p>
          </table:table-cell>
          <table:table-cell table:style-name="ce260" office:value-type="float" office:value="0.317" calcext:value-type="float">
            <text:p>0.317</text:p>
          </table:table-cell>
          <table:table-cell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286"/>
          <table:table-cell office:value-type="string" calcext:value-type="string">
            <text:p><text:s text:c="5"/>t <text:s text:c="4"/>= lining thickness, in.</text:p>
          </table:table-cell>
          <table:table-cell table:number-columns-repeated="13"/>
          <table:table-cell table:style-name="ce328" table:formula="of:=[.Q17]" office:value-type="float" office:value="0" calcext:value-type="float">
            <text:p>0</text:p>
          </table:table-cell>
          <table:table-cell table:style-name="ce331" table:formula="of:=[.R17]" office:value-type="float" office:value="0" calcext:value-type="float">
            <text:p>0</text:p>
          </table:table-cell>
          <table:table-cell table:style-name="ce331" table:formula="of:=[.S17]" office:value-type="float" office:value="0" calcext:value-type="float">
            <text:p>0</text:p>
          </table:table-cell>
          <table:table-cell table:style-name="ce331" table:formula="of:=[.T17]" office:value-type="float" office:value="0" calcext:value-type="float">
            <text:p>0</text:p>
          </table:table-cell>
          <table:table-cell table:style-name="ce331" table:formula="of:=[.U17]" office:value-type="float" office:value="0" calcext:value-type="float">
            <text:p>0</text:p>
          </table:table-cell>
          <table:table-cell table:style-name="ce333" table:formula="of:=[.V1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22"/>
          <table:table-cell table:style-name="ce210"/>
          <table:table-cell table:style-name="ce222" table:number-columns-repeated="5"/>
          <table:table-cell table:number-columns-repeated="16"/>
          <table:table-cell table:style-name="ce332" table:number-columns-repeated="5"/>
          <table:table-cell table:style-name="ce336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217" office:value-type="string" calcext:value-type="string">
            <text:p>Flex Duct</text:p>
          </table:table-cell>
          <table:table-cell table:style-name="ce255" table:number-columns-repeated="5"/>
          <table:table-cell table:style-name="ce294"/>
          <table:table-cell table:number-columns-repeated="1017"/>
        </table:table-row>
        <table:table-row table:style-name="ro1">
          <table:table-cell table:style-name="ce218" office:value-type="string" calcext:value-type="string">
            <text:p>Constants</text:p>
          </table:table-cell>
          <table:table-cell table:style-name="ce258" office:value-type="float" office:value="125" calcext:value-type="float">
            <text:p>125</text:p>
          </table:table-cell>
          <table:table-cell table:style-name="ce258" office:value-type="float" office:value="250" calcext:value-type="float">
            <text:p>250</text:p>
          </table:table-cell>
          <table:table-cell table:style-name="ce258" office:value-type="float" office:value="500" calcext:value-type="float">
            <text:p>500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58" office:value-type="float" office:value="2000" calcext:value-type="float">
            <text:p>2000</text:p>
          </table:table-cell>
          <table:table-cell table:style-name="ce308" office:value-type="float" office:value="4000" calcext:value-type="float">
            <text:p>4000</text:p>
          </table:table-cell>
          <table:table-cell/>
          <table:table-cell table:style-name="ce320" office:value-type="string" calcext:value-type="string">
            <text:p>IL, by Band <text:s/>= <text:s/>(C1+C2*Dia+C3*Dia^2) + ((C4+C5*Dia+C6*Dia^2)*Length) </text:p>
          </table:table-cell>
          <table:table-cell table:style-name="ce320" table:number-columns-repeated="2"/>
          <table:table-cell table:style-name="ce326" table:number-columns-repeated="3"/>
          <table:table-cell/>
          <table:table-cell table:style-name="ce326"/>
          <table:table-cell table:style-name="ce320" table:number-columns-repeated="2"/>
          <table:table-cell table:number-columns-repeated="1006"/>
        </table:table-row>
        <table:table-row table:style-name="ro1">
          <table:table-cell table:style-name="ce223" office:value-type="string" calcext:value-type="string">
            <text:p>C1</text:p>
          </table:table-cell>
          <table:table-cell table:style-name="ce261" office:value-type="float" office:value="3.601052" calcext:value-type="float">
            <text:p>3.601052</text:p>
          </table:table-cell>
          <table:table-cell table:style-name="ce261" office:value-type="float" office:value="-2.023119" calcext:value-type="float">
            <text:p>-2.023119</text:p>
          </table:table-cell>
          <table:table-cell table:style-name="ce261" office:value-type="float" office:value="1.533116" calcext:value-type="float">
            <text:p>1.533116</text:p>
          </table:table-cell>
          <table:table-cell table:style-name="ce261" office:value-type="float" office:value="24.45197" calcext:value-type="float">
            <text:p>24.45197</text:p>
          </table:table-cell>
          <table:table-cell table:style-name="ce261" office:value-type="float" office:value="26.15493" calcext:value-type="float">
            <text:p>26.15493</text:p>
          </table:table-cell>
          <table:table-cell table:style-name="ce296" office:value-type="float" office:value="25.06003" calcext:value-type="float">
            <text:p>25.06003</text:p>
          </table:table-cell>
          <table:table-cell/>
          <table:table-cell table:style-name="ce321" office:value-type="string" calcext:value-type="string">
            <text:p>Diameter in inches, Length in feet</text:p>
          </table:table-cell>
          <table:table-cell table:number-columns-repeated="1015"/>
        </table:table-row>
        <table:table-row table:style-name="ro1">
          <table:table-cell table:style-name="ce224" office:value-type="string" calcext:value-type="string">
            <text:p>C2</text:p>
          </table:table-cell>
          <table:table-cell table:style-name="ce262" office:value-type="float" office:value="-0.1250605" calcext:value-type="float">
            <text:p>-0.1250605</text:p>
          </table:table-cell>
          <table:table-cell table:style-name="ce262" office:value-type="float" office:value="1.276239" calcext:value-type="float">
            <text:p>1.276239</text:p>
          </table:table-cell>
          <table:table-cell table:style-name="ce262" office:value-type="float" office:value="1.407587" calcext:value-type="float">
            <text:p>1.407587</text:p>
          </table:table-cell>
          <table:table-cell table:style-name="ce262" office:value-type="float" office:value="-2.844882" calcext:value-type="float">
            <text:p>-2.844882</text:p>
          </table:table-cell>
          <table:table-cell table:style-name="ce262" office:value-type="float" office:value="-2.885191" calcext:value-type="float">
            <text:p>-2.885191</text:p>
          </table:table-cell>
          <table:table-cell table:style-name="ce297" office:value-type="float" office:value="-4.0431" calcext:value-type="float">
            <text:p>-4.0431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3</text:p>
          </table:table-cell>
          <table:table-cell table:style-name="ce262" office:value-type="float" office:value="-0.006339209" calcext:value-type="float">
            <text:p>-0.006339209</text:p>
          </table:table-cell>
          <table:table-cell table:style-name="ce262" office:value-type="float" office:value="-0.08211643" calcext:value-type="float">
            <text:p>-0.08211643</text:p>
          </table:table-cell>
          <table:table-cell table:style-name="ce262" office:value-type="float" office:value="-0.08316611" calcext:value-type="float">
            <text:p>-0.08316611</text:p>
          </table:table-cell>
          <table:table-cell table:style-name="ce262" office:value-type="float" office:value="0.08517541" calcext:value-type="float">
            <text:p>0.08517541</text:p>
          </table:table-cell>
          <table:table-cell table:style-name="ce262" office:value-type="float" office:value="0.08842091" calcext:value-type="float">
            <text:p>0.08842091</text:p>
          </table:table-cell>
          <table:table-cell table:style-name="ce297" office:value-type="float" office:value="0.1626905" calcext:value-type="float">
            <text:p>0.1626905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4</text:p>
          </table:table-cell>
          <table:table-cell table:style-name="ce262" office:value-type="float" office:value="0.4852413" calcext:value-type="float">
            <text:p>0.4852413</text:p>
          </table:table-cell>
          <table:table-cell table:style-name="ce262" office:value-type="float" office:value="-0.6914328" calcext:value-type="float">
            <text:p>-0.6914328</text:p>
          </table:table-cell>
          <table:table-cell table:style-name="ce262" office:value-type="float" office:value="1.948206" calcext:value-type="float">
            <text:p>1.948206</text:p>
          </table:table-cell>
          <table:table-cell table:style-name="ce262" office:value-type="float" office:value="0.8380425" calcext:value-type="float">
            <text:p>0.8380425</text:p>
          </table:table-cell>
          <table:table-cell table:style-name="ce262" office:value-type="float" office:value="1.702466" calcext:value-type="float">
            <text:p>1.702466</text:p>
          </table:table-cell>
          <table:table-cell table:style-name="ce297" office:value-type="float" office:value="0.2239686" calcext:value-type="float">
            <text:p>0.2239686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5</text:p>
          </table:table-cell>
          <table:table-cell table:style-name="ce262" office:value-type="float" office:value="0.07578726" calcext:value-type="float">
            <text:p>0.07578726</text:p>
          </table:table-cell>
          <table:table-cell table:style-name="ce262" office:value-type="float" office:value="0.4378392" calcext:value-type="float">
            <text:p>0.4378392</text:p>
          </table:table-cell>
          <table:table-cell table:style-name="ce262" office:value-type="float" office:value="0.06271727" calcext:value-type="float">
            <text:p>0.06271727</text:p>
          </table:table-cell>
          <table:table-cell table:style-name="ce262" office:value-type="float" office:value="0.3254958" calcext:value-type="float">
            <text:p>0.3254958</text:p>
          </table:table-cell>
          <table:table-cell table:style-name="ce262" office:value-type="float" office:value="0.1615714" calcext:value-type="float">
            <text:p>0.1615714</text:p>
          </table:table-cell>
          <table:table-cell table:style-name="ce297" office:value-type="float" office:value="0.344374" calcext:value-type="float">
            <text:p>0.344374</text:p>
          </table:table-cell>
          <table:table-cell table:number-columns-repeated="1017"/>
        </table:table-row>
        <table:table-row table:style-name="ro1">
          <table:table-cell table:style-name="ce225" office:value-type="string" calcext:value-type="string">
            <text:p>C6</text:p>
          </table:table-cell>
          <table:table-cell table:style-name="ce263" office:value-type="float" office:value="-0.005221358" calcext:value-type="float">
            <text:p>-0.005221358</text:p>
          </table:table-cell>
          <table:table-cell table:style-name="ce263" office:value-type="float" office:value="-0.02081597" calcext:value-type="float">
            <text:p>-0.02081597</text:p>
          </table:table-cell>
          <table:table-cell table:style-name="ce263" office:value-type="float" office:value="-0.005056188" calcext:value-type="float">
            <text:p>-0.005056188</text:p>
          </table:table-cell>
          <table:table-cell table:style-name="ce263" office:value-type="float" office:value="-0.01468515" calcext:value-type="float">
            <text:p>-0.01468515</text:p>
          </table:table-cell>
          <table:table-cell table:style-name="ce263" office:value-type="float" office:value="-0.009956212" calcext:value-type="float">
            <text:p>-0.009956212</text:p>
          </table:table-cell>
          <table:table-cell table:style-name="ce298" office:value-type="float" office:value="-0.020039" calcext:value-type="float">
            <text:p>-0.02003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ARI 885-98 / Radiated, combined ceiling plenum/space effect</text:p>
          </table:table-cell>
          <table:table-cell table:number-columns-repeated="1023"/>
        </table:table-row>
        <table:table-row table:style-name="ro1">
          <table:table-cell table:style-name="ce235" office:value-type="string" calcext:value-type="string">
            <text:p>Ceiling/Plenum Effect Attenuation Values, Radiated sound</text:p>
          </table:table-cell>
          <table:table-cell table:style-name="ce276"/>
          <table:table-cell table:style-name="ce264" table:number-columns-repeated="4"/>
          <table:table-cell table:style-name="ce310"/>
          <table:table-cell table:style-name="ce251"/>
          <table:table-cell office:value-type="string" calcext:value-type="string">
            <text:p>Table from ARI standard</text:p>
          </table:table-cell>
          <table:table-cell table:number-columns-repeated="1015"/>
        </table:table-row>
        <table:table-row table:style-name="ro1">
          <table:table-cell table:style-name="ce236" office:value-type="string" calcext:value-type="string">
            <text:p>Tile 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1, Mineral Fiber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26" calcext:value-type="float">
            <text:p>26</text:p>
          </table:table-cell>
          <table:table-cell table:style-name="ce278" office:value-type="float" office:value="31" calcext:value-type="float">
            <text:p>31</text:p>
          </table:table-cell>
          <table:table-cell table:style-name="ce317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2, Mineral Fiber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9" calcext:value-type="float">
            <text:p>19</text:p>
          </table:table-cell>
          <table:table-cell table:style-name="ce262" office:value-type="float" office:value="25" calcext:value-type="float">
            <text:p>25</text:p>
          </table:table-cell>
          <table:table-cell table:style-name="ce262" office:value-type="float" office:value="30" calcext:value-type="float">
            <text:p>30</text:p>
          </table:table-cell>
          <table:table-cell table:style-name="ce297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3, Glass Fiber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5" calcext:value-type="float">
            <text:p>15</text:p>
          </table:table-cell>
          <table:table-cell table:number-columns-repeated="2" table:style-name="ce278" office:value-type="float" office:value="17" calcext:value-type="float">
            <text:p>17</text:p>
          </table:table-cell>
          <table:table-cell table:style-name="ce278" office:value-type="float" office:value="18" calcext:value-type="float">
            <text:p>18</text:p>
          </table:table-cell>
          <table:table-cell table:style-name="ce317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4, Glass Fiber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8" calcext:value-type="float">
            <text:p>18</text:p>
          </table:table-cell>
          <table:table-cell table:style-name="ce262" office:value-type="float" office:value="21" calcext:value-type="float">
            <text:p>21</text:p>
          </table:table-cell>
          <table:table-cell table:style-name="ce262" office:value-type="float" office:value="25" calcext:value-type="float">
            <text:p>25</text:p>
          </table:table-cell>
          <table:table-cell table:style-name="ce262" office:value-type="float" office:value="29" calcext:value-type="float">
            <text:p>29</text:p>
          </table:table-cell>
          <table:table-cell table:style-name="ce297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5, Glass Fiber, TL Backed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8" calcext:value-type="float">
            <text:p>18</text:p>
          </table:table-cell>
          <table:table-cell table:style-name="ce262" office:value-type="float" office:value="22" calcext:value-type="float">
            <text:p>22</text:p>
          </table:table-cell>
          <table:table-cell table:style-name="ce262" office:value-type="float" office:value="27" calcext:value-type="float">
            <text:p>27</text:p>
          </table:table-cell>
          <table:table-cell table:style-name="ce262" office:value-type="float" office:value="32" calcext:value-type="float">
            <text:p>32</text:p>
          </table:table-cell>
          <table:table-cell table:style-name="ce297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6, Gypsym Board Tiles</text:p>
          </table:table-cell>
          <table:table-cell table:style-name="ce262" office:value-type="float" office:value="16" calcext:value-type="float">
            <text:p>16</text:p>
          </table:table-cell>
          <table:table-cell table:number-columns-repeated="2" table:style-name="ce262" office:value-type="float" office:value="18" calcext:value-type="float">
            <text:p>18</text:p>
          </table:table-cell>
          <table:table-cell table:style-name="ce262" office:value-type="float" office:value="21" calcext:value-type="float">
            <text:p>21</text:p>
          </table:table-cell>
          <table:table-cell table:style-name="ce262" office:value-type="float" office:value="22" calcext:value-type="float">
            <text:p>22</text:p>
          </table:table-cell>
          <table:table-cell table:style-name="ce29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7, Solid Gypsum Board</text:p>
          </table:table-cell>
          <table:table-cell table:style-name="ce278" office:value-type="float" office:value="21" calcext:value-type="float">
            <text:p>21</text:p>
          </table:table-cell>
          <table:table-cell table:number-columns-repeated="2" table:style-name="ce278" office:value-type="float" office:value="25" calcext:value-type="float">
            <text:p>25</text:p>
          </table:table-cell>
          <table:table-cell table:number-columns-repeated="2" table:style-name="ce278" office:value-type="float" office:value="27" calcext:value-type="float">
            <text:p>27</text:p>
          </table:table-cell>
          <table:table-cell table:style-name="ce317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8, Solid Gypsum Board</text:p>
          </table:table-cell>
          <table:table-cell table:style-name="ce262" office:value-type="float" office:value="23" calcext:value-type="float">
            <text:p>23</text:p>
          </table:table-cell>
          <table:table-cell table:number-columns-repeated="2" table:style-name="ce262" office:value-type="float" office:value="27" calcext:value-type="float">
            <text:p>27</text:p>
          </table:table-cell>
          <table:table-cell table:number-columns-repeated="2" table:style-name="ce262" office:value-type="float" office:value="29" calcext:value-type="float">
            <text:p>29</text:p>
          </table:table-cell>
          <table:table-cell table:style-name="ce297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9, Double Gypsum Board</text:p>
          </table:table-cell>
          <table:table-cell table:style-name="ce262" office:value-type="float" office:value="27" calcext:value-type="float">
            <text:p>27</text:p>
          </table:table-cell>
          <table:table-cell table:number-columns-repeated="2" table:style-name="ce262" office:value-type="float" office:value="31" calcext:value-type="float">
            <text:p>31</text:p>
          </table:table-cell>
          <table:table-cell table:number-columns-repeated="2" table:style-name="ce262" office:value-type="float" office:value="33" calcext:value-type="float">
            <text:p>33</text:p>
          </table:table-cell>
          <table:table-cell table:style-name="ce297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10, Double Gypsum Board</text:p>
          </table:table-cell>
          <table:table-cell table:style-name="ce262" office:value-type="float" office:value="29" calcext:value-type="float">
            <text:p>29</text:p>
          </table:table-cell>
          <table:table-cell table:number-columns-repeated="2" table:style-name="ce262" office:value-type="float" office:value="33" calcext:value-type="float">
            <text:p>33</text:p>
          </table:table-cell>
          <table:table-cell table:number-columns-repeated="2" table:style-name="ce262" office:value-type="float" office:value="35" calcext:value-type="float">
            <text:p>35</text:p>
          </table:table-cell>
          <table:table-cell table:style-name="ce297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39" office:value-type="string" calcext:value-type="string">
            <text:p>11, Concealed Spline</text:p>
          </table:table-cell>
          <table:table-cell table:style-name="ce263" office:value-type="float" office:value="23" calcext:value-type="float">
            <text:p>23</text:p>
          </table:table-cell>
          <table:table-cell table:number-columns-repeated="2" table:style-name="ce263" office:value-type="float" office:value="24" calcext:value-type="float">
            <text:p>24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1" office:value-type="string" calcext:value-type="string">
            <text:p>ARI 885-90 / <text:s/>ceiling plenum effect</text:p>
          </table:table-cell>
          <table:table-cell table:number-columns-repeated="6"/>
          <table:table-cell table:style-name="ce320"/>
          <table:table-cell table:style-name="ce149" office:value-type="string" calcext:value-type="string" table:number-columns-spanned="2" table:number-rows-spanned="1">
            <text:p><text:s/></text:p>
          </table:table-cell>
          <table:covered-table-cell table:style-name="ce149"/>
          <table:table-cell table:number-columns-repeated="1014"/>
        </table:table-row>
        <table:table-row table:style-name="ro1">
          <table:table-cell table:style-name="ce235" office:value-type="string" calcext:value-type="string">
            <text:p>Ceiling/Plenum Effect Attenuation Values, Radiated sound</text:p>
          </table:table-cell>
          <table:table-cell table:style-name="ce276"/>
          <table:table-cell table:style-name="ce264" table:number-columns-repeated="4"/>
          <table:table-cell table:style-name="ce310"/>
          <table:table-cell table:style-name="ce320"/>
          <table:table-cell table:style-name="ce324" office:value-type="string" calcext:value-type="string">
            <text:p>Add to space effect for ARI 885-90 calculations</text:p>
          </table:table-cell>
          <table:table-cell table:style-name="ce326"/>
          <table:table-cell table:number-columns-repeated="1014"/>
        </table:table-row>
        <table:table-row table:style-name="ro1">
          <table:table-cell table:style-name="ce240" office:value-type="string" calcext:value-type="string">
            <text:p>Tile 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1" office:value-type="string" calcext:value-type="string">
            <text:p>1, Mineral Fiber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15" calcext:value-type="float">
            <text:p>15</text:p>
          </table:table-cell>
          <table:table-cell table:style-name="ce318" office:value-type="float" office:value="15" calcext:value-type="float">
            <text:p>15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2" office:value-type="string" calcext:value-type="string">
            <text:p>2, Glass Fiber</text:p>
          </table:table-cell>
          <table:table-cell table:number-columns-repeated="3" table:style-name="ce279" office:value-type="float" office:value="8" calcext:value-type="float">
            <text:p>8</text:p>
          </table:table-cell>
          <table:table-cell table:number-columns-repeated="2" table:style-name="ce279" office:value-type="float" office:value="10" calcext:value-type="float">
            <text:p>10</text:p>
          </table:table-cell>
          <table:table-cell table:style-name="ce318" office:value-type="float" office:value="14" calcext:value-type="float">
            <text:p>14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3" office:value-type="string" calcext:value-type="string">
            <text:p>3, Solid Gypsum Board</text:p>
          </table:table-cell>
          <table:table-cell table:style-name="ce280" office:value-type="float" office:value="15" calcext:value-type="float">
            <text:p>15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26" calcext:value-type="float">
            <text:p>26</text:p>
          </table:table-cell>
          <table:table-cell table:style-name="ce319" office:value-type="float" office:value="27" calcext:value-type="float">
            <text:p>27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 table:number-rows-repeated="2">
          <table:table-cell table:style-name="ce244"/>
          <table:table-cell table:style-name="ce281" table:number-columns-repeated="6"/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4"/>
          <table:table-cell table:style-name="ce281" table:number-columns-repeated="6"/>
          <table:table-cell table:style-name="ce320"/>
          <table:table-cell/>
          <table:table-cell table:style-name="ce326"/>
          <table:table-cell table:number-columns-repeated="1014"/>
        </table:table-row>
        <table:table-row table:style-name="ro1">
          <table:table-cell table:style-name="ce245" office:value-type="string" calcext:value-type="string">
            <text:p>Space Effect, Point Source </text:p>
          </table:table-cell>
          <table:table-cell table:style-name="ce282"/>
          <table:table-cell table:style-name="ce210" table:number-columns-repeated="5"/>
          <table:table-cell/>
          <table:table-cell table:style-name="ce324" office:value-type="string" calcext:value-type="string">
            <text:p>Shultz equation</text:p>
          </table:table-cell>
          <table:table-cell/>
          <table:table-cell table:style-name="ce320"/>
          <table:table-cell table:number-columns-repeated="1013"/>
        </table:table-row>
        <table:table-row table:style-name="ro1">
          <table:table-cell table:style-name="ce246" office:value-type="string" calcext:value-type="string">
            <text:p>Log Distance, ft.</text:p>
          </table:table-cell>
          <table:table-cell table:style-name="ce283" office:value-type="float" office:value="10" calcext:value-type="float">
            <text:p>10</text:p>
          </table:table-cell>
          <table:table-cell table:style-name="ce210" table:number-columns-repeated="5"/>
          <table:table-cell/>
          <table:table-cell table:style-name="ce321" office:value-type="string" calcext:value-type="string">
            <text:p>Room SPL = Sound Power less (10 * Log(Distance) + 5 <text:s/>* Log(Volume)+ 3 <text:s/>* Log(Freq[I]) - 25)</text:p>
          </table:table-cell>
          <table:table-cell table:style-name="ce326"/>
          <table:table-cell table:style-name="ce320"/>
          <table:table-cell table:number-columns-repeated="1013"/>
        </table:table-row>
        <table:table-row table:style-name="ro1">
          <table:table-cell table:style-name="ce247" office:value-type="string" calcext:value-type="string">
            <text:p>Log Room Volume, CuFt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2"/>
          <table:table-cell table:style-name="ce210"/>
          <table:table-cell table:number-columns-repeated="3"/>
          <table:table-cell table:style-name="ce326" table:number-columns-repeated="2"/>
          <table:table-cell table:style-name="ce320"/>
          <table:table-cell table:number-columns-repeated="1013"/>
        </table:table-row>
        <table:table-row table:style-name="ro1">
          <table:table-cell table:style-name="ce247" office:value-type="string" calcext:value-type="string">
            <text:p>Log Frequency, Hz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2"/>
          <table:table-cell table:style-name="ce210"/>
          <table:table-cell table:number-columns-repeated="4"/>
          <table:table-cell table:style-name="ce326"/>
          <table:table-cell table:style-name="ce320"/>
          <table:table-cell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Constant</text:p>
          </table:table-cell>
          <table:table-cell table:style-name="ce285" office:value-type="float" office:value="25" calcext:value-type="float">
            <text:p>25</text:p>
          </table:table-cell>
          <table:table-cell table:number-columns-repeated="2"/>
          <table:table-cell table:style-name="ce210"/>
          <table:table-cell table:number-columns-repeated="4"/>
          <table:table-cell table:style-name="ce326" table:number-columns-repeated="2"/>
          <table:table-cell/>
          <table:table-cell table:style-name="ce320"/>
          <table:table-cell table:number-columns-repeated="1011"/>
        </table:table-row>
        <table:table-row table:style-name="ro1">
          <table:table-cell table:number-columns-repeated="4"/>
          <table:table-cell table:style-name="ce210"/>
          <table:table-cell table:number-columns-repeated="7"/>
          <table:table-cell table:style-name="ce320"/>
          <table:table-cell table:number-columns-repeated="1011"/>
        </table:table-row>
        <table:table-row table:style-name="ro1">
          <table:table-cell/>
          <table:table-cell table:style-name="ce210"/>
          <table:table-cell table:number-columns-repeated="2"/>
          <table:table-cell table:style-name="ce210"/>
          <table:table-cell table:number-columns-repeated="7"/>
          <table:table-cell table:style-name="ce320"/>
          <table:table-cell table:number-columns-repeated="1011"/>
        </table:table-row>
        <table:table-row table:style-name="ro1">
          <table:table-cell table:style-name="ce211" office:value-type="string" calcext:value-type="string">
            <text:p>Environmental Adjustment Factor</text:p>
          </table:table-cell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9" office:value-type="string" calcext:value-type="string">
            <text:p>Standard referenced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ARI 885-9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ARI 885-98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22"/>
          <table:table-cell table:style-name="ce286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/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11" office:value-type="string" calcext:value-type="string">
            <text:p>Specific sound power level</text:p>
          </table:table-cell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1, Centrifugal – Aerofoil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26" calcext:value-type="float">
            <text:p>26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2, Centrifugal – Backward Curved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18" calcext:value-type="float">
            <text:p>1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3, Centrifugal – Radial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43" calcext:value-type="float">
            <text:p>43</text:p>
          </table:table-cell>
          <table:table-cell table:style-name="ce256" office:value-type="float" office:value="38" calcext:value-type="float">
            <text:p>38</text:p>
          </table:table-cell>
          <table:table-cell table:style-name="ce256" office:value-type="float" office:value="33" calcext:value-type="float">
            <text:p>33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4, Centrifugal – Forward Curved</text:p>
          </table:table-cell>
          <table:table-cell table:number-columns-repeated="2" table:style-name="ce256" office:value-type="float" office:value="38" calcext:value-type="float">
            <text:p>38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5, Axial – Vaneaxial</text:p>
          </table:table-cell>
          <table:table-cell table:style-name="ce256" office:value-type="float" office:value="39" calcext:value-type="float">
            <text:p>39</text:p>
          </table:table-cell>
          <table:table-cell table:style-name="ce256" office:value-type="float" office:value="41" calcext:value-type="float">
            <text:p>41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35" calcext:value-type="float">
            <text:p>35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6, Axial – Tubeaxial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6" calcext:value-type="float">
            <text:p>46</text:p>
          </table:table-cell>
          <table:table-cell table:style-name="ce256" office:value-type="float" office:value="44" calcext:value-type="float">
            <text:p>44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0" calcext:value-type="float">
            <text:p>40</text:p>
          </table:table-cell>
          <table:table-cell table:style-name="ce284" office:value-type="float" office:value="37" calcext:value-type="float">
            <text:p>37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7, Axial – Propeller</text:p>
          </table:table-cell>
          <table:table-cell table:style-name="ce256" office:value-type="float" office:value="48" calcext:value-type="float">
            <text:p>48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47" calcext:value-type="float">
            <text:p>47</text:p>
          </table:table-cell>
          <table:table-cell table:number-columns-repeated="2" table:style-name="ce256" office:value-type="float" office:value="45" calcext:value-type="float">
            <text:p>45</text:p>
          </table:table-cell>
          <table:table-cell table:style-name="ce284" office:value-type="float" office:value="43" calcext:value-type="float">
            <text:p>43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8, Axial – Tubular centrifugal</text:p>
          </table:table-cell>
          <table:table-cell table:number-columns-repeated="2" table:style-name="ce260" office:value-type="float" office:value="43" calcext:value-type="float">
            <text:p>43</text:p>
          </table:table-cell>
          <table:table-cell table:style-name="ce260" office:value-type="float" office:value="38" calcext:value-type="float">
            <text:p>38</text:p>
          </table:table-cell>
          <table:table-cell table:style-name="ce260" office:value-type="float" office:value="37" calcext:value-type="float">
            <text:p>37</text:p>
          </table:table-cell>
          <table:table-cell table:style-name="ce260" office:value-type="float" office:value="32" calcext:value-type="float">
            <text:p>32</text:p>
          </table:table-cell>
          <table:table-cell table:style-name="ce285" office:value-type="float" office:value="28" calcext:value-type="float">
            <text:p>2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Sound absorbtion coefficien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1, <text:s/>Concrete</text:p>
          </table:table-cell>
          <table:table-cell table:number-columns-repeated="2" table:style-name="ce256" office:value-type="float" office:value="0.01" calcext:value-type="float">
            <text:p>0.01</text:p>
          </table:table-cell>
          <table:table-cell table:number-columns-repeated="3" table:style-name="ce256" office:value-type="float" office:value="0.02" calcext:value-type="float">
            <text:p>0.02</text:p>
          </table:table-cell>
          <table:table-cell table:style-name="ce284" office:value-type="float" office:value="0.03" calcext:value-type="float">
            <text:p>0.0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2, Bare sheet metal</text:p>
          </table:table-cell>
          <table:table-cell table:number-columns-repeated="2" table:style-name="ce256" office:value-type="float" office:value="0.04" calcext:value-type="float">
            <text:p>0.04</text:p>
          </table:table-cell>
          <table:table-cell table:number-columns-repeated="3" table:style-name="ce256" office:value-type="float" office:value="0.05" calcext:value-type="float">
            <text:p>0.05</text:p>
          </table:table-cell>
          <table:table-cell table:style-name="ce284" office:value-type="float" office:value="0.07" calcext:value-type="float">
            <text:p>0.0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3, 25 mm, 48 kg/m3</text:p>
          </table:table-cell>
          <table:table-cell table:style-name="ce256" office:value-type="float" office:value="0.11" calcext:value-type="float">
            <text:p>0.11</text:p>
          </table:table-cell>
          <table:table-cell table:style-name="ce256" office:value-type="float" office:value="0.28" calcext:value-type="float">
            <text:p>0.28</text:p>
          </table:table-cell>
          <table:table-cell table:style-name="ce256" office:value-type="float" office:value="0.68" calcext:value-type="float">
            <text:p>0.68</text:p>
          </table:table-cell>
          <table:table-cell table:style-name="ce256" office:value-type="float" office:value="0.9" calcext:value-type="float">
            <text:p>0.9</text:p>
          </table:table-cell>
          <table:table-cell table:style-name="ce256" office:value-type="float" office:value="0.93" calcext:value-type="float">
            <text:p>0.93</text:p>
          </table:table-cell>
          <table:table-cell table:style-name="ce284" office:value-type="float" office:value="0.96" calcext:value-type="float">
            <text:p>0.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4, 50 mm, 48 kg/m3</text:p>
          </table:table-cell>
          <table:table-cell table:style-name="ce256" office:value-type="float" office:value="0.17" calcext:value-type="float">
            <text:p>0.17</text:p>
          </table:table-cell>
          <table:table-cell table:style-name="ce256" office:value-type="float" office:value="0.86" calcext:value-type="float">
            <text:p>0.86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48" office:value-type="string" calcext:value-type="string">
            <text:p>5, 100 mm, 48 kg/m3</text:p>
          </table:table-cell>
          <table:table-cell table:style-name="ce260" office:value-type="float" office:value="0.84" calcext:value-type="float">
            <text:p>0.84</text:p>
          </table:table-cell>
          <table:table-cell table:number-columns-repeated="4" table:style-name="ce260" office:value-type="float" office:value="1" calcext:value-type="float">
            <text:p>1</text:p>
          </table:table-cell>
          <table:table-cell table:style-name="ce285" office:value-type="float" office:value="0.97" calcext:value-type="float">
            <text:p>0.97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286"/>
          <table:table-cell table:number-columns-repeated="5"/>
          <table:table-cell table:style-name="ce210"/>
          <table:table-cell table:style-name="Default"/>
          <table:table-cell table:number-columns-repeated="1016"/>
        </table:table-row>
        <table:table-row table:style-name="ro1">
          <table:table-cell table:style-name="ce211" office:value-type="string" calcext:value-type="string">
            <text:p>Area Coefficient, Wall effec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1, Af, V&lt;1.5 cum.m</text:p>
          </table:table-cell>
          <table:table-cell table:style-name="ce256" office:value-type="float" office:value="2.4" calcext:value-type="float">
            <text:p>2.4</text:p>
          </table:table-cell>
          <table:table-cell table:style-name="ce256" office:value-type="float" office:value="2.2" calcext:value-type="float">
            <text:p>2.2</text:p>
          </table:table-cell>
          <table:table-cell table:style-name="ce256" office:value-type="float" office:value="1.1" calcext:value-type="float">
            <text:p>1.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Af, V&gt;1.5 cum.m</text:p>
          </table:table-cell>
          <table:table-cell table:number-columns-repeated="2" table:style-name="ce256" office:value-type="float" office:value="0.4" calcext:value-type="float">
            <text:p>0.4</text:p>
          </table:table-cell>
          <table:table-cell table:style-name="ce256" office:value-type="float" office:value="0.2" calcext:value-type="float">
            <text:p>0.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1, <text:s/>Concrete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2, Bare sheet metal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3, We, 25 mm, 40 kg/m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9" calcext:value-type="float">
            <text:p>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pan text:style-name="T2">4, We, </text:span>50 mm, 40 kg/m3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3" calcext:value-type="float">
            <text:p>13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<text:span text:style-name="T2">5, We, </text:span>100 mm, 40 kg/m3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13" calcext:value-type="float">
            <text:p>13</text:p>
          </table:table-cell>
          <table:table-cell table:style-name="ce260" office:value-type="float" office:value="12" calcext:value-type="float">
            <text:p>12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Offset angle/ elbow effect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599" office:value-type="string" calcext:value-type="string">
            <text:p>f&lt; fc</text:p>
          </table:table-cell>
          <table:table-cell table:style-name="ce256" table:number-columns-repeated="5"/>
          <table:table-cell table:style-name="ce284"/>
          <table:table-cell table:number-columns-repeated="1017"/>
        </table:table-row>
        <table:table-row table:style-name="ro1">
          <table:table-cell table:style-name="ce250" office:value-type="string" calcext:value-type="string">
            <text:p>1, 0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15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3, 22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4, 30</text:p>
          </table:table-cell>
          <table:table-cell table:style-name="ce256" office:value-type="float" office:value="-2" calcext:value-type="float">
            <text:p>-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6" calcext:value-type="float">
            <text:p>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5, 37.5</text:p>
          </table:table-cell>
          <table:table-cell table:style-name="ce256" office:value-type="float" office:value="-4" calcext:value-type="float">
            <text:p>-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0" calcext:value-type="float">
            <text:p>1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6, 45</text:p>
          </table:table-cell>
          <table:table-cell table:style-name="ce256" office:value-type="float" office:value="-6" calcext:value-type="float">
            <text:p>-6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15" calcext:value-type="float">
            <text:p>1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7, 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number-columns-repeated="3" table:style-name="ce256" office:value-type="float" office:value="2" calcext:value-type="float">
            <text:p>2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99" office:value-type="string" calcext:value-type="string">
            <text:p>f&lt; fc</text:p>
          </table:table-cell>
          <table:table-cell table:style-name="ce256" table:number-columns-repeated="5"/>
          <table:table-cell table:style-name="ce284"/>
          <table:table-cell table:number-columns-repeated="1017"/>
        </table:table-row>
        <table:table-row table:style-name="ro1">
          <table:table-cell table:style-name="ce250" office:value-type="string" calcext:value-type="string">
            <text:p>1, 0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1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3, 22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2" calcext:value-type="float">
            <text:p>2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4, 3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" calcext:value-type="float">
            <text:p>8</text:p>
          </table:table-cell>
          <table:table-cell table:style-name="ce256" office:value-type="float" office:value="2" calcext:value-type="float">
            <text:p>2</text:p>
          </table:table-cell>
          <table:table-cell table:number-columns-repeated="2" table:style-name="ce256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5, 37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7" calcext:value-type="float">
            <text:p>7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6, 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0" calcext:value-type="float">
            <text:p>10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7, 90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-3" calcext:value-type="float">
            <text:p>-3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Rectanglular duct breakou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/>[300 x 300]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7" calcext:value-type="float">
            <text:p>27</text:p>
          </table:table-cell>
          <table:table-cell table:style-name="ce256" office:value-type="float" office:value="30" calcext:value-type="float">
            <text:p>30</text:p>
          </table:table-cell>
          <table:table-cell table:style-name="ce256" office:value-type="float" office:value="33" calcext:value-type="float">
            <text:p>33</text:p>
          </table:table-cell>
          <table:table-cell table:style-name="ce256" office:value-type="float" office:value="36" calcext:value-type="float">
            <text:p>36</text:p>
          </table:table-cell>
          <table:table-cell table:style-name="ce28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300 x 600]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5" calcext:value-type="float">
            <text:p>35</text:p>
          </table:table-cell>
          <table:table-cell table:style-name="ce28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300 x 1200]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43" calcext:value-type="float">
            <text:p>4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<text:s text:c="2"/>[600 x 600]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43" calcext:value-type="float">
            <text:p>4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<text:s text:c="2"/>[600 x 1200]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9" calcext:value-type="float">
            <text:p>39</text:p>
          </table:table-cell>
          <table:table-cell table:style-name="ce284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1200 x 1200]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7" calcext:value-type="float">
            <text:p>27</text:p>
          </table:table-cell>
          <table:table-cell table:style-name="ce256" office:value-type="float" office:value="30" calcext:value-type="float">
            <text:p>30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41" calcext:value-type="float">
            <text:p>41</text:p>
          </table:table-cell>
          <table:table-cell table:style-name="ce284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<text:s text:c="2"/>[1200 x 2400]</text:p>
          </table:table-cell>
          <table:table-cell table:style-name="ce260" office:value-type="float" office:value="22" calcext:value-type="float">
            <text:p>22</text:p>
          </table:table-cell>
          <table:table-cell table:style-name="ce260" office:value-type="float" office:value="25" calcext:value-type="float">
            <text:p>25</text:p>
          </table:table-cell>
          <table:table-cell table:style-name="ce260" office:value-type="float" office:value="29" calcext:value-type="float">
            <text:p>29</text:p>
          </table:table-cell>
          <table:table-cell table:style-name="ce260" office:value-type="float" office:value="35" calcext:value-type="float">
            <text:p>35</text:p>
          </table:table-cell>
          <table:table-cell table:style-name="ce260" office:value-type="float" office:value="41" calcext:value-type="float">
            <text:p>41</text:p>
          </table:table-cell>
          <table:table-cell table:style-name="ce285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444" office:value-type="string" calcext:value-type="string">
            <text:p><text:s text:c="2"/>Minimum</text:p>
          </table:table-cell>
          <table:table-cell table:style-name="ce480" table:formula="of:=MIN([.B122:.B128])" office:value-type="float" office:value="22" calcext:value-type="float">
            <text:p>22</text:p>
          </table:table-cell>
          <table:table-cell table:style-name="ce480" table:formula="of:=MIN([.C122:.C128])" office:value-type="float" office:value="25" calcext:value-type="float">
            <text:p>25</text:p>
          </table:table-cell>
          <table:table-cell table:style-name="ce480" table:formula="of:=MIN([.D122:.D128])" office:value-type="float" office:value="28" calcext:value-type="float">
            <text:p>28</text:p>
          </table:table-cell>
          <table:table-cell table:style-name="ce480" table:formula="of:=MIN([.E122:.E128])" office:value-type="float" office:value="31" calcext:value-type="float">
            <text:p>31</text:p>
          </table:table-cell>
          <table:table-cell table:style-name="ce480" table:formula="of:=MIN([.F122:.F128])" office:value-type="float" office:value="35" calcext:value-type="float">
            <text:p>35</text:p>
          </table:table-cell>
          <table:table-cell table:style-name="ce480" table:formula="of:=MIN([.G122:.G128])" office:value-type="float" office:value="41" calcext:value-type="float">
            <text:p>41</text:p>
          </table:table-cell>
          <table:table-cell table:style-name="ce211" table:number-columns-repeated="57"/>
          <table:table-cell table:style-name="ce531" table:number-columns-repeated="96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C_Source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4" table:number-columns-repeated="64" table:default-cell-style-name="ce345"/>
        <table:table-row table:style-name="ro3">
          <table:table-cell table:style-name="ce338" office:value-type="string" calcext:value-type="string">
            <text:p>WRITTEN BY: TARSHA L. SIMON <text:s text:c="11"/></text:p>
          </table:table-cell>
          <table:table-cell table:number-columns-repeated="4"/>
          <table:table-cell table:style-name="ce338" office:value-type="string" calcext:value-type="string">
            <text:p>DATE: Jan 17, 1991</text:p>
          </table:table-cell>
          <table:table-cell table:number-columns-repeated="58"/>
        </table:table-row>
        <table:table-row table:style-name="ro4">
          <table:table-cell table:style-name="ce338" office:value-type="string" calcext:value-type="string">
            <text:p>MODIFIED BY: D Int-Hout, 2/95</text:p>
          </table:table-cell>
          <table:table-cell table:number-columns-repeated="4"/>
          <table:table-cell table:style-name="ce338"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PLOT</text:p>
          </table:table-cell>
          <table:table-cell table:style-name="ce338" office:value-type="string" calcext:value-type="string">
            <text:p><text:s/></text:p>
          </table:table-cell>
          <table:table-cell table:number-columns-repeated="3"/>
          <table:table-cell table:style-name="ce338" office:value-type="string" calcext:value-type="string">
            <text:p>RC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2" calcext:value-type="float">
            <text:p>-2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1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47" calcext:value-type="float">
            <text:p>47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6" calcext:value-type="float">
            <text:p>36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29" calcext:value-type="float">
            <text:p>29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2" calcext:value-type="float">
            <text:p>22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17" calcext:value-type="float">
            <text:p>17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2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1" calcext:value-type="float">
            <text:p>5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0" calcext:value-type="float">
            <text:p>40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33" calcext:value-type="float">
            <text:p>33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6" calcext:value-type="float">
            <text:p>26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9" calcext:value-type="float">
            <text:p>19</text:p>
          </table:table-cell>
          <table:table-cell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7" calcext:value-type="float">
            <text:p>17</text:p>
          </table:table-cell>
          <table:table-cell/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2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4" calcext:value-type="float">
            <text:p>44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37" calcext:value-type="float">
            <text:p>37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31" calcext:value-type="float">
            <text:p>31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27" calcext:value-type="float">
            <text:p>27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24" calcext:value-type="float">
            <text:p>24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3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7" calcext:value-type="float">
            <text:p>57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8" calcext:value-type="float">
            <text:p>48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1" calcext:value-type="float">
            <text:p>4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35" calcext:value-type="float">
            <text:p>35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31" calcext:value-type="float">
            <text:p>31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29" calcext:value-type="float">
            <text:p>29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28" calcext:value-type="float">
            <text:p>28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3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0" calcext:value-type="float">
            <text:p>60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52" calcext:value-type="float">
            <text:p>52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5" calcext:value-type="float">
            <text:p>45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0" calcext:value-type="float">
            <text:p>40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36" calcext:value-type="float">
            <text:p>36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34" calcext:value-type="float">
            <text:p>34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33" calcext:value-type="float">
            <text:p>33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4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56" calcext:value-type="float">
            <text:p>56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0" calcext:value-type="float">
            <text:p>50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5" calcext:value-type="float">
            <text:p>45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41" calcext:value-type="float">
            <text:p>4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39" calcext:value-type="float">
            <text:p>39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38" calcext:value-type="float">
            <text:p>38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4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0" calcext:value-type="float">
            <text:p>60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9" calcext:value-type="float">
            <text:p>49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46" calcext:value-type="float">
            <text:p>46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44" calcext:value-type="float">
            <text:p>44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43" calcext:value-type="float">
            <text:p>43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5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51" calcext:value-type="float">
            <text:p>51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49" calcext:value-type="float">
            <text:p>49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48" calcext:value-type="float">
            <text:p>48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5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4" calcext:value-type="float">
            <text:p>74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62" calcext:value-type="float">
            <text:p>62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56" calcext:value-type="float">
            <text:p>56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3" calcext:value-type="float">
            <text:p>53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6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7" calcext:value-type="float">
            <text:p>77</text:p>
          </table:table-cell>
          <table:table-cell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63" calcext:value-type="float">
            <text:p>63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1" calcext:value-type="float">
            <text:p>61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59" calcext:value-type="float">
            <text:p>59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95" calcext:value-type="float">
            <text:p>9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6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80" calcext:value-type="float">
            <text:p>80</text:p>
          </table:table-cell>
          <table:table-cell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75" calcext:value-type="float">
            <text:p>75</text:p>
          </table:table-cell>
          <table:table-cell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68" calcext:value-type="float">
            <text:p>68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6" calcext:value-type="float">
            <text:p>66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63" calcext:value-type="float">
            <text:p>63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style-name="ce338" office:value-type="float" office:value="78" calcext:value-type="float">
            <text:p>78</text:p>
          </table:table-cell>
          <table:table-cell/>
          <table:table-cell table:style-name="ce338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58" calcext:value-type="float">
            <text:p>58</text:p>
          </table:table-cell>
          <table:table-cell table:number-columns-repeated="58"/>
        </table:table-row>
        <table:table-row table:style-name="ro5">
          <table:table-cell table:style-name="ce338" office:value-type="string" calcext:value-type="string">
            <text:p>HEARING THRESHOLD</text:p>
          </table:table-cell>
          <table:table-cell/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36" calcext:value-type="float">
            <text:p>36</text:p>
          </table:table-cell>
          <table:table-cell/>
          <table:table-cell table:style-name="ce338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13" calcext:value-type="float">
            <text:p>13</text:p>
          </table:table-cell>
          <table:table-cell/>
          <table:table-cell table:style-name="ce338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8" calcext:value-type="float">
            <text:p>8</text:p>
          </table:table-cell>
          <table:table-cell/>
          <table:table-cell table:style-name="ce338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61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Neue" svg:font-family="'Comic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9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5:45:28.16073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ated_20_Calculator" style:display-name="PageStyle_Radiated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om_20_Sound_20_Calculator" style:display-name="PageStyle_Room Sound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C_5f_Source" style:display-name="PageStyle_NC_Sour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 Int-Hout</meta:initial-creator>
    <meta:creation-date>1999-08-01T19:37:13</meta:creation-date>
    <dc:date>2020-06-06T16:42:03.532984781</dc:date>
    <meta:print-date>1999-09-21T00:17:26</meta:print-date>
    <meta:editing-cycles>539</meta:editing-cycles>
    <meta:editing-duration>PT18H47M38S</meta:editing-duration>
    <meta:generator>LibreOffice/6.4.3.2$Linux_X86_64 LibreOffice_project/40$Build-2</meta:generator>
    <meta:document-statistic meta:table-count="7" meta:cell-count="17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omic Neue'" style:font-style-name="Regular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Comic Neue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omic Neue'" style:font-style-name="Regular"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omic Neue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omic Neue'" style:font-style-name="Bold" fo:font-size="10pt" fo:font-weight="bold" style:font-size-asian="9pt" style:font-size-complex="9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25cm" chart:symbol-height="0.25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Long_20_Dash" svg:stroke-width="0.05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999999" draw:fill-color="#9999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ouble_20_Dash" svg:stroke-width="0.05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46cm" svg:height="12.251cm" xlink:href=".." xlink:type="simple" chart:class="chart:scatter" chart:style-name="ch1">
        <chart:legend chart:legend-position="end" svg:x="13.036cm" svg:y="4.332cm" style:legend-expansion="high" chart:style-name="ch2"/>
        <chart:plot-area chart:style-name="ch3" table:cell-range-address="'Calculation sheet'.H3:'Calculation sheet'.M3 'Calculation sheet'.B7:'Calculation sheet'.B7 'Calculation sheet'.H7:'Calculation sheet'.M7 'Calculation sheet'.B60:'Calculation sheet'.B60 'Calculation sheet'.H60:'Calculation sheet'.M60 NC_Source.A107:NC_Source.A107 NC_Source.D108:NC_Source.D113 NC_Source.A85:NC_Source.A85 NC_Source.D86:NC_Source.D91 NC_Source.A63:NC_Source.A63 NC_Source.D64:NC_Source.D69 NC_Source.A41:NC_Source.A41 NC_Source.D42:NC_Source.D47 NC_Source.A19:NC_Source.A19 NC_Source.D20:NC_Source.D25" chart:data-source-has-labels="row" svg:x="1.434cm" svg:y="0.245cm" svg:width="11.228cm" svg:height="10.731cm">
          <chartooo:coordinate-region svg:x="2.082cm" svg:y="0.444cm" svg:width="10.499cm" svg:height="9.885cm"/>
          <chart:axis chart:dimension="x" chart:name="primary-x" chart:style-name="ch4">
            <chart:title svg:x="6.044cm" svg:y="11.222cm" chart:style-name="ch5">
              <text:p>Octave Band</text:p>
            </chart:title>
            <chart:grid chart:style-name="ch6" chart:class="major"/>
          </chart:axis>
          <chart:axis chart:dimension="y" chart:name="primary-y" chart:style-name="ch7">
            <chart:title svg:x="0.451cm" svg:y="7.368cm" chart:style-name="ch8">
              <text:p>Sound Power Level, dB</text:p>
            </chart:title>
            <chart:grid chart:style-name="ch6" chart:class="major"/>
          </chart:axis>
          <chart:series chart:style-name="ch9" chart:values-cell-range-address="'Calculation sheet'.H7:'Calculation sheet'.M7" chart:label-cell-address="'Calculation sheet'.B7:'Calculation sheet'.B7" chart:class="chart:scatter">
            <chart:domain table:cell-range-address="'Calculation sheet'.H3:'Calculation sheet'.M3"/>
            <chart:data-point chart:repeated="6"/>
          </chart:series>
          <chart:series chart:style-name="ch10" chart:values-cell-range-address="'Calculation sheet'.H60:'Calculation sheet'.M60" chart:label-cell-address="'Calculation sheet'.B60:'Calculation sheet'.B60" chart:class="chart:scatter">
            <chart:data-point chart:repeated="6"/>
          </chart:series>
          <chart:series chart:style-name="ch11" chart:values-cell-range-address="NC_Source.D108:NC_Source.D113" chart:label-cell-address="NC_Source.A107:NC_Source.A107" chart:class="chart:scatter">
            <chart:domain table:cell-range-address="NC_Source.C108:NC_Source.C113"/>
            <chart:data-point chart:repeated="6"/>
          </chart:series>
          <chart:series chart:style-name="ch12" chart:values-cell-range-address="NC_Source.D86:NC_Source.D91" chart:label-cell-address="NC_Source.A85:NC_Source.A85" chart:class="chart:scatter">
            <chart:domain table:cell-range-address="NC_Source.C86:NC_Source.C91"/>
            <chart:data-point chart:repeated="6"/>
          </chart:series>
          <chart:series chart:style-name="ch12" chart:values-cell-range-address="NC_Source.D64:NC_Source.D69" chart:label-cell-address="NC_Source.A63:NC_Source.A63" chart:class="chart:scatter">
            <chart:domain table:cell-range-address="NC_Source.C64:NC_Source.C69"/>
            <chart:data-point chart:repeated="6"/>
          </chart:series>
          <chart:series chart:style-name="ch12" chart:values-cell-range-address="NC_Source.D42:NC_Source.D47" chart:label-cell-address="NC_Source.A41:NC_Source.A41" chart:class="chart:scatter">
            <chart:domain table:cell-range-address="NC_Source.C42:NC_Source.C47"/>
            <chart:data-point chart:repeated="6"/>
          </chart:series>
          <chart:series chart:style-name="ch13" chart:values-cell-range-address="NC_Source.D20:NC_Source.D25" chart:label-cell-address="NC_Source.A19:NC_Source.A19" chart:class="chart:scatter">
            <chart:domain table:cell-range-address="NC_Source.C20:NC_Source.C25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Terminal discharge from Fan</text:p>
                <draw:g>
                  <svg:desc>'Calculation sheet'.B7:'Calculation sheet'.B7</svg:desc>
                </draw:g>
              </table:table-cell>
              <table:table-cell office:value-type="string">
                <text:p>NET Lw (dB)</text:p>
                <draw:g>
                  <svg:desc>'Calculation sheet'.B60:'Calculation sheet'.B6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60</text:p>
                <draw:g>
                  <svg:desc>NC_Source.A107:NC_Source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50</text:p>
                <draw:g>
                  <svg:desc>NC_Source.A85:NC_Source.A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40</text:p>
                <draw:g>
                  <svg:desc>NC_Source.A63:NC_Source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30</text:p>
                <draw:g>
                  <svg:desc>NC_Source.A41:NC_Source.A4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20</text:p>
                <draw:g>
                  <svg:desc>NC_Source.A19:NC_Source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alculation sheet'.H3:'Calculation sheet'.M3</svg:desc>
                </draw:g>
              </table:table-cell>
              <table:table-cell office:value-type="float" office:value="83">
                <text:p>83</text:p>
                <draw:g>
                  <svg:desc>'Calculation sheet'.H7:'Calculation sheet'.M7</svg:desc>
                </draw:g>
              </table:table-cell>
              <table:table-cell office:value-type="float" office:value="43.3851823386567">
                <text:p>43.3851823386567</text:p>
                <draw:g>
                  <svg:desc>'Calculation sheet'.H60:'Calculation sheet'.M60</svg:desc>
                </draw:g>
              </table:table-cell>
              <table:table-cell office:value-type="float" office:value="2">
                <text:p>2</text:p>
                <draw:g>
                  <svg:desc>NC_Source.C108:NC_Source.C113</svg:desc>
                </draw:g>
              </table:table-cell>
              <table:table-cell office:value-type="float" office:value="71">
                <text:p>71</text:p>
                <draw:g>
                  <svg:desc>NC_Source.D108:NC_Source.D113</svg:desc>
                </draw:g>
              </table:table-cell>
              <table:table-cell office:value-type="float" office:value="2">
                <text:p>2</text:p>
                <draw:g>
                  <svg:desc>NC_Source.C86:NC_Source.C91</svg:desc>
                </draw:g>
              </table:table-cell>
              <table:table-cell office:value-type="float" office:value="64">
                <text:p>64</text:p>
                <draw:g>
                  <svg:desc>NC_Source.D86:NC_Source.D91</svg:desc>
                </draw:g>
              </table:table-cell>
              <table:table-cell office:value-type="float" office:value="2">
                <text:p>2</text:p>
                <draw:g>
                  <svg:desc>NC_Source.C64:NC_Source.C69</svg:desc>
                </draw:g>
              </table:table-cell>
              <table:table-cell office:value-type="float" office:value="56">
                <text:p>56</text:p>
                <draw:g>
                  <svg:desc>NC_Source.D64:NC_Source.D69</svg:desc>
                </draw:g>
              </table:table-cell>
              <table:table-cell office:value-type="float" office:value="2">
                <text:p>2</text:p>
                <draw:g>
                  <svg:desc>NC_Source.C42:NC_Source.C47</svg:desc>
                </draw:g>
              </table:table-cell>
              <table:table-cell office:value-type="float" office:value="48">
                <text:p>48</text:p>
                <draw:g>
                  <svg:desc>NC_Source.D42:NC_Source.D47</svg:desc>
                </draw:g>
              </table:table-cell>
              <table:table-cell office:value-type="float" office:value="2">
                <text:p>2</text:p>
                <draw:g>
                  <svg:desc>NC_Source.C20:NC_Source.C25</svg:desc>
                </draw:g>
              </table:table-cell>
              <table:table-cell office:value-type="float" office:value="40">
                <text:p>40</text:p>
                <draw:g>
                  <svg:desc>NC_Source.D20:NC_Source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38.1856954379255">
                <text:p>38.1856954379255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1.2494123328916">
                <text:p>31.2494123328916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20.6392549113069">
                <text:p>20.6392549113069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16.7090914016116">
                <text:p>16.7090914016116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4.1379209960097">
                <text:p>14.1379209960097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</office:styles>
</office:document-styles>
</file>